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.5069304133554">
            <text:p>1.5069304134</text:p>
          </table:table-cell>
          <table:table-cell table:formula="of:=CONCATENATE([.A1]; &quot;,&quot;)" office:value-type="string" office:string-value="1.5069304133554,">
            <text:p>1.5069304133554,</text:p>
          </table:table-cell>
          <table:table-cell office:value-type="float" office:value="0.0061589856090961">
            <text:p>0.0061589856</text:p>
          </table:table-cell>
          <table:table-cell table:formula="of:=CONCATENATE([.C1]; &quot;,&quot;)" office:value-type="string" office:string-value="0.0061589856090961,">
            <text:p>0.0061589856090961,</text:p>
          </table:table-cell>
        </table:table-row>
        <table:table-row table:style-name="ro1">
          <table:table-cell office:value-type="float" office:value="1.7037393421627">
            <text:p>1.7037393422</text:p>
          </table:table-cell>
          <table:table-cell table:formula="of:=CONCATENATE([.A2]; &quot;,&quot;)" office:value-type="string" office:string-value="1.7037393421627,">
            <text:p>1.7037393421627,</text:p>
          </table:table-cell>
          <table:table-cell office:value-type="float" office:value="0.0098715037735676">
            <text:p>0.0098715038</text:p>
          </table:table-cell>
          <table:table-cell table:formula="of:=CONCATENATE([.C2]; &quot;,&quot;)" office:value-type="string" office:string-value="0.0098715037735676,">
            <text:p>0.0098715037735676,</text:p>
          </table:table-cell>
        </table:table-row>
        <table:table-row table:style-name="ro1">
          <table:table-cell office:value-type="float" office:value="0.86085977500559">
            <text:p>0.860859775</text:p>
          </table:table-cell>
          <table:table-cell table:formula="of:=CONCATENATE([.A3]; &quot;,&quot;)" office:value-type="string" office:string-value="0.86085977500559,">
            <text:p>0.86085977500559,</text:p>
          </table:table-cell>
          <table:table-cell office:value-type="float" office:value="0.0004489393473893">
            <text:p>0.0004489393</text:p>
          </table:table-cell>
          <table:table-cell table:formula="of:=CONCATENATE([.C3]; &quot;,&quot;)" office:value-type="string" office:string-value="0.0004489393473893,">
            <text:p>0.0004489393473893,</text:p>
          </table:table-cell>
        </table:table-row>
        <table:table-row table:style-name="ro1">
          <table:table-cell office:value-type="float" office:value="0.35000665344274">
            <text:p>0.3500066534</text:p>
          </table:table-cell>
          <table:table-cell table:formula="of:=CONCATENATE([.A4]; &quot;,&quot;)" office:value-type="string" office:string-value="0.35000665344274,">
            <text:p>0.35000665344274,</text:p>
          </table:table-cell>
          <table:table-cell office:value-type="string">
            <text:p>1.3721573377537e-06</text:p>
          </table:table-cell>
          <table:table-cell table:formula="of:=CONCATENATE([.C4]; &quot;,&quot;)" office:value-type="string" office:string-value="1.3721573377537e-06,">
            <text:p>1.3721573377537e-06,</text:p>
          </table:table-cell>
        </table:table-row>
        <table:table-row table:style-name="ro1">
          <table:table-cell office:value-type="float" office:value="0.40540521155008">
            <text:p>0.4054052116</text:p>
          </table:table-cell>
          <table:table-cell table:formula="of:=CONCATENATE([.A5]; &quot;,&quot;)" office:value-type="string" office:string-value="0.40540521155008,">
            <text:p>0.40540521155008,</text:p>
          </table:table-cell>
          <table:table-cell office:value-type="string">
            <text:p>3.9891252878343e-06</text:p>
          </table:table-cell>
          <table:table-cell table:formula="of:=CONCATENATE([.C5]; &quot;,&quot;)" office:value-type="string" office:string-value="3.9891252878343e-06,">
            <text:p>3.9891252878343e-06,</text:p>
          </table:table-cell>
        </table:table-row>
        <table:table-row table:style-name="ro1">
          <table:table-cell office:value-type="float" office:value="1.1471078365484">
            <text:p>1.1471078365</text:p>
          </table:table-cell>
          <table:table-cell table:formula="of:=CONCATENATE([.A6]; &quot;,&quot;)" office:value-type="string" office:string-value="1.1471078365484,">
            <text:p>1.1471078365484,</text:p>
          </table:table-cell>
          <table:table-cell office:value-type="float" office:value="0.0018945405123576">
            <text:p>0.0018945405</text:p>
          </table:table-cell>
          <table:table-cell table:formula="of:=CONCATENATE([.C6]; &quot;,&quot;)" office:value-type="string" office:string-value="0.0018945405123576,">
            <text:p>0.0018945405123576,</text:p>
          </table:table-cell>
        </table:table-row>
        <table:table-row table:style-name="ro1">
          <table:table-cell office:value-type="float" office:value="0.52974309640031">
            <text:p>0.5297430964</text:p>
          </table:table-cell>
          <table:table-cell table:formula="of:=CONCATENATE([.A7]; &quot;,&quot;)" office:value-type="string" office:string-value="0.52974309640031,">
            <text:p>0.52974309640031,</text:p>
          </table:table-cell>
          <table:table-cell office:value-type="string">
            <text:p>2.4800934059381e-05</text:p>
          </table:table-cell>
          <table:table-cell table:formula="of:=CONCATENATE([.C7]; &quot;,&quot;)" office:value-type="string" office:string-value="2.4800934059381e-05,">
            <text:p>2.4800934059381e-05,</text:p>
          </table:table-cell>
        </table:table-row>
        <table:table-row table:style-name="ro1">
          <table:table-cell office:value-type="float" office:value="0.64551513231392">
            <text:p>0.6455151323</text:p>
          </table:table-cell>
          <table:table-cell table:formula="of:=CONCATENATE([.A8]; &quot;,&quot;)" office:value-type="string" office:string-value="0.64551513231392,">
            <text:p>0.64551513231392,</text:p>
          </table:table-cell>
          <table:table-cell office:value-type="string">
            <text:p>8.6306890689369e-05</text:p>
          </table:table-cell>
          <table:table-cell table:formula="of:=CONCATENATE([.C8]; &quot;,&quot;)" office:value-type="string" office:string-value="8.6306890689369e-05,">
            <text:p>8.6306890689369e-05,</text:p>
          </table:table-cell>
        </table:table-row>
        <table:table-row table:style-name="ro1">
          <table:table-cell office:value-type="float" office:value="0.98060532381901">
            <text:p>0.9806053238</text:p>
          </table:table-cell>
          <table:table-cell table:formula="of:=CONCATENATE([.A9]; &quot;,&quot;)" office:value-type="string" office:string-value="0.98060532381901,">
            <text:p>0.98060532381901,</text:p>
          </table:table-cell>
          <table:table-cell office:value-type="float" office:value="0.00088504030006437">
            <text:p>0.0008850403</text:p>
          </table:table-cell>
          <table:table-cell table:formula="of:=CONCATENATE([.C9]; &quot;,&quot;)" office:value-type="string" office:string-value="0.00088504030006437,">
            <text:p>0.00088504030006437,</text:p>
          </table:table-cell>
        </table:table-row>
        <table:table-row table:style-name="ro1">
          <table:table-cell office:value-type="float" office:value="0.76674678950532">
            <text:p>0.7667467895</text:p>
          </table:table-cell>
          <table:table-cell table:formula="of:=CONCATENATE([.A10]; &quot;,&quot;)" office:value-type="string" office:string-value="0.76674678950532,">
            <text:p>0.76674678950532,</text:p>
          </table:table-cell>
          <table:table-cell office:value-type="float" office:value="0.00023701539395325">
            <text:p>0.0002370154</text:p>
          </table:table-cell>
          <table:table-cell table:formula="of:=CONCATENATE([.C10]; &quot;,&quot;)" office:value-type="string" office:string-value="0.00023701539395325,">
            <text:p>0.00023701539395325,</text:p>
          </table:table-cell>
        </table:table-row>
        <table:table-row table:style-name="ro1">
          <table:table-cell office:value-type="float" office:value="0.67801429095392">
            <text:p>0.678014291</text:p>
          </table:table-cell>
          <table:table-cell table:formula="of:=CONCATENATE([.A11]; &quot;,&quot;)" office:value-type="string" office:string-value="0.67801429095392,">
            <text:p>0.67801429095392,</text:p>
          </table:table-cell>
          <table:table-cell office:value-type="float" office:value="0.00011599303888325">
            <text:p>0.000115993</text:p>
          </table:table-cell>
          <table:table-cell table:formula="of:=CONCATENATE([.C11]; &quot;,&quot;)" office:value-type="string" office:string-value="0.00011599303888325,">
            <text:p>0.00011599303888325,</text:p>
          </table:table-cell>
        </table:table-row>
        <table:table-row table:style-name="ro1">
          <table:table-cell office:value-type="float" office:value="0.24063454317111">
            <text:p>0.2406345432</text:p>
          </table:table-cell>
          <table:table-cell table:formula="of:=CONCATENATE([.A12]; &quot;,&quot;)" office:value-type="string" office:string-value="0.24063454317111,">
            <text:p>0.24063454317111,</text:p>
          </table:table-cell>
          <table:table-cell office:value-type="string">
            <text:p>7.5360021689176e-08</text:p>
          </table:table-cell>
          <table:table-cell table:formula="of:=CONCATENATE([.C12]; &quot;,&quot;)" office:value-type="string" office:string-value="7.5360021689176e-08,">
            <text:p>7.5360021689176e-08,</text:p>
          </table:table-cell>
        </table:table-row>
        <table:table-row table:style-name="ro1">
          <table:table-cell office:value-type="float" office:value="0.23987118691803">
            <text:p>0.2398711869</text:p>
          </table:table-cell>
          <table:table-cell table:formula="of:=CONCATENATE([.A13]; &quot;,&quot;)" office:value-type="string" office:string-value="0.23987118691803,">
            <text:p>0.23987118691803,</text:p>
          </table:table-cell>
          <table:table-cell office:value-type="string">
            <text:p>7.3453951590026e-08</text:p>
          </table:table-cell>
          <table:table-cell table:formula="of:=CONCATENATE([.C13]; &quot;,&quot;)" office:value-type="string" office:string-value="7.3453951590026e-08,">
            <text:p>7.3453951590026e-08,</text:p>
          </table:table-cell>
        </table:table-row>
        <table:table-row table:style-name="ro1">
          <table:table-cell office:value-type="float" office:value="0.30042778527283">
            <text:p>0.3004277853</text:p>
          </table:table-cell>
          <table:table-cell table:formula="of:=CONCATENATE([.A14]; &quot;,&quot;)" office:value-type="string" office:string-value="0.30042778527283,">
            <text:p>0.30042778527283,</text:p>
          </table:table-cell>
          <table:table-cell office:value-type="string">
            <text:p>4.3305051604913e-07</text:p>
          </table:table-cell>
          <table:table-cell table:formula="of:=CONCATENATE([.C14]; &quot;,&quot;)" office:value-type="string" office:string-value="4.3305051604913e-07,">
            <text:p>4.3305051604913e-07,</text:p>
          </table:table-cell>
        </table:table-row>
        <table:table-row table:style-name="ro1">
          <table:table-cell office:value-type="float" office:value="0.6163277148732">
            <text:p>0.6163277149</text:p>
          </table:table-cell>
          <table:table-cell table:formula="of:=CONCATENATE([.A15]; &quot;,&quot;)" office:value-type="string" office:string-value="0.6163277148732,">
            <text:p>0.6163277148732,</text:p>
          </table:table-cell>
          <table:table-cell office:value-type="string">
            <text:p>6.4986444469002e-05</text:p>
          </table:table-cell>
          <table:table-cell table:formula="of:=CONCATENATE([.C15]; &quot;,&quot;)" office:value-type="string" office:string-value="6.4986444469002e-05,">
            <text:p>6.4986444469002e-05,</text:p>
          </table:table-cell>
        </table:table-row>
        <table:table-row table:style-name="ro1">
          <table:table-cell office:value-type="float" office:value="0.24723832055483">
            <text:p>0.2472383206</text:p>
          </table:table-cell>
          <table:table-cell table:formula="of:=CONCATENATE([.A16]; &quot;,&quot;)" office:value-type="string" office:string-value="0.24723832055483,">
            <text:p>0.24723832055483,</text:p>
          </table:table-cell>
          <table:table-cell office:value-type="string">
            <text:p>9.3683561051299e-08</text:p>
          </table:table-cell>
          <table:table-cell table:formula="of:=CONCATENATE([.C16]; &quot;,&quot;)" office:value-type="string" office:string-value="9.3683561051299e-08,">
            <text:p>9.3683561051299e-08,</text:p>
          </table:table-cell>
        </table:table-row>
        <table:table-row table:style-name="ro1">
          <table:table-cell office:value-type="float" office:value="0.15888743943992">
            <text:p>0.1588874394</text:p>
          </table:table-cell>
          <table:table-cell table:formula="of:=CONCATENATE([.A17]; &quot;,&quot;)" office:value-type="string" office:string-value="0.15888743943992,">
            <text:p>0.15888743943992,</text:p>
          </table:table-cell>
          <table:table-cell office:value-type="string">
            <text:p>2.3468379579866e-09</text:p>
          </table:table-cell>
          <table:table-cell table:formula="of:=CONCATENATE([.C17]; &quot;,&quot;)" office:value-type="string" office:string-value="2.3468379579866e-09,">
            <text:p>2.3468379579866e-09,</text:p>
          </table:table-cell>
        </table:table-row>
        <table:table-row table:style-name="ro1">
          <table:table-cell office:value-type="float" office:value="0.15626613969783">
            <text:p>0.1562661397</text:p>
          </table:table-cell>
          <table:table-cell table:formula="of:=CONCATENATE([.A18]; &quot;,&quot;)" office:value-type="string" office:string-value="0.15626613969783,">
            <text:p>0.15626613969783,</text:p>
          </table:table-cell>
          <table:table-cell office:value-type="string">
            <text:p>2.0326881656085e-09</text:p>
          </table:table-cell>
          <table:table-cell table:formula="of:=CONCATENATE([.C18]; &quot;,&quot;)" office:value-type="string" office:string-value="2.0326881656085e-09,">
            <text:p>2.0326881656085e-09,</text:p>
          </table:table-cell>
        </table:table-row>
        <table:table-row table:style-name="ro1">
          <table:table-cell office:value-type="float" office:value="0.16545028910409">
            <text:p>0.1654502891</text:p>
          </table:table-cell>
          <table:table-cell table:formula="of:=CONCATENATE([.A19]; &quot;,&quot;)" office:value-type="string" office:string-value="0.16545028910409,">
            <text:p>0.16545028910409,</text:p>
          </table:table-cell>
          <table:table-cell office:value-type="string">
            <text:p>3.3245874747394e-09</text:p>
          </table:table-cell>
          <table:table-cell table:formula="of:=CONCATENATE([.C19]; &quot;,&quot;)" office:value-type="string" office:string-value="3.3245874747394e-09,">
            <text:p>3.3245874747394e-09,</text:p>
          </table:table-cell>
        </table:table-row>
        <table:table-row table:style-name="ro1">
          <table:table-cell office:value-type="float" office:value="0.086999455082462">
            <text:p>0.0869994551</text:p>
          </table:table-cell>
          <table:table-cell table:formula="of:=CONCATENATE([.A20]; &quot;,&quot;)" office:value-type="string" office:string-value="0.086999455082462,">
            <text:p>0.086999455082462,</text:p>
          </table:table-cell>
          <table:table-cell office:value-type="string">
            <text:p>1.0786289208824e-11</text:p>
          </table:table-cell>
          <table:table-cell table:formula="of:=CONCATENATE([.C20]; &quot;,&quot;)" office:value-type="string" office:string-value="1.0786289208824e-11,">
            <text:p>1.0786289208824e-11,</text:p>
          </table:table-cell>
        </table:table-row>
        <table:table-row table:style-name="ro1">
          <table:table-cell office:value-type="float" office:value="0.27247212294708">
            <text:p>0.2724721229</text:p>
          </table:table-cell>
          <table:table-cell table:formula="of:=CONCATENATE([.A21]; &quot;,&quot;)" office:value-type="string" office:string-value="0.27247212294708,">
            <text:p>0.27247212294708,</text:p>
          </table:table-cell>
          <table:table-cell office:value-type="string">
            <text:p>2.0264597798822e-07</text:p>
          </table:table-cell>
          <table:table-cell table:formula="of:=CONCATENATE([.C21]; &quot;,&quot;)" office:value-type="string" office:string-value="2.0264597798822e-07,">
            <text:p>2.0264597798822e-07,</text:p>
          </table:table-cell>
        </table:table-row>
        <table:table-row table:style-name="ro1">
          <table:table-cell office:value-type="float" office:value="0.22693737184242">
            <text:p>0.2269373718</text:p>
          </table:table-cell>
          <table:table-cell table:formula="of:=CONCATENATE([.A22]; &quot;,&quot;)" office:value-type="string" office:string-value="0.22693737184242,">
            <text:p>0.22693737184242,</text:p>
          </table:table-cell>
          <table:table-cell office:value-type="string">
            <text:p>4.6863666057299e-08</text:p>
          </table:table-cell>
          <table:table-cell table:formula="of:=CONCATENATE([.C22]; &quot;,&quot;)" office:value-type="string" office:string-value="4.6863666057299e-08,">
            <text:p>4.6863666057299e-08,</text:p>
          </table:table-cell>
        </table:table-row>
        <table:table-row table:style-name="ro1">
          <table:table-cell office:value-type="float" office:value="0.29164152130845">
            <text:p>0.2916415213</text:p>
          </table:table-cell>
          <table:table-cell table:formula="of:=CONCATENATE([.A23]; &quot;,&quot;)" office:value-type="string" office:string-value="0.29164152130845,">
            <text:p>0.29164152130845,</text:p>
          </table:table-cell>
          <table:table-cell office:value-type="string">
            <text:p>3.4440827327545e-07</text:p>
          </table:table-cell>
          <table:table-cell table:formula="of:=CONCATENATE([.C23]; &quot;,&quot;)" office:value-type="string" office:string-value="3.4440827327545e-07,">
            <text:p>3.4440827327545e-07,</text:p>
          </table:table-cell>
        </table:table-row>
        <table:table-row table:style-name="ro1">
          <table:table-cell office:value-type="float" office:value="0.40352768695957">
            <text:p>0.403527687</text:p>
          </table:table-cell>
          <table:table-cell table:formula="of:=CONCATENATE([.A24]; &quot;,&quot;)" office:value-type="string" office:string-value="0.40352768695957,">
            <text:p>0.40352768695957,</text:p>
          </table:table-cell>
          <table:table-cell office:value-type="string">
            <text:p>3.8594332822665e-06</text:p>
          </table:table-cell>
          <table:table-cell table:formula="of:=CONCATENATE([.C24]; &quot;,&quot;)" office:value-type="string" office:string-value="3.8594332822665e-06,">
            <text:p>3.8594332822665e-06,</text:p>
          </table:table-cell>
        </table:table-row>
        <table:table-row table:style-name="ro1">
          <table:table-cell office:value-type="float" office:value="0.31395203978479">
            <text:p>0.3139520398</text:p>
          </table:table-cell>
          <table:table-cell table:formula="of:=CONCATENATE([.A25]; &quot;,&quot;)" office:value-type="string" office:string-value="0.31395203978479,">
            <text:p>0.31395203978479,</text:p>
          </table:table-cell>
          <table:table-cell office:value-type="string">
            <text:p>6.0650998661439e-07</text:p>
          </table:table-cell>
          <table:table-cell table:formula="of:=CONCATENATE([.C25]; &quot;,&quot;)" office:value-type="string" office:string-value="6.0650998661439e-07,">
            <text:p>6.0650998661439e-07,</text:p>
          </table:table-cell>
        </table:table-row>
        <table:table-row table:style-name="ro1">
          <table:table-cell office:value-type="float" office:value="1.3942181341969">
            <text:p>1.3942181342</text:p>
          </table:table-cell>
          <table:table-cell table:formula="of:=CONCATENATE([.A26]; &quot;,&quot;)" office:value-type="string" office:string-value="1.3942181341969,">
            <text:p>1.3942181341969,</text:p>
          </table:table-cell>
          <table:table-cell office:value-type="float" office:value="0.0044840465540289">
            <text:p>0.0044840466</text:p>
          </table:table-cell>
          <table:table-cell table:formula="of:=CONCATENATE([.C26]; &quot;,&quot;)" office:value-type="string" office:string-value="0.0044840465540289,">
            <text:p>0.0044840465540289,</text:p>
          </table:table-cell>
        </table:table-row>
        <table:table-row table:style-name="ro1">
          <table:table-cell office:value-type="float" office:value="0.61604173994355">
            <text:p>0.6160417399</text:p>
          </table:table-cell>
          <table:table-cell table:formula="of:=CONCATENATE([.A27]; &quot;,&quot;)" office:value-type="string" office:string-value="0.61604173994355,">
            <text:p>0.61604173994355,</text:p>
          </table:table-cell>
          <table:table-cell office:value-type="string">
            <text:p>6.4800096180574e-05</text:p>
          </table:table-cell>
          <table:table-cell table:formula="of:=CONCATENATE([.C27]; &quot;,&quot;)" office:value-type="string" office:string-value="6.4800096180574e-05,">
            <text:p>6.4800096180574e-05,</text:p>
          </table:table-cell>
        </table:table-row>
        <table:table-row table:style-name="ro1">
          <table:table-cell office:value-type="float" office:value="0.48468827780515">
            <text:p>0.4846882778</text:p>
          </table:table-cell>
          <table:table-cell table:formula="of:=CONCATENATE([.A28]; &quot;,&quot;)" office:value-type="string" office:string-value="0.48468827780515,">
            <text:p>0.48468827780515,</text:p>
          </table:table-cell>
          <table:table-cell office:value-type="string">
            <text:p>1.3749039767196e-05</text:p>
          </table:table-cell>
          <table:table-cell table:formula="of:=CONCATENATE([.C28]; &quot;,&quot;)" office:value-type="string" office:string-value="1.3749039767196e-05,">
            <text:p>1.3749039767196e-05,</text:p>
          </table:table-cell>
        </table:table-row>
        <table:table-row table:style-name="ro1">
          <table:table-cell office:value-type="float" office:value="0.52224204942975">
            <text:p>0.5222420494</text:p>
          </table:table-cell>
          <table:table-cell table:formula="of:=CONCATENATE([.A29]; &quot;,&quot;)" office:value-type="string" office:string-value="0.52224204942975,">
            <text:p>0.52224204942975,</text:p>
          </table:table-cell>
          <table:table-cell office:value-type="string">
            <text:p>2.2588179277536e-05</text:p>
          </table:table-cell>
          <table:table-cell table:formula="of:=CONCATENATE([.C29]; &quot;,&quot;)" office:value-type="string" office:string-value="2.2588179277536e-05,">
            <text:p>2.2588179277536e-05,</text:p>
          </table:table-cell>
        </table:table-row>
        <table:table-row table:style-name="ro1">
          <table:table-cell office:value-type="float" office:value="0.73445008571453">
            <text:p>0.7344500857</text:p>
          </table:table-cell>
          <table:table-cell table:formula="of:=CONCATENATE([.A30]; &quot;,&quot;)" office:value-type="string" office:string-value="0.73445008571453,">
            <text:p>0.73445008571453,</text:p>
          </table:table-cell>
          <table:table-cell office:value-type="float" office:value="0.00018535520962777">
            <text:p>0.0001853552</text:p>
          </table:table-cell>
          <table:table-cell table:formula="of:=CONCATENATE([.C30]; &quot;,&quot;)" office:value-type="string" office:string-value="0.00018535520962777,">
            <text:p>0.00018535520962777,</text:p>
          </table:table-cell>
        </table:table-row>
        <table:table-row table:style-name="ro1">
          <table:table-cell office:value-type="float" office:value="0.49017397147231">
            <text:p>0.4901739715</text:p>
          </table:table-cell>
          <table:table-cell table:formula="of:=CONCATENATE([.A31]; &quot;,&quot;)" office:value-type="string" office:string-value="0.49017397147231,">
            <text:p>0.49017397147231,</text:p>
          </table:table-cell>
          <table:table-cell office:value-type="string">
            <text:p>1.4829712388726e-05</text:p>
          </table:table-cell>
          <table:table-cell table:formula="of:=CONCATENATE([.C31]; &quot;,&quot;)" office:value-type="string" office:string-value="1.4829712388726e-05,">
            <text:p>1.4829712388726e-05,</text:p>
          </table:table-cell>
        </table:table-row>
        <table:table-row table:style-name="ro1">
          <table:table-cell office:value-type="float" office:value="0.65296765013579">
            <text:p>0.6529676501</text:p>
          </table:table-cell>
          <table:table-cell table:formula="of:=CONCATENATE([.A32]; &quot;,&quot;)" office:value-type="string" office:string-value="0.65296765013579,">
            <text:p>0.65296765013579,</text:p>
          </table:table-cell>
          <table:table-cell office:value-type="string">
            <text:p>9.2527987135258e-05</text:p>
          </table:table-cell>
          <table:table-cell table:formula="of:=CONCATENATE([.C32]; &quot;,&quot;)" office:value-type="string" office:string-value="9.2527987135258e-05,">
            <text:p>9.2527987135258e-05,</text:p>
          </table:table-cell>
        </table:table-row>
        <table:table-row table:style-name="ro1">
          <table:table-cell office:value-type="float" office:value="0.53394823622059">
            <text:p>0.5339482362</text:p>
          </table:table-cell>
          <table:table-cell table:formula="of:=CONCATENATE([.A33]; &quot;,&quot;)" office:value-type="string" office:string-value="0.53394823622059,">
            <text:p>0.53394823622059,</text:p>
          </table:table-cell>
          <table:table-cell office:value-type="string">
            <text:p>2.6114668579247e-05</text:p>
          </table:table-cell>
          <table:table-cell table:formula="of:=CONCATENATE([.C33]; &quot;,&quot;)" office:value-type="string" office:string-value="2.6114668579247e-05,">
            <text:p>2.6114668579247e-05,</text:p>
          </table:table-cell>
        </table:table-row>
        <table:table-row table:style-name="ro1">
          <table:table-cell office:value-type="float" office:value="0.45131699432113">
            <text:p>0.4513169943</text:p>
          </table:table-cell>
          <table:table-cell table:formula="of:=CONCATENATE([.A34]; &quot;,&quot;)" office:value-type="string" office:string-value="0.45131699432113,">
            <text:p>0.45131699432113,</text:p>
          </table:table-cell>
          <table:table-cell office:value-type="string">
            <text:p>8.4565664277041e-06</text:p>
          </table:table-cell>
          <table:table-cell table:formula="of:=CONCATENATE([.C34]; &quot;,&quot;)" office:value-type="string" office:string-value="8.4565664277041e-06,">
            <text:p>8.4565664277041e-06,</text:p>
          </table:table-cell>
        </table:table-row>
        <table:table-row table:style-name="ro1">
          <table:table-cell office:value-type="float" office:value="1.1150491691824">
            <text:p>1.1150491692</text:p>
          </table:table-cell>
          <table:table-cell table:formula="of:=CONCATENATE([.A35]; &quot;,&quot;)" office:value-type="string" office:string-value="1.1150491691824,">
            <text:p>1.1150491691824,</text:p>
          </table:table-cell>
          <table:table-cell office:value-type="float" office:value="0.0016585764876469">
            <text:p>0.0016585765</text:p>
          </table:table-cell>
          <table:table-cell table:formula="of:=CONCATENATE([.C35]; &quot;,&quot;)" office:value-type="string" office:string-value="0.0016585764876469,">
            <text:p>0.0016585764876469,</text:p>
          </table:table-cell>
        </table:table-row>
        <table:table-row table:style-name="ro1">
          <table:table-cell office:value-type="float" office:value="0.725312182039">
            <text:p>0.725312182</text:p>
          </table:table-cell>
          <table:table-cell table:formula="of:=CONCATENATE([.A36]; &quot;,&quot;)" office:value-type="string" office:string-value="0.725312182039,">
            <text:p>0.725312182039,</text:p>
          </table:table-cell>
          <table:table-cell office:value-type="float" office:value="0.0001724141199273">
            <text:p>0.0001724141</text:p>
          </table:table-cell>
          <table:table-cell table:formula="of:=CONCATENATE([.C36]; &quot;,&quot;)" office:value-type="string" office:string-value="0.0001724141199273,">
            <text:p>0.0001724141199273,</text:p>
          </table:table-cell>
        </table:table-row>
        <table:table-row table:style-name="ro1">
          <table:table-cell office:value-type="float" office:value="1.0603238152437">
            <text:p>1.0603238152</text:p>
          </table:table-cell>
          <table:table-cell table:formula="of:=CONCATENATE([.A37]; &quot;,&quot;)" office:value-type="string" office:string-value="1.0603238152437,">
            <text:p>1.0603238152437,</text:p>
          </table:table-cell>
          <table:table-cell office:value-type="float" office:value="0.0013032578021792">
            <text:p>0.0013032578</text:p>
          </table:table-cell>
          <table:table-cell table:formula="of:=CONCATENATE([.C37]; &quot;,&quot;)" office:value-type="string" office:string-value="0.0013032578021792,">
            <text:p>0.0013032578021792,</text:p>
          </table:table-cell>
        </table:table-row>
        <table:table-row table:style-name="ro1">
          <table:table-cell office:value-type="float" office:value="1.0332872170063">
            <text:p>1.033287217</text:p>
          </table:table-cell>
          <table:table-cell table:formula="of:=CONCATENATE([.A38]; &quot;,&quot;)" office:value-type="string" office:string-value="1.0332872170063,">
            <text:p>1.0332872170063,</text:p>
          </table:table-cell>
          <table:table-cell office:value-type="float" office:value="0.0011487440203107">
            <text:p>0.001148744</text:p>
          </table:table-cell>
          <table:table-cell table:formula="of:=CONCATENATE([.C38]; &quot;,&quot;)" office:value-type="string" office:string-value="0.0011487440203107,">
            <text:p>0.0011487440203107,</text:p>
          </table:table-cell>
        </table:table-row>
        <table:table-row table:style-name="ro1">
          <table:table-cell office:value-type="float" office:value="0.84770540758039">
            <text:p>0.8477054076</text:p>
          </table:table-cell>
          <table:table-cell table:formula="of:=CONCATENATE([.A39]; &quot;,&quot;)" office:value-type="string" office:string-value="0.84770540758039,">
            <text:p>0.84770540758039,</text:p>
          </table:table-cell>
          <table:table-cell office:value-type="float" office:value="0.00041316377541232">
            <text:p>0.0004131638</text:p>
          </table:table-cell>
          <table:table-cell table:formula="of:=CONCATENATE([.C39]; &quot;,&quot;)" office:value-type="string" office:string-value="0.00041316377541232,">
            <text:p>0.00041316377541232,</text:p>
          </table:table-cell>
        </table:table-row>
        <table:table-row table:style-name="ro1">
          <table:table-cell office:value-type="float" office:value="0.43608901468189">
            <text:p>0.4360890147</text:p>
          </table:table-cell>
          <table:table-cell table:formula="of:=CONCATENATE([.A40]; &quot;,&quot;)" office:value-type="string" office:string-value="0.43608901468189,">
            <text:p>0.43608901468189,</text:p>
          </table:table-cell>
          <table:table-cell office:value-type="string">
            <text:p>6.6671137687262e-06</text:p>
          </table:table-cell>
          <table:table-cell table:formula="of:=CONCATENATE([.C40]; &quot;,&quot;)" office:value-type="string" office:string-value="6.6671137687262e-06,">
            <text:p>6.6671137687262e-06,</text:p>
          </table:table-cell>
        </table:table-row>
        <table:table-row table:style-name="ro1">
          <table:table-cell office:value-type="float" office:value="1.1456101315197">
            <text:p>1.1456101315</text:p>
          </table:table-cell>
          <table:table-cell table:formula="of:=CONCATENATE([.A41]; &quot;,&quot;)" office:value-type="string" office:string-value="1.1456101315197,">
            <text:p>1.1456101315197,</text:p>
          </table:table-cell>
          <table:table-cell office:value-type="float" office:value="0.0018830434683864">
            <text:p>0.0018830435</text:p>
          </table:table-cell>
          <table:table-cell table:formula="of:=CONCATENATE([.C41]; &quot;,&quot;)" office:value-type="string" office:string-value="0.0018830434683864,">
            <text:p>0.0018830434683864,</text:p>
          </table:table-cell>
        </table:table-row>
        <table:table-row table:style-name="ro1">
          <table:table-cell office:value-type="float" office:value="0.37383707149158">
            <text:p>0.3738370715</text:p>
          </table:table-cell>
          <table:table-cell table:formula="of:=CONCATENATE([.A42]; &quot;,&quot;)" office:value-type="string" office:string-value="0.37383707149158,">
            <text:p>0.37383707149158,</text:p>
          </table:table-cell>
          <table:table-cell office:value-type="string">
            <text:p>2.2257241986402e-06</text:p>
          </table:table-cell>
          <table:table-cell table:formula="of:=CONCATENATE([.C42]; &quot;,&quot;)" office:value-type="string" office:string-value="2.2257241986402e-06,">
            <text:p>2.2257241986402e-06,</text:p>
          </table:table-cell>
        </table:table-row>
        <table:table-row table:style-name="ro1">
          <table:table-cell office:value-type="float" office:value="0.65941935631201">
            <text:p>0.6594193563</text:p>
          </table:table-cell>
          <table:table-cell table:formula="of:=CONCATENATE([.A43]; &quot;,&quot;)" office:value-type="string" office:string-value="0.65941935631201,">
            <text:p>0.65941935631201,</text:p>
          </table:table-cell>
          <table:table-cell office:value-type="string">
            <text:p>9.8187317396702e-05</text:p>
          </table:table-cell>
          <table:table-cell table:formula="of:=CONCATENATE([.C43]; &quot;,&quot;)" office:value-type="string" office:string-value="9.8187317396702e-05,">
            <text:p>9.8187317396702e-05,</text:p>
          </table:table-cell>
        </table:table-row>
        <table:table-row table:style-name="ro1">
          <table:table-cell office:value-type="float" office:value="0.77767369544453">
            <text:p>0.7776736954</text:p>
          </table:table-cell>
          <table:table-cell table:formula="of:=CONCATENATE([.A44]; &quot;,&quot;)" office:value-type="string" office:string-value="0.77767369544453,">
            <text:p>0.77767369544453,</text:p>
          </table:table-cell>
          <table:table-cell office:value-type="float" office:value="0.00025671641072186">
            <text:p>0.0002567164</text:p>
          </table:table-cell>
          <table:table-cell table:formula="of:=CONCATENATE([.C44]; &quot;,&quot;)" office:value-type="string" office:string-value="0.00025671641072186,">
            <text:p>0.00025671641072186,</text:p>
          </table:table-cell>
        </table:table-row>
        <table:table-row table:style-name="ro1">
          <table:table-cell office:value-type="float" office:value="0.4935010389891">
            <text:p>0.493501039</text:p>
          </table:table-cell>
          <table:table-cell table:formula="of:=CONCATENATE([.A45]; &quot;,&quot;)" office:value-type="string" office:string-value="0.4935010389891,">
            <text:p>0.4935010389891,</text:p>
          </table:table-cell>
          <table:table-cell office:value-type="string">
            <text:p>1.5517631085409e-05</text:p>
          </table:table-cell>
          <table:table-cell table:formula="of:=CONCATENATE([.C45]; &quot;,&quot;)" office:value-type="string" office:string-value="1.5517631085409e-05,">
            <text:p>1.5517631085409e-05,</text:p>
          </table:table-cell>
        </table:table-row>
        <table:table-row table:style-name="ro1">
          <table:table-cell office:value-type="float" office:value="0.31075035647824">
            <text:p>0.3107503565</text:p>
          </table:table-cell>
          <table:table-cell table:formula="of:=CONCATENATE([.A46]; &quot;,&quot;)" office:value-type="string" office:string-value="0.31075035647824,">
            <text:p>0.31075035647824,</text:p>
          </table:table-cell>
          <table:table-cell office:value-type="string">
            <text:p>5.6094012917563e-07</text:p>
          </table:table-cell>
          <table:table-cell table:formula="of:=CONCATENATE([.C46]; &quot;,&quot;)" office:value-type="string" office:string-value="5.6094012917563e-07,">
            <text:p>5.6094012917563e-07,</text:p>
          </table:table-cell>
        </table:table-row>
        <table:table-row table:style-name="ro1">
          <table:table-cell office:value-type="float" office:value="0.42185412475609">
            <text:p>0.4218541248</text:p>
          </table:table-cell>
          <table:table-cell table:formula="of:=CONCATENATE([.A47]; &quot;,&quot;)" office:value-type="string" office:string-value="0.42185412475609,">
            <text:p>0.42185412475609,</text:p>
          </table:table-cell>
          <table:table-cell office:value-type="string">
            <text:p>5.2853356961972e-06</text:p>
          </table:table-cell>
          <table:table-cell table:formula="of:=CONCATENATE([.C47]; &quot;,&quot;)" office:value-type="string" office:string-value="5.2853356961972e-06,">
            <text:p>5.2853356961972e-06,</text:p>
          </table:table-cell>
        </table:table-row>
        <table:table-row table:style-name="ro1">
          <table:table-cell office:value-type="float" office:value="0.61975037431047">
            <text:p>0.6197503743</text:p>
          </table:table-cell>
          <table:table-cell table:formula="of:=CONCATENATE([.A48]; &quot;,&quot;)" office:value-type="string" office:string-value="0.61975037431047,">
            <text:p>0.61975037431047,</text:p>
          </table:table-cell>
          <table:table-cell office:value-type="string">
            <text:p>6.724919462683e-05</text:p>
          </table:table-cell>
          <table:table-cell table:formula="of:=CONCATENATE([.C48]; &quot;,&quot;)" office:value-type="string" office:string-value="6.724919462683e-05,">
            <text:p>6.724919462683e-05,</text:p>
          </table:table-cell>
        </table:table-row>
        <table:table-row table:style-name="ro1">
          <table:table-cell office:value-type="float" office:value="0.50796677958265">
            <text:p>0.5079667796</text:p>
          </table:table-cell>
          <table:table-cell table:formula="of:=CONCATENATE([.A49]; &quot;,&quot;)" office:value-type="string" office:string-value="0.50796677958265,">
            <text:p>0.50796677958265,</text:p>
          </table:table-cell>
          <table:table-cell office:value-type="string">
            <text:p>1.8812017200797e-05</text:p>
          </table:table-cell>
          <table:table-cell table:formula="of:=CONCATENATE([.C49]; &quot;,&quot;)" office:value-type="string" office:string-value="1.8812017200797e-05,">
            <text:p>1.8812017200797e-05,</text:p>
          </table:table-cell>
        </table:table-row>
        <table:table-row table:style-name="ro1">
          <table:table-cell office:value-type="float" office:value="0.30740088458863">
            <text:p>0.3074008846</text:p>
          </table:table-cell>
          <table:table-cell table:formula="of:=CONCATENATE([.A50]; &quot;,&quot;)" office:value-type="string" office:string-value="0.30740088458863,">
            <text:p>0.30740088458863,</text:p>
          </table:table-cell>
          <table:table-cell office:value-type="string">
            <text:p>5.1637283169605e-07</text:p>
          </table:table-cell>
          <table:table-cell table:formula="of:=CONCATENATE([.C50]; &quot;,&quot;)" office:value-type="string" office:string-value="5.1637283169605e-07,">
            <text:p>5.1637283169605e-07,</text:p>
          </table:table-cell>
        </table:table-row>
        <table:table-row table:style-name="ro1">
          <table:table-cell office:value-type="float" office:value="0.34836581690816">
            <text:p>0.3483658169</text:p>
          </table:table-cell>
          <table:table-cell table:formula="of:=CONCATENATE([.A51]; &quot;,&quot;)" office:value-type="string" office:string-value="0.34836581690816,">
            <text:p>0.34836581690816,</text:p>
          </table:table-cell>
          <table:table-cell office:value-type="string">
            <text:p>1.3251895327162e-06</text:p>
          </table:table-cell>
          <table:table-cell table:formula="of:=CONCATENATE([.C51]; &quot;,&quot;)" office:value-type="string" office:string-value="1.3251895327162e-06,">
            <text:p>1.3251895327162e-06,</text:p>
          </table:table-cell>
        </table:table-row>
        <table:table-row table:style-name="ro1">
          <table:table-cell office:value-type="float" office:value="0.33740197259648">
            <text:p>0.3374019726</text:p>
          </table:table-cell>
          <table:table-cell table:formula="of:=CONCATENATE([.A52]; &quot;,&quot;)" office:value-type="string" office:string-value="0.33740197259648,">
            <text:p>0.33740197259648,</text:p>
          </table:table-cell>
          <table:table-cell office:value-type="string">
            <text:p>1.0443752689212e-06</text:p>
          </table:table-cell>
          <table:table-cell table:formula="of:=CONCATENATE([.C52]; &quot;,&quot;)" office:value-type="string" office:string-value="1.0443752689212e-06,">
            <text:p>1.0443752689212e-06,</text:p>
          </table:table-cell>
        </table:table-row>
        <table:table-row table:style-name="ro1">
          <table:table-cell office:value-type="float" office:value="0.53139305580971">
            <text:p>0.5313930558</text:p>
          </table:table-cell>
          <table:table-cell table:formula="of:=CONCATENATE([.A53]; &quot;,&quot;)" office:value-type="string" office:string-value="0.53139305580971,">
            <text:p>0.53139305580971,</text:p>
          </table:table-cell>
          <table:table-cell office:value-type="string">
            <text:p>2.5309992336696e-05</text:p>
          </table:table-cell>
          <table:table-cell table:formula="of:=CONCATENATE([.C53]; &quot;,&quot;)" office:value-type="string" office:string-value="2.5309992336696e-05,">
            <text:p>2.5309992336696e-05,</text:p>
          </table:table-cell>
        </table:table-row>
        <table:table-row table:style-name="ro1">
          <table:table-cell office:value-type="float" office:value="0.54816558341439">
            <text:p>0.5481655834</text:p>
          </table:table-cell>
          <table:table-cell table:formula="of:=CONCATENATE([.A54]; &quot;,&quot;)" office:value-type="string" office:string-value="0.54816558341439,">
            <text:p>0.54816558341439,</text:p>
          </table:table-cell>
          <table:table-cell office:value-type="string">
            <text:p>3.0970168093559e-05</text:p>
          </table:table-cell>
          <table:table-cell table:formula="of:=CONCATENATE([.C54]; &quot;,&quot;)" office:value-type="string" office:string-value="3.0970168093559e-05,">
            <text:p>3.0970168093559e-05,</text:p>
          </table:table-cell>
        </table:table-row>
        <table:table-row table:style-name="ro1">
          <table:table-cell office:value-type="float" office:value="0.65544491491664">
            <text:p>0.6554449149</text:p>
          </table:table-cell>
          <table:table-cell table:formula="of:=CONCATENATE([.A55]; &quot;,&quot;)" office:value-type="string" office:string-value="0.65544491491664,">
            <text:p>0.65544491491664,</text:p>
          </table:table-cell>
          <table:table-cell office:value-type="string">
            <text:p>9.4670493981836e-05</text:p>
          </table:table-cell>
          <table:table-cell table:formula="of:=CONCATENATE([.C55]; &quot;,&quot;)" office:value-type="string" office:string-value="9.4670493981836e-05,">
            <text:p>9.4670493981836e-05,</text:p>
          </table:table-cell>
        </table:table-row>
        <table:table-row table:style-name="ro1">
          <table:table-cell office:value-type="float" office:value="0.60570833714645">
            <text:p>0.6057083371</text:p>
          </table:table-cell>
          <table:table-cell table:formula="of:=CONCATENATE([.A56]; &quot;,&quot;)" office:value-type="string" office:string-value="0.60570833714645,">
            <text:p>0.60570833714645,</text:p>
          </table:table-cell>
          <table:table-cell office:value-type="string">
            <text:p>5.834033135157e-05</text:p>
          </table:table-cell>
          <table:table-cell table:formula="of:=CONCATENATE([.C56]; &quot;,&quot;)" office:value-type="string" office:string-value="5.834033135157e-05,">
            <text:p>5.834033135157e-05,</text:p>
          </table:table-cell>
        </table:table-row>
        <table:table-row table:style-name="ro1">
          <table:table-cell office:value-type="float" office:value="0.64910028037632">
            <text:p>0.6491002804</text:p>
          </table:table-cell>
          <table:table-cell table:formula="of:=CONCATENATE([.A57]; &quot;,&quot;)" office:value-type="string" office:string-value="0.64910028037632,">
            <text:p>0.64910028037632,</text:p>
          </table:table-cell>
          <table:table-cell office:value-type="string">
            <text:p>8.925803300746e-05</text:p>
          </table:table-cell>
          <table:table-cell table:formula="of:=CONCATENATE([.C57]; &quot;,&quot;)" office:value-type="string" office:string-value="8.925803300746e-05,">
            <text:p>8.925803300746e-05,</text:p>
          </table:table-cell>
        </table:table-row>
        <table:table-row table:style-name="ro1">
          <table:table-cell office:value-type="float" office:value="0.50320084595098">
            <text:p>0.503200846</text:p>
          </table:table-cell>
          <table:table-cell table:formula="of:=CONCATENATE([.A58]; &quot;,&quot;)" office:value-type="string" office:string-value="0.50320084595098,">
            <text:p>0.50320084595098,</text:p>
          </table:table-cell>
          <table:table-cell office:value-type="string">
            <text:p>1.7670283221428e-05</text:p>
          </table:table-cell>
          <table:table-cell table:formula="of:=CONCATENATE([.C58]; &quot;,&quot;)" office:value-type="string" office:string-value="1.7670283221428e-05,">
            <text:p>1.7670283221428e-05,</text:p>
          </table:table-cell>
        </table:table-row>
        <table:table-row table:style-name="ro1">
          <table:table-cell office:value-type="float" office:value="0.73437808729551">
            <text:p>0.7343780873</text:p>
          </table:table-cell>
          <table:table-cell table:formula="of:=CONCATENATE([.A59]; &quot;,&quot;)" office:value-type="string" office:string-value="0.73437808729551,">
            <text:p>0.73437808729551,</text:p>
          </table:table-cell>
          <table:table-cell office:value-type="float" office:value="0.00018525046994996">
            <text:p>0.0001852505</text:p>
          </table:table-cell>
          <table:table-cell table:formula="of:=CONCATENATE([.C59]; &quot;,&quot;)" office:value-type="string" office:string-value="0.00018525046994996,">
            <text:p>0.00018525046994996,</text:p>
          </table:table-cell>
        </table:table-row>
        <table:table-row table:style-name="ro1">
          <table:table-cell office:value-type="float" office:value="0.78253146326071">
            <text:p>0.7825314633</text:p>
          </table:table-cell>
          <table:table-cell table:formula="of:=CONCATENATE([.A60]; &quot;,&quot;)" office:value-type="string" office:string-value="0.78253146326071,">
            <text:p>0.78253146326071,</text:p>
          </table:table-cell>
          <table:table-cell office:value-type="float" office:value="0.00026585573900954">
            <text:p>0.0002658557</text:p>
          </table:table-cell>
          <table:table-cell table:formula="of:=CONCATENATE([.C60]; &quot;,&quot;)" office:value-type="string" office:string-value="0.00026585573900954,">
            <text:p>0.00026585573900954,</text:p>
          </table:table-cell>
        </table:table-row>
        <table:table-row table:style-name="ro1">
          <table:table-cell office:value-type="float" office:value="1.2718531646865">
            <text:p>1.2718531647</text:p>
          </table:table-cell>
          <table:table-cell table:formula="of:=CONCATENATE([.A61]; &quot;,&quot;)" office:value-type="string" office:string-value="1.2718531646865,">
            <text:p>1.2718531646865,</text:p>
          </table:table-cell>
          <table:table-cell office:value-type="float" office:value="0.0030238981897558">
            <text:p>0.0030238982</text:p>
          </table:table-cell>
          <table:table-cell table:formula="of:=CONCATENATE([.C61]; &quot;,&quot;)" office:value-type="string" office:string-value="0.0030238981897558,">
            <text:p>0.0030238981897558,</text:p>
          </table:table-cell>
        </table:table-row>
        <table:table-row table:style-name="ro1">
          <table:table-cell office:value-type="float" office:value="1.0838887621521">
            <text:p>1.0838887622</text:p>
          </table:table-cell>
          <table:table-cell table:formula="of:=CONCATENATE([.A62]; &quot;,&quot;)" office:value-type="string" office:string-value="1.0838887621521,">
            <text:p>1.0838887621521,</text:p>
          </table:table-cell>
          <table:table-cell office:value-type="float" office:value="0.0014491115192613">
            <text:p>0.0014491115</text:p>
          </table:table-cell>
          <table:table-cell table:formula="of:=CONCATENATE([.C62]; &quot;,&quot;)" office:value-type="string" office:string-value="0.0014491115192613,">
            <text:p>0.0014491115192613,</text:p>
          </table:table-cell>
        </table:table-row>
        <table:table-row table:style-name="ro1">
          <table:table-cell office:value-type="float" office:value="1.2031953065947">
            <text:p>1.2031953066</text:p>
          </table:table-cell>
          <table:table-cell table:formula="of:=CONCATENATE([.A63]; &quot;,&quot;)" office:value-type="string" office:string-value="1.2031953065947,">
            <text:p>1.2031953065947,</text:p>
          </table:table-cell>
          <table:table-cell office:value-type="float" office:value="0.0023595615694562">
            <text:p>0.0023595616</text:p>
          </table:table-cell>
          <table:table-cell table:formula="of:=CONCATENATE([.C63]; &quot;,&quot;)" office:value-type="string" office:string-value="0.0023595615694562,">
            <text:p>0.0023595615694562,</text:p>
          </table:table-cell>
        </table:table-row>
        <table:table-row table:style-name="ro1">
          <table:table-cell office:value-type="float" office:value="0.99367053483424">
            <text:p>0.9936705348</text:p>
          </table:table-cell>
          <table:table-cell table:formula="of:=CONCATENATE([.A64]; &quot;,&quot;)" office:value-type="string" office:string-value="0.99367053483424,">
            <text:p>0.99367053483424,</text:p>
          </table:table-cell>
          <table:table-cell office:value-type="float" office:value="0.00094599799555423">
            <text:p>0.000945998</text:p>
          </table:table-cell>
          <table:table-cell table:formula="of:=CONCATENATE([.C64]; &quot;,&quot;)" office:value-type="string" office:string-value="0.00094599799555423,">
            <text:p>0.00094599799555423,</text:p>
          </table:table-cell>
        </table:table-row>
        <table:table-row table:style-name="ro1">
          <table:table-cell office:value-type="float" office:value="0.85239524038542">
            <text:p>0.8523952404</text:p>
          </table:table-cell>
          <table:table-cell table:formula="of:=CONCATENATE([.A65]; &quot;,&quot;)" office:value-type="string" office:string-value="0.85239524038542,">
            <text:p>0.85239524038542,</text:p>
          </table:table-cell>
          <table:table-cell office:value-type="float" office:value="0.00042567054159729">
            <text:p>0.0004256705</text:p>
          </table:table-cell>
          <table:table-cell table:formula="of:=CONCATENATE([.C65]; &quot;,&quot;)" office:value-type="string" office:string-value="0.00042567054159729,">
            <text:p>0.00042567054159729,</text:p>
          </table:table-cell>
        </table:table-row>
        <table:table-row table:style-name="ro1">
          <table:table-cell office:value-type="float" office:value="0.4550132616678">
            <text:p>0.4550132617</text:p>
          </table:table-cell>
          <table:table-cell table:formula="of:=CONCATENATE([.A66]; &quot;,&quot;)" office:value-type="string" office:string-value="0.4550132616678,">
            <text:p>0.4550132616678,</text:p>
          </table:table-cell>
          <table:table-cell office:value-type="string">
            <text:p>8.9448081351011e-06</text:p>
          </table:table-cell>
          <table:table-cell table:formula="of:=CONCATENATE([.C66]; &quot;,&quot;)" office:value-type="string" office:string-value="8.9448081351011e-06,">
            <text:p>8.9448081351011e-06,</text:p>
          </table:table-cell>
        </table:table-row>
        <table:table-row table:style-name="ro1">
          <table:table-cell office:value-type="float" office:value="1.0947032817919">
            <text:p>1.0947032818</text:p>
          </table:table-cell>
          <table:table-cell table:formula="of:=CONCATENATE([.A67]; &quot;,&quot;)" office:value-type="string" office:string-value="1.0947032817919,">
            <text:p>1.0947032817919,</text:p>
          </table:table-cell>
          <table:table-cell office:value-type="float" office:value="0.0015196342360629">
            <text:p>0.0015196342</text:p>
          </table:table-cell>
          <table:table-cell table:formula="of:=CONCATENATE([.C67]; &quot;,&quot;)" office:value-type="string" office:string-value="0.0015196342360629,">
            <text:p>0.0015196342360629,</text:p>
          </table:table-cell>
        </table:table-row>
        <table:table-row table:style-name="ro1">
          <table:table-cell office:value-type="float" office:value="0.59401661695742">
            <text:p>0.594016617</text:p>
          </table:table-cell>
          <table:table-cell table:formula="of:=CONCATENATE([.A68]; &quot;,&quot;)" office:value-type="string" office:string-value="0.59401661695742,">
            <text:p>0.59401661695742,</text:p>
          </table:table-cell>
          <table:table-cell office:value-type="string">
            <text:p>5.1648474229995e-05</text:p>
          </table:table-cell>
          <table:table-cell table:formula="of:=CONCATENATE([.C68]; &quot;,&quot;)" office:value-type="string" office:string-value="5.1648474229995e-05,">
            <text:p>5.1648474229995e-05,</text:p>
          </table:table-cell>
        </table:table-row>
        <table:table-row table:style-name="ro1">
          <table:table-cell office:value-type="float" office:value="0.38745374587459">
            <text:p>0.3874537459</text:p>
          </table:table-cell>
          <table:table-cell table:formula="of:=CONCATENATE([.A69]; &quot;,&quot;)" office:value-type="string" office:string-value="0.38745374587459,">
            <text:p>0.38745374587459,</text:p>
          </table:table-cell>
          <table:table-cell office:value-type="string">
            <text:p>2.8841211674511e-06</text:p>
          </table:table-cell>
          <table:table-cell table:formula="of:=CONCATENATE([.C69]; &quot;,&quot;)" office:value-type="string" office:string-value="2.8841211674511e-06,">
            <text:p>2.8841211674511e-06,</text:p>
          </table:table-cell>
        </table:table-row>
        <table:table-row table:style-name="ro1">
          <table:table-cell office:value-type="float" office:value="0.50498196885673">
            <text:p>0.5049819689</text:p>
          </table:table-cell>
          <table:table-cell table:formula="of:=CONCATENATE([.A70]; &quot;,&quot;)" office:value-type="string" office:string-value="0.50498196885673,">
            <text:p>0.50498196885673,</text:p>
          </table:table-cell>
          <table:table-cell office:value-type="string">
            <text:p>1.8090299025523e-05</text:p>
          </table:table-cell>
          <table:table-cell table:formula="of:=CONCATENATE([.C70]; &quot;,&quot;)" office:value-type="string" office:string-value="1.8090299025523e-05,">
            <text:p>1.8090299025523e-05,</text:p>
          </table:table-cell>
        </table:table-row>
        <table:table-row table:style-name="ro1">
          <table:table-cell office:value-type="float" office:value="0.5755766754542">
            <text:p>0.5755766755</text:p>
          </table:table-cell>
          <table:table-cell table:formula="of:=CONCATENATE([.A71]; &quot;,&quot;)" office:value-type="string" office:string-value="0.5755766754542,">
            <text:p>0.5755766754542,</text:p>
          </table:table-cell>
          <table:table-cell office:value-type="string">
            <text:p>4.2328846523467e-05</text:p>
          </table:table-cell>
          <table:table-cell table:formula="of:=CONCATENATE([.C71]; &quot;,&quot;)" office:value-type="string" office:string-value="4.2328846523467e-05,">
            <text:p>4.2328846523467e-05,</text:p>
          </table:table-cell>
        </table:table-row>
        <table:table-row table:style-name="ro1">
          <table:table-cell office:value-type="float" office:value="0.47506847375369">
            <text:p>0.4750684738</text:p>
          </table:table-cell>
          <table:table-cell table:formula="of:=CONCATENATE([.A72]; &quot;,&quot;)" office:value-type="string" office:string-value="0.47506847375369,">
            <text:p>0.47506847375369,</text:p>
          </table:table-cell>
          <table:table-cell office:value-type="string">
            <text:p>1.2007160033663e-05</text:p>
          </table:table-cell>
          <table:table-cell table:formula="of:=CONCATENATE([.C72]; &quot;,&quot;)" office:value-type="string" office:string-value="1.2007160033663e-05,">
            <text:p>1.2007160033663e-05,</text:p>
          </table:table-cell>
        </table:table-row>
        <table:table-row table:style-name="ro1">
          <table:table-cell office:value-type="float" office:value="0.59916337025723">
            <text:p>0.5991633703</text:p>
          </table:table-cell>
          <table:table-cell table:formula="of:=CONCATENATE([.A73]; &quot;,&quot;)" office:value-type="string" office:string-value="0.59916337025723,">
            <text:p>0.59916337025723,</text:p>
          </table:table-cell>
          <table:table-cell office:value-type="string">
            <text:p>5.4516029173058e-05</text:p>
          </table:table-cell>
          <table:table-cell table:formula="of:=CONCATENATE([.C73]; &quot;,&quot;)" office:value-type="string" office:string-value="5.4516029173058e-05,">
            <text:p>5.4516029173058e-05,</text:p>
          </table:table-cell>
        </table:table-row>
        <table:table-row table:style-name="ro1">
          <table:table-cell office:value-type="float" office:value="0.33148968711496">
            <text:p>0.3314896871</text:p>
          </table:table-cell>
          <table:table-cell table:formula="of:=CONCATENATE([.A74]; &quot;,&quot;)" office:value-type="string" office:string-value="0.33148968711496,">
            <text:p>0.33148968711496,</text:p>
          </table:table-cell>
          <table:table-cell office:value-type="string">
            <text:p>9.1479155600119e-07</text:p>
          </table:table-cell>
          <table:table-cell table:formula="of:=CONCATENATE([.C74]; &quot;,&quot;)" office:value-type="string" office:string-value="9.1479155600119e-07,">
            <text:p>9.1479155600119e-07,</text:p>
          </table:table-cell>
        </table:table-row>
        <table:table-row table:style-name="ro1">
          <table:table-cell office:value-type="float" office:value="0.1269142447856">
            <text:p>0.1269142448</text:p>
          </table:table-cell>
          <table:table-cell table:formula="of:=CONCATENATE([.A75]; &quot;,&quot;)" office:value-type="string" office:string-value="0.1269142447856,">
            <text:p>0.1269142447856,</text:p>
          </table:table-cell>
          <table:table-cell office:value-type="string">
            <text:p>3.2824265117968e-10</text:p>
          </table:table-cell>
          <table:table-cell table:formula="of:=CONCATENATE([.C75]; &quot;,&quot;)" office:value-type="string" office:string-value="3.2824265117968e-10,">
            <text:p>3.2824265117968e-10,</text:p>
          </table:table-cell>
        </table:table-row>
        <table:table-row table:style-name="ro1">
          <table:table-cell office:value-type="float" office:value="0.64233761396233">
            <text:p>0.642337614</text:p>
          </table:table-cell>
          <table:table-cell table:formula="of:=CONCATENATE([.A76]; &quot;,&quot;)" office:value-type="string" office:string-value="0.64233761396233,">
            <text:p>0.64233761396233,</text:p>
          </table:table-cell>
          <table:table-cell office:value-type="string">
            <text:p>8.3754692084901e-05</text:p>
          </table:table-cell>
          <table:table-cell table:formula="of:=CONCATENATE([.C76]; &quot;,&quot;)" office:value-type="string" office:string-value="8.3754692084901e-05,">
            <text:p>8.3754692084901e-05,</text:p>
          </table:table-cell>
        </table:table-row>
        <table:table-row table:style-name="ro1">
          <table:table-cell office:value-type="float" office:value="0.68080967854435">
            <text:p>0.6808096785</text:p>
          </table:table-cell>
          <table:table-cell table:formula="of:=CONCATENATE([.A77]; &quot;,&quot;)" office:value-type="string" office:string-value="0.68080967854435,">
            <text:p>0.68080967854435,</text:p>
          </table:table-cell>
          <table:table-cell office:value-type="float" office:value="0.00011886987598664">
            <text:p>0.0001188699</text:p>
          </table:table-cell>
          <table:table-cell table:formula="of:=CONCATENATE([.C77]; &quot;,&quot;)" office:value-type="string" office:string-value="0.00011886987598664,">
            <text:p>0.00011886987598664,</text:p>
          </table:table-cell>
        </table:table-row>
        <table:table-row table:style-name="ro1">
          <table:table-cell office:value-type="float" office:value="0.67973367832541">
            <text:p>0.6797336783</text:p>
          </table:table-cell>
          <table:table-cell table:formula="of:=CONCATENATE([.A78]; &quot;,&quot;)" office:value-type="string" office:string-value="0.67973367832541,">
            <text:p>0.67973367832541,</text:p>
          </table:table-cell>
          <table:table-cell office:value-type="float" office:value="0.00011775614602291">
            <text:p>0.0001177561</text:p>
          </table:table-cell>
          <table:table-cell table:formula="of:=CONCATENATE([.C78]; &quot;,&quot;)" office:value-type="string" office:string-value="0.00011775614602291,">
            <text:p>0.00011775614602291,</text:p>
          </table:table-cell>
        </table:table-row>
        <table:table-row table:style-name="ro1">
          <table:table-cell office:value-type="float" office:value="0.48532889336992">
            <text:p>0.4853288934</text:p>
          </table:table-cell>
          <table:table-cell table:formula="of:=CONCATENATE([.A79]; &quot;,&quot;)" office:value-type="string" office:string-value="0.48532889336992,">
            <text:p>0.48532889336992,</text:p>
          </table:table-cell>
          <table:table-cell office:value-type="string">
            <text:p>1.3871875406674e-05</text:p>
          </table:table-cell>
          <table:table-cell table:formula="of:=CONCATENATE([.C79]; &quot;,&quot;)" office:value-type="string" office:string-value="1.3871875406674e-05,">
            <text:p>1.3871875406674e-05,</text:p>
          </table:table-cell>
        </table:table-row>
        <table:table-row table:style-name="ro1">
          <table:table-cell office:value-type="float" office:value="0.56084435556132">
            <text:p>0.5608443556</text:p>
          </table:table-cell>
          <table:table-cell table:formula="of:=CONCATENATE([.A80]; &quot;,&quot;)" office:value-type="string" office:string-value="0.56084435556132,">
            <text:p>0.56084435556132,</text:p>
          </table:table-cell>
          <table:table-cell office:value-type="string">
            <text:p>3.5877944370027e-05</text:p>
          </table:table-cell>
          <table:table-cell table:formula="of:=CONCATENATE([.C80]; &quot;,&quot;)" office:value-type="string" office:string-value="3.5877944370027e-05,">
            <text:p>3.5877944370027e-05,</text:p>
          </table:table-cell>
        </table:table-row>
        <table:table-row table:style-name="ro1">
          <table:table-cell office:value-type="float" office:value="0.42080962845288">
            <text:p>0.4208096285</text:p>
          </table:table-cell>
          <table:table-cell table:formula="of:=CONCATENATE([.A81]; &quot;,&quot;)" office:value-type="string" office:string-value="0.42080962845288,">
            <text:p>0.42080962845288,</text:p>
          </table:table-cell>
          <table:table-cell office:value-type="string">
            <text:p>5.1939500308863e-06</text:p>
          </table:table-cell>
          <table:table-cell table:formula="of:=CONCATENATE([.C81]; &quot;,&quot;)" office:value-type="string" office:string-value="5.1939500308863e-06,">
            <text:p>5.1939500308863e-06,</text:p>
          </table:table-cell>
        </table:table-row>
        <table:table-row table:style-name="ro1">
          <table:table-cell office:value-type="float" office:value="0.72308949895041">
            <text:p>0.723089499</text:p>
          </table:table-cell>
          <table:table-cell table:formula="of:=CONCATENATE([.A82]; &quot;,&quot;)" office:value-type="string" office:string-value="0.72308949895041,">
            <text:p>0.72308949895041,</text:p>
          </table:table-cell>
          <table:table-cell office:value-type="float" office:value="0.00016937222327349">
            <text:p>0.0001693722</text:p>
          </table:table-cell>
          <table:table-cell table:formula="of:=CONCATENATE([.C82]; &quot;,&quot;)" office:value-type="string" office:string-value="0.00016937222327349,">
            <text:p>0.00016937222327349,</text:p>
          </table:table-cell>
        </table:table-row>
        <table:table-row table:style-name="ro1">
          <table:table-cell office:value-type="float" office:value="0.28390505597759">
            <text:p>0.283905056</text:p>
          </table:table-cell>
          <table:table-cell table:formula="of:=CONCATENATE([.A83]; &quot;,&quot;)" office:value-type="string" office:string-value="0.28390505597759,">
            <text:p>0.28390505597759,</text:p>
          </table:table-cell>
          <table:table-cell office:value-type="string">
            <text:p>2.7951310659618e-07</text:p>
          </table:table-cell>
          <table:table-cell table:formula="of:=CONCATENATE([.C83]; &quot;,&quot;)" office:value-type="string" office:string-value="2.7951310659618e-07,">
            <text:p>2.7951310659618e-07,</text:p>
          </table:table-cell>
        </table:table-row>
        <table:table-row table:style-name="ro1">
          <table:table-cell office:value-type="float" office:value="0.84840954141053">
            <text:p>0.8484095414</text:p>
          </table:table-cell>
          <table:table-cell table:formula="of:=CONCATENATE([.A84]; &quot;,&quot;)" office:value-type="string" office:string-value="0.84840954141053,">
            <text:p>0.84840954141053,</text:p>
          </table:table-cell>
          <table:table-cell office:value-type="float" office:value="0.00041502420264547">
            <text:p>0.0004150242</text:p>
          </table:table-cell>
          <table:table-cell table:formula="of:=CONCATENATE([.C84]; &quot;,&quot;)" office:value-type="string" office:string-value="0.00041502420264547,">
            <text:p>0.00041502420264547,</text:p>
          </table:table-cell>
        </table:table-row>
        <table:table-row table:style-name="ro1">
          <table:table-cell office:value-type="float" office:value="0.48896468416801">
            <text:p>0.4889646842</text:p>
          </table:table-cell>
          <table:table-cell table:formula="of:=CONCATENATE([.A85]; &quot;,&quot;)" office:value-type="string" office:string-value="0.48896468416801,">
            <text:p>0.48896468416801,</text:p>
          </table:table-cell>
          <table:table-cell office:value-type="string">
            <text:p>1.4585823672031e-05</text:p>
          </table:table-cell>
          <table:table-cell table:formula="of:=CONCATENATE([.C85]; &quot;,&quot;)" office:value-type="string" office:string-value="1.4585823672031e-05,">
            <text:p>1.4585823672031e-05,</text:p>
          </table:table-cell>
        </table:table-row>
        <table:table-row table:style-name="ro1">
          <table:table-cell office:value-type="float" office:value="1.3918055282496">
            <text:p>1.3918055282</text:p>
          </table:table-cell>
          <table:table-cell table:formula="of:=CONCATENATE([.A86]; &quot;,&quot;)" office:value-type="string" office:string-value="1.3918055282496,">
            <text:p>1.3918055282496,</text:p>
          </table:table-cell>
          <table:table-cell office:value-type="float" office:value="0.0044517105451641">
            <text:p>0.0044517105</text:p>
          </table:table-cell>
          <table:table-cell table:formula="of:=CONCATENATE([.C86]; &quot;,&quot;)" office:value-type="string" office:string-value="0.0044517105451641,">
            <text:p>0.0044517105451641,</text:p>
          </table:table-cell>
        </table:table-row>
        <table:table-row table:style-name="ro1">
          <table:table-cell office:value-type="float" office:value="1.6391499961452">
            <text:p>1.6391499961</text:p>
          </table:table-cell>
          <table:table-cell table:formula="of:=CONCATENATE([.A87]; &quot;,&quot;)" office:value-type="string" office:string-value="1.6391499961452,">
            <text:p>1.6391499961452,</text:p>
          </table:table-cell>
          <table:table-cell office:value-type="float" office:value="0.008541737674118">
            <text:p>0.0085417377</text:p>
          </table:table-cell>
          <table:table-cell table:formula="of:=CONCATENATE([.C87]; &quot;,&quot;)" office:value-type="string" office:string-value="0.008541737674118,">
            <text:p>0.008541737674118,</text:p>
          </table:table-cell>
        </table:table-row>
        <table:table-row table:style-name="ro1">
          <table:table-cell office:value-type="float" office:value="1.6505343238199">
            <text:p>1.6505343238</text:p>
          </table:table-cell>
          <table:table-cell table:formula="of:=CONCATENATE([.A88]; &quot;,&quot;)" office:value-type="string" office:string-value="1.6505343238199,">
            <text:p>1.6505343238199,</text:p>
          </table:table-cell>
          <table:table-cell office:value-type="float" office:value="0.0087682167197934">
            <text:p>0.0087682167</text:p>
          </table:table-cell>
          <table:table-cell table:formula="of:=CONCATENATE([.C88]; &quot;,&quot;)" office:value-type="string" office:string-value="0.0087682167197934,">
            <text:p>0.0087682167197934,</text:p>
          </table:table-cell>
        </table:table-row>
        <table:table-row table:style-name="ro1">
          <table:table-cell office:value-type="float" office:value="1.1401626896724">
            <text:p>1.1401626897</text:p>
          </table:table-cell>
          <table:table-cell table:formula="of:=CONCATENATE([.A89]; &quot;,&quot;)" office:value-type="string" office:string-value="1.1401626896724,">
            <text:p>1.1401626896724,</text:p>
          </table:table-cell>
          <table:table-cell office:value-type="float" office:value="0.0018416214567417">
            <text:p>0.0018416215</text:p>
          </table:table-cell>
          <table:table-cell table:formula="of:=CONCATENATE([.C89]; &quot;,&quot;)" office:value-type="string" office:string-value="0.0018416214567417,">
            <text:p>0.0018416214567417,</text:p>
          </table:table-cell>
        </table:table-row>
        <table:table-row table:style-name="ro1">
          <table:table-cell office:value-type="float" office:value="1.7869435275795">
            <text:p>1.7869435276</text:p>
          </table:table-cell>
          <table:table-cell table:formula="of:=CONCATENATE([.A90]; &quot;,&quot;)" office:value-type="string" office:string-value="1.7869435275795,">
            <text:p>1.7869435275795,</text:p>
          </table:table-cell>
          <table:table-cell office:value-type="float" office:value="0.011744285275927">
            <text:p>0.0117442853</text:p>
          </table:table-cell>
          <table:table-cell table:formula="of:=CONCATENATE([.C90]; &quot;,&quot;)" office:value-type="string" office:string-value="0.011744285275927,">
            <text:p>0.011744285275927,</text:p>
          </table:table-cell>
        </table:table-row>
        <table:table-row table:style-name="ro1">
          <table:table-cell office:value-type="float" office:value="0.63979475294435">
            <text:p>0.6397947529</text:p>
          </table:table-cell>
          <table:table-cell table:formula="of:=CONCATENATE([.A91]; &quot;,&quot;)" office:value-type="string" office:string-value="0.63979475294435,">
            <text:p>0.63979475294435,</text:p>
          </table:table-cell>
          <table:table-cell office:value-type="string">
            <text:p>8.1754528152139e-05</text:p>
          </table:table-cell>
          <table:table-cell table:formula="of:=CONCATENATE([.C91]; &quot;,&quot;)" office:value-type="string" office:string-value="8.1754528152139e-05,">
            <text:p>8.1754528152139e-05,</text:p>
          </table:table-cell>
        </table:table-row>
        <table:table-row table:style-name="ro1">
          <table:table-cell office:value-type="float" office:value="0.26381236153372">
            <text:p>0.2638123615</text:p>
          </table:table-cell>
          <table:table-cell table:formula="of:=CONCATENATE([.A92]; &quot;,&quot;)" office:value-type="string" office:string-value="0.26381236153372,">
            <text:p>0.26381236153372,</text:p>
          </table:table-cell>
          <table:table-cell office:value-type="string">
            <text:p>1.5708163971392e-07</text:p>
          </table:table-cell>
          <table:table-cell table:formula="of:=CONCATENATE([.C92]; &quot;,&quot;)" office:value-type="string" office:string-value="1.5708163971392e-07,">
            <text:p>1.5708163971392e-07,</text:p>
          </table:table-cell>
        </table:table-row>
        <table:table-row table:style-name="ro1">
          <table:table-cell office:value-type="float" office:value="0.1732206965172">
            <text:p>0.1732206965</text:p>
          </table:table-cell>
          <table:table-cell table:formula="of:=CONCATENATE([.A93]; &quot;,&quot;)" office:value-type="string" office:string-value="0.1732206965172,">
            <text:p>0.1732206965172,</text:p>
          </table:table-cell>
          <table:table-cell office:value-type="string">
            <text:p>4.9226691599122e-09</text:p>
          </table:table-cell>
          <table:table-cell table:formula="of:=CONCATENATE([.C93]; &quot;,&quot;)" office:value-type="string" office:string-value="4.9226691599122e-09,">
            <text:p>4.9226691599122e-09,</text:p>
          </table:table-cell>
        </table:table-row>
        <table:table-row table:style-name="ro1">
          <table:table-cell office:value-type="float" office:value="0.27721559968732">
            <text:p>0.2772155997</text:p>
          </table:table-cell>
          <table:table-cell table:formula="of:=CONCATENATE([.A94]; &quot;,&quot;)" office:value-type="string" office:string-value="0.27721559968732,">
            <text:p>0.27721559968732,</text:p>
          </table:table-cell>
          <table:table-cell office:value-type="string">
            <text:p>2.3202485653264e-07</text:p>
          </table:table-cell>
          <table:table-cell table:formula="of:=CONCATENATE([.C94]; &quot;,&quot;)" office:value-type="string" office:string-value="2.3202485653264e-07,">
            <text:p>2.3202485653264e-07,</text:p>
          </table:table-cell>
        </table:table-row>
        <table:table-row table:style-name="ro1">
          <table:table-cell office:value-type="float" office:value="0.17116618288526">
            <text:p>0.1711661829</text:p>
          </table:table-cell>
          <table:table-cell table:formula="of:=CONCATENATE([.A95]; &quot;,&quot;)" office:value-type="string" office:string-value="0.17116618288526,">
            <text:p>0.17116618288526,</text:p>
          </table:table-cell>
          <table:table-cell office:value-type="string">
            <text:p>4.446255544443e-09</text:p>
          </table:table-cell>
          <table:table-cell table:formula="of:=CONCATENATE([.C95]; &quot;,&quot;)" office:value-type="string" office:string-value="4.446255544443e-09,">
            <text:p>4.446255544443e-09,</text:p>
          </table:table-cell>
        </table:table-row>
        <table:table-row table:style-name="ro1">
          <table:table-cell office:value-type="float" office:value="0.83753034268808">
            <text:p>0.8375303427</text:p>
          </table:table-cell>
          <table:table-cell table:formula="of:=CONCATENATE([.A96]; &quot;,&quot;)" office:value-type="string" office:string-value="0.83753034268808,">
            <text:p>0.83753034268808,</text:p>
          </table:table-cell>
          <table:table-cell office:value-type="float" office:value="0.00038695486153432">
            <text:p>0.0003869549</text:p>
          </table:table-cell>
          <table:table-cell table:formula="of:=CONCATENATE([.C96]; &quot;,&quot;)" office:value-type="string" office:string-value="0.00038695486153432,">
            <text:p>0.00038695486153432,</text:p>
          </table:table-cell>
        </table:table-row>
        <table:table-row table:style-name="ro1">
          <table:table-cell office:value-type="float" office:value="0.63476329584967">
            <text:p>0.6347632958</text:p>
          </table:table-cell>
          <table:table-cell table:formula="of:=CONCATENATE([.A97]; &quot;,&quot;)" office:value-type="string" office:string-value="0.63476329584967,">
            <text:p>0.63476329584967,</text:p>
          </table:table-cell>
          <table:table-cell office:value-type="string">
            <text:p>7.7905708562799e-05</text:p>
          </table:table-cell>
          <table:table-cell table:formula="of:=CONCATENATE([.C97]; &quot;,&quot;)" office:value-type="string" office:string-value="7.7905708562799e-05,">
            <text:p>7.7905708562799e-05,</text:p>
          </table:table-cell>
        </table:table-row>
        <table:table-row table:style-name="ro1">
          <table:table-cell office:value-type="float" office:value="0.63250167890139">
            <text:p>0.6325016789</text:p>
          </table:table-cell>
          <table:table-cell table:formula="of:=CONCATENATE([.A98]; &quot;,&quot;)" office:value-type="string" office:string-value="0.63250167890139,">
            <text:p>0.63250167890139,</text:p>
          </table:table-cell>
          <table:table-cell office:value-type="string">
            <text:p>7.6222021126613e-05</text:p>
          </table:table-cell>
          <table:table-cell table:formula="of:=CONCATENATE([.C98]; &quot;,&quot;)" office:value-type="string" office:string-value="7.6222021126613e-05,">
            <text:p>7.6222021126613e-05,</text:p>
          </table:table-cell>
        </table:table-row>
        <table:table-row table:style-name="ro1">
          <table:table-cell office:value-type="float" office:value="0.44886960070802">
            <text:p>0.4488696007</text:p>
          </table:table-cell>
          <table:table-cell table:formula="of:=CONCATENATE([.A99]; &quot;,&quot;)" office:value-type="string" office:string-value="0.44886960070802,">
            <text:p>0.44886960070802,</text:p>
          </table:table-cell>
          <table:table-cell office:value-type="string">
            <text:p>8.1453347587243e-06</text:p>
          </table:table-cell>
          <table:table-cell table:formula="of:=CONCATENATE([.C99]; &quot;,&quot;)" office:value-type="string" office:string-value="8.1453347587243e-06,">
            <text:p>8.1453347587243e-06,</text:p>
          </table:table-cell>
        </table:table-row>
        <table:table-row table:style-name="ro1">
          <table:table-cell office:value-type="float" office:value="0.3465248684699">
            <text:p>0.3465248685</text:p>
          </table:table-cell>
          <table:table-cell table:formula="of:=CONCATENATE([.A100]; &quot;,&quot;)" office:value-type="string" office:string-value="0.3465248684699,">
            <text:p>0.3465248684699,</text:p>
          </table:table-cell>
          <table:table-cell office:value-type="string">
            <text:p>1.274090528044e-06</text:p>
          </table:table-cell>
          <table:table-cell table:formula="of:=CONCATENATE([.C100]; &quot;,&quot;)" office:value-type="string" office:string-value="1.274090528044e-06,">
            <text:p>1.274090528044e-06,</text:p>
          </table:table-cell>
        </table:table-row>
        <table:table-row table:style-name="ro1">
          <table:table-cell office:value-type="float" office:value="0.25828216145529">
            <text:p>0.2582821615</text:p>
          </table:table-cell>
          <table:table-cell table:formula="of:=CONCATENATE([.A101]; &quot;,&quot;)" office:value-type="string" office:string-value="0.25828216145529,">
            <text:p>0.25828216145529,</text:p>
          </table:table-cell>
          <table:table-cell office:value-type="string">
            <text:p>1.3278949669249e-07</text:p>
          </table:table-cell>
          <table:table-cell table:formula="of:=CONCATENATE([.C101]; &quot;,&quot;)" office:value-type="string" office:string-value="1.3278949669249e-07,">
            <text:p>1.3278949669249e-07,</text:p>
          </table:table-cell>
        </table:table-row>
        <table:table-row table:style-name="ro1">
          <table:table-cell office:value-type="float" office:value="0.25470481831426">
            <text:p>0.2547048183</text:p>
          </table:table-cell>
          <table:table-cell table:formula="of:=CONCATENATE([.A102]; &quot;,&quot;)" office:value-type="string" office:string-value="0.25470481831426,">
            <text:p>0.25470481831426,</text:p>
          </table:table-cell>
          <table:table-cell office:value-type="string">
            <text:p>1.1883816830613e-07</text:p>
          </table:table-cell>
          <table:table-cell table:formula="of:=CONCATENATE([.C102]; &quot;,&quot;)" office:value-type="string" office:string-value="1.1883816830613e-07,">
            <text:p>1.1883816830613e-07,</text:p>
          </table:table-cell>
        </table:table-row>
        <table:table-row table:style-name="ro1">
          <table:table-cell office:value-type="float" office:value="0.79251905258246">
            <text:p>0.7925190526</text:p>
          </table:table-cell>
          <table:table-cell table:formula="of:=CONCATENATE([.A103]; &quot;,&quot;)" office:value-type="string" office:string-value="0.79251905258246,">
            <text:p>0.79251905258246,</text:p>
          </table:table-cell>
          <table:table-cell office:value-type="float" office:value="0.00028540351156912">
            <text:p>0.0002854035</text:p>
          </table:table-cell>
          <table:table-cell table:formula="of:=CONCATENATE([.C103]; &quot;,&quot;)" office:value-type="string" office:string-value="0.00028540351156912,">
            <text:p>0.00028540351156912,</text:p>
          </table:table-cell>
        </table:table-row>
        <table:table-row table:style-name="ro1">
          <table:table-cell office:value-type="float" office:value="0.54476966298188">
            <text:p>0.544769663</text:p>
          </table:table-cell>
          <table:table-cell table:formula="of:=CONCATENATE([.A104]; &quot;,&quot;)" office:value-type="string" office:string-value="0.54476966298188,">
            <text:p>0.54476966298188,</text:p>
          </table:table-cell>
          <table:table-cell office:value-type="string">
            <text:p>2.9750332733314e-05</text:p>
          </table:table-cell>
          <table:table-cell table:formula="of:=CONCATENATE([.C104]; &quot;,&quot;)" office:value-type="string" office:string-value="2.9750332733314e-05,">
            <text:p>2.9750332733314e-05,</text:p>
          </table:table-cell>
        </table:table-row>
        <table:table-row table:style-name="ro1">
          <table:table-cell office:value-type="float" office:value="0.46157886234591">
            <text:p>0.4615788623</text:p>
          </table:table-cell>
          <table:table-cell table:formula="of:=CONCATENATE([.A105]; &quot;,&quot;)" office:value-type="string" office:string-value="0.46157886234591,">
            <text:p>0.46157886234591,</text:p>
          </table:table-cell>
          <table:table-cell office:value-type="string">
            <text:p>9.8681692344423e-06</text:p>
          </table:table-cell>
          <table:table-cell table:formula="of:=CONCATENATE([.C105]; &quot;,&quot;)" office:value-type="string" office:string-value="9.8681692344423e-06,">
            <text:p>9.8681692344423e-06,</text:p>
          </table:table-cell>
        </table:table-row>
        <table:table-row table:style-name="ro1">
          <table:table-cell office:value-type="float" office:value="0.97104004455668">
            <text:p>0.9710400446</text:p>
          </table:table-cell>
          <table:table-cell table:formula="of:=CONCATENATE([.A106]; &quot;,&quot;)" office:value-type="string" office:string-value="0.97104004455668,">
            <text:p>0.97104004455668,</text:p>
          </table:table-cell>
          <table:table-cell office:value-type="float" office:value="0.00084220327092063">
            <text:p>0.0008422033</text:p>
          </table:table-cell>
          <table:table-cell table:formula="of:=CONCATENATE([.C106]; &quot;,&quot;)" office:value-type="string" office:string-value="0.00084220327092063,">
            <text:p>0.00084220327092063,</text:p>
          </table:table-cell>
        </table:table-row>
        <table:table-row table:style-name="ro1">
          <table:table-cell office:value-type="float" office:value="0.3837056120953">
            <text:p>0.3837056121</text:p>
          </table:table-cell>
          <table:table-cell table:formula="of:=CONCATENATE([.A107]; &quot;,&quot;)" office:value-type="string" office:string-value="0.3837056120953,">
            <text:p>0.3837056120953,</text:p>
          </table:table-cell>
          <table:table-cell office:value-type="string">
            <text:p>2.6887132588111e-06</text:p>
          </table:table-cell>
          <table:table-cell table:formula="of:=CONCATENATE([.C107]; &quot;,&quot;)" office:value-type="string" office:string-value="2.6887132588111e-06,">
            <text:p>2.6887132588111e-06,</text:p>
          </table:table-cell>
        </table:table-row>
        <table:table-row table:style-name="ro1">
          <table:table-cell office:value-type="float" office:value="0.43120719115516">
            <text:p>0.4312071912</text:p>
          </table:table-cell>
          <table:table-cell table:formula="of:=CONCATENATE([.A108]; &quot;,&quot;)" office:value-type="string" office:string-value="0.43120719115516,">
            <text:p>0.43120719115516,</text:p>
          </table:table-cell>
          <table:table-cell office:value-type="string">
            <text:p>6.163605753124e-06</text:p>
          </table:table-cell>
          <table:table-cell table:formula="of:=CONCATENATE([.C108]; &quot;,&quot;)" office:value-type="string" office:string-value="6.163605753124e-06,">
            <text:p>6.163605753124e-06,</text:p>
          </table:table-cell>
        </table:table-row>
        <table:table-row table:style-name="ro1">
          <table:table-cell office:value-type="float" office:value="0.51918021500625">
            <text:p>0.519180215</text:p>
          </table:table-cell>
          <table:table-cell table:formula="of:=CONCATENATE([.A109]; &quot;,&quot;)" office:value-type="string" office:string-value="0.51918021500625,">
            <text:p>0.51918021500625,</text:p>
          </table:table-cell>
          <table:table-cell office:value-type="string">
            <text:p>2.1731433842067e-05</text:p>
          </table:table-cell>
          <table:table-cell table:formula="of:=CONCATENATE([.C109]; &quot;,&quot;)" office:value-type="string" office:string-value="2.1731433842067e-05,">
            <text:p>2.1731433842067e-05,</text:p>
          </table:table-cell>
        </table:table-row>
        <table:table-row table:style-name="ro1">
          <table:table-cell office:value-type="float" office:value="0.55660932705782">
            <text:p>0.5566093271</text:p>
          </table:table-cell>
          <table:table-cell table:formula="of:=CONCATENATE([.A110]; &quot;,&quot;)" office:value-type="string" office:string-value="0.55660932705782,">
            <text:p>0.55660932705782,</text:p>
          </table:table-cell>
          <table:table-cell office:value-type="string">
            <text:p>3.4174999055893e-05</text:p>
          </table:table-cell>
          <table:table-cell table:formula="of:=CONCATENATE([.C110]; &quot;,&quot;)" office:value-type="string" office:string-value="3.4174999055893e-05,">
            <text:p>3.4174999055893e-05,</text:p>
          </table:table-cell>
        </table:table-row>
        <table:table-row table:style-name="ro1">
          <table:table-cell office:value-type="float" office:value="0.46993442033204">
            <text:p>0.4699344203</text:p>
          </table:table-cell>
          <table:table-cell table:formula="of:=CONCATENATE([.A111]; &quot;,&quot;)" office:value-type="string" office:string-value="0.46993442033204,">
            <text:p>0.46993442033204,</text:p>
          </table:table-cell>
          <table:table-cell office:value-type="string">
            <text:p>1.1153032432621e-05</text:p>
          </table:table-cell>
          <table:table-cell table:formula="of:=CONCATENATE([.C111]; &quot;,&quot;)" office:value-type="string" office:string-value="1.1153032432621e-05,">
            <text:p>1.1153032432621e-05,</text:p>
          </table:table-cell>
        </table:table-row>
        <table:table-row table:style-name="ro1">
          <table:table-cell office:value-type="float" office:value="0.60294648898413">
            <text:p>0.602946489</text:p>
          </table:table-cell>
          <table:table-cell table:formula="of:=CONCATENATE([.A112]; &quot;,&quot;)" office:value-type="string" office:string-value="0.60294648898413,">
            <text:p>0.60294648898413,</text:p>
          </table:table-cell>
          <table:table-cell office:value-type="string">
            <text:p>5.6701880165937e-05</text:p>
          </table:table-cell>
          <table:table-cell table:formula="of:=CONCATENATE([.C112]; &quot;,&quot;)" office:value-type="string" office:string-value="5.6701880165937e-05,">
            <text:p>5.6701880165937e-05,</text:p>
          </table:table-cell>
        </table:table-row>
        <table:table-row table:style-name="ro1">
          <table:table-cell office:value-type="float" office:value="0.2302618163414">
            <text:p>0.2302618163</text:p>
          </table:table-cell>
          <table:table-cell table:formula="of:=CONCATENATE([.A113]; &quot;,&quot;)" office:value-type="string" office:string-value="0.2302618163414,">
            <text:p>0.2302618163414,</text:p>
          </table:table-cell>
          <table:table-cell office:value-type="string">
            <text:p>5.2752592917939e-08</text:p>
          </table:table-cell>
          <table:table-cell table:formula="of:=CONCATENATE([.C113]; &quot;,&quot;)" office:value-type="string" office:string-value="5.2752592917939e-08,">
            <text:p>5.2752592917939e-08,</text:p>
          </table:table-cell>
        </table:table-row>
        <table:table-row table:style-name="ro1">
          <table:table-cell office:value-type="float" office:value="0.46671119050345">
            <text:p>0.4667111905</text:p>
          </table:table-cell>
          <table:table-cell table:formula="of:=CONCATENATE([.A114]; &quot;,&quot;)" office:value-type="string" office:string-value="0.46671119050345,">
            <text:p>0.46671119050345,</text:p>
          </table:table-cell>
          <table:table-cell office:value-type="string">
            <text:p>1.064231445935e-05</text:p>
          </table:table-cell>
          <table:table-cell table:formula="of:=CONCATENATE([.C114]; &quot;,&quot;)" office:value-type="string" office:string-value="1.064231445935e-05,">
            <text:p>1.064231445935e-05,</text:p>
          </table:table-cell>
        </table:table-row>
        <table:table-row table:style-name="ro1">
          <table:table-cell office:value-type="float" office:value="0.34006960779085">
            <text:p>0.3400696078</text:p>
          </table:table-cell>
          <table:table-cell table:formula="of:=CONCATENATE([.A115]; &quot;,&quot;)" office:value-type="string" office:string-value="0.34006960779085,">
            <text:p>0.34006960779085,</text:p>
          </table:table-cell>
          <table:table-cell office:value-type="string">
            <text:p>1.1076552961983e-06</text:p>
          </table:table-cell>
          <table:table-cell table:formula="of:=CONCATENATE([.C115]; &quot;,&quot;)" office:value-type="string" office:string-value="1.1076552961983e-06,">
            <text:p>1.1076552961983e-06,</text:p>
          </table:table-cell>
        </table:table-row>
        <table:table-row table:style-name="ro1">
          <table:table-cell office:value-type="float" office:value="0.56219416527958">
            <text:p>0.5621941653</text:p>
          </table:table-cell>
          <table:table-cell table:formula="of:=CONCATENATE([.A116]; &quot;,&quot;)" office:value-type="string" office:string-value="0.56219416527958,">
            <text:p>0.56219416527958,</text:p>
          </table:table-cell>
          <table:table-cell office:value-type="string">
            <text:p>3.6434534545958e-05</text:p>
          </table:table-cell>
          <table:table-cell table:formula="of:=CONCATENATE([.C116]; &quot;,&quot;)" office:value-type="string" office:string-value="3.6434534545958e-05,">
            <text:p>3.6434534545958e-05,</text:p>
          </table:table-cell>
        </table:table-row>
        <table:table-row table:style-name="ro1">
          <table:table-cell office:value-type="float" office:value="0.7593629441781">
            <text:p>0.7593629442</text:p>
          </table:table-cell>
          <table:table-cell table:formula="of:=CONCATENATE([.A117]; &quot;,&quot;)" office:value-type="string" office:string-value="0.7593629441781,">
            <text:p>0.7593629441781,</text:p>
          </table:table-cell>
          <table:table-cell office:value-type="float" office:value="0.00022435698637954">
            <text:p>0.000224357</text:p>
          </table:table-cell>
          <table:table-cell table:formula="of:=CONCATENATE([.C117]; &quot;,&quot;)" office:value-type="string" office:string-value="0.00022435698637954,">
            <text:p>0.00022435698637954,</text:p>
          </table:table-cell>
        </table:table-row>
        <table:table-row table:style-name="ro1">
          <table:table-cell office:value-type="float" office:value="0.84935424831438">
            <text:p>0.8493542483</text:p>
          </table:table-cell>
          <table:table-cell table:formula="of:=CONCATENATE([.A118]; &quot;,&quot;)" office:value-type="string" office:string-value="0.84935424831438,">
            <text:p>0.84935424831438,</text:p>
          </table:table-cell>
          <table:table-cell office:value-type="float" office:value="0.00041752986103813">
            <text:p>0.0004175299</text:p>
          </table:table-cell>
          <table:table-cell table:formula="of:=CONCATENATE([.C118]; &quot;,&quot;)" office:value-type="string" office:string-value="0.00041752986103813,">
            <text:p>0.00041752986103813,</text:p>
          </table:table-cell>
        </table:table-row>
        <table:table-row table:style-name="ro1">
          <table:table-cell office:value-type="float" office:value="0.7266627571246">
            <text:p>0.7266627571</text:p>
          </table:table-cell>
          <table:table-cell table:formula="of:=CONCATENATE([.A119]; &quot;,&quot;)" office:value-type="string" office:string-value="0.7266627571246,">
            <text:p>0.7266627571246,</text:p>
          </table:table-cell>
          <table:table-cell office:value-type="float" office:value="0.00017428251017115">
            <text:p>0.0001742825</text:p>
          </table:table-cell>
          <table:table-cell table:formula="of:=CONCATENATE([.C119]; &quot;,&quot;)" office:value-type="string" office:string-value="0.00017428251017115,">
            <text:p>0.00017428251017115,</text:p>
          </table:table-cell>
        </table:table-row>
        <table:table-row table:style-name="ro1">
          <table:table-cell office:value-type="float" office:value="0.54535861277133">
            <text:p>0.5453586128</text:p>
          </table:table-cell>
          <table:table-cell table:formula="of:=CONCATENATE([.A120]; &quot;,&quot;)" office:value-type="string" office:string-value="0.54535861277133,">
            <text:p>0.54535861277133,</text:p>
          </table:table-cell>
          <table:table-cell office:value-type="string">
            <text:p>2.9959115912973e-05</text:p>
          </table:table-cell>
          <table:table-cell table:formula="of:=CONCATENATE([.C120]; &quot;,&quot;)" office:value-type="string" office:string-value="2.9959115912973e-05,">
            <text:p>2.9959115912973e-05,</text:p>
          </table:table-cell>
        </table:table-row>
        <table:table-row table:style-name="ro1">
          <table:table-cell office:value-type="float" office:value="0.53719149942314">
            <text:p>0.5371914994</text:p>
          </table:table-cell>
          <table:table-cell table:formula="of:=CONCATENATE([.A121]; &quot;,&quot;)" office:value-type="string" office:string-value="0.53719149942314,">
            <text:p>0.53719149942314,</text:p>
          </table:table-cell>
          <table:table-cell office:value-type="string">
            <text:p>2.716511672701e-05</text:p>
          </table:table-cell>
          <table:table-cell table:formula="of:=CONCATENATE([.C121]; &quot;,&quot;)" office:value-type="string" office:string-value="2.716511672701e-05,">
            <text:p>2.716511672701e-05,</text:p>
          </table:table-cell>
        </table:table-row>
        <table:table-row table:style-name="ro1">
          <table:table-cell office:value-type="float" office:value="0.80664977630858">
            <text:p>0.8066497763</text:p>
          </table:table-cell>
          <table:table-cell table:formula="of:=CONCATENATE([.A122]; &quot;,&quot;)" office:value-type="string" office:string-value="0.80664977630858,">
            <text:p>0.80664977630858,</text:p>
          </table:table-cell>
          <table:table-cell office:value-type="float" office:value="0.00031485490316804">
            <text:p>0.0003148549</text:p>
          </table:table-cell>
          <table:table-cell table:formula="of:=CONCATENATE([.C122]; &quot;,&quot;)" office:value-type="string" office:string-value="0.00031485490316804,">
            <text:p>0.00031485490316804,</text:p>
          </table:table-cell>
        </table:table-row>
        <table:table-row table:style-name="ro1">
          <table:table-cell office:value-type="float" office:value="0.41868711465472">
            <text:p>0.4186871147</text:p>
          </table:table-cell>
          <table:table-cell table:formula="of:=CONCATENATE([.A123]; &quot;,&quot;)" office:value-type="string" office:string-value="0.41868711465472,">
            <text:p>0.41868711465472,</text:p>
          </table:table-cell>
          <table:table-cell office:value-type="string">
            <text:p>5.0122152309923e-06</text:p>
          </table:table-cell>
          <table:table-cell table:formula="of:=CONCATENATE([.C123]; &quot;,&quot;)" office:value-type="string" office:string-value="5.0122152309923e-06,">
            <text:p>5.0122152309923e-06,</text:p>
          </table:table-cell>
        </table:table-row>
        <table:table-row table:style-name="ro1">
          <table:table-cell office:value-type="float" office:value="0.3062075805648">
            <text:p>0.3062075806</text:p>
          </table:table-cell>
          <table:table-cell table:formula="of:=CONCATENATE([.A124]; &quot;,&quot;)" office:value-type="string" office:string-value="0.3062075805648,">
            <text:p>0.3062075805648,</text:p>
          </table:table-cell>
          <table:table-cell office:value-type="string">
            <text:p>5.0123037483887e-07</text:p>
          </table:table-cell>
          <table:table-cell table:formula="of:=CONCATENATE([.C124]; &quot;,&quot;)" office:value-type="string" office:string-value="5.0123037483887e-07,">
            <text:p>5.0123037483887e-07,</text:p>
          </table:table-cell>
        </table:table-row>
        <table:table-row table:style-name="ro1">
          <table:table-cell office:value-type="float" office:value="0.28815951618151">
            <text:p>0.2881595162</text:p>
          </table:table-cell>
          <table:table-cell table:formula="of:=CONCATENATE([.A125]; &quot;,&quot;)" office:value-type="string" office:string-value="0.28815951618151,">
            <text:p>0.28815951618151,</text:p>
          </table:table-cell>
          <table:table-cell office:value-type="string">
            <text:p>3.1378573853977e-07</text:p>
          </table:table-cell>
          <table:table-cell table:formula="of:=CONCATENATE([.C125]; &quot;,&quot;)" office:value-type="string" office:string-value="3.1378573853977e-07,">
            <text:p>3.1378573853977e-07,</text:p>
          </table:table-cell>
        </table:table-row>
        <table:table-row table:style-name="ro1">
          <table:table-cell office:value-type="float" office:value="0.30244959895331">
            <text:p>0.302449599</text:p>
          </table:table-cell>
          <table:table-cell table:formula="of:=CONCATENATE([.A126]; &quot;,&quot;)" office:value-type="string" office:string-value="0.30244959895331,">
            <text:p>0.30244959895331,</text:p>
          </table:table-cell>
          <table:table-cell office:value-type="string">
            <text:p>4.5595382797986e-07</text:p>
          </table:table-cell>
          <table:table-cell table:formula="of:=CONCATENATE([.C126]; &quot;,&quot;)" office:value-type="string" office:string-value="4.5595382797986e-07,">
            <text:p>4.5595382797986e-07,</text:p>
          </table:table-cell>
        </table:table-row>
        <table:table-row table:style-name="ro1">
          <table:table-cell office:value-type="float" office:value="0.15431093433002">
            <text:p>0.1543109343</text:p>
          </table:table-cell>
          <table:table-cell table:formula="of:=CONCATENATE([.A127]; &quot;,&quot;)" office:value-type="string" office:string-value="0.15431093433002,">
            <text:p>0.15431093433002,</text:p>
          </table:table-cell>
          <table:table-cell office:value-type="string">
            <text:p>1.8227995504774e-09</text:p>
          </table:table-cell>
          <table:table-cell table:formula="of:=CONCATENATE([.C127]; &quot;,&quot;)" office:value-type="string" office:string-value="1.8227995504774e-09,">
            <text:p>1.8227995504774e-09,</text:p>
          </table:table-cell>
        </table:table-row>
        <table:table-row table:style-name="ro1">
          <table:table-cell office:value-type="float" office:value="0.71091097678374">
            <text:p>0.7109109768</text:p>
          </table:table-cell>
          <table:table-cell table:formula="of:=CONCATENATE([.A128]; &quot;,&quot;)" office:value-type="string" office:string-value="0.71091097678374,">
            <text:p>0.71091097678374,</text:p>
          </table:table-cell>
          <table:table-cell office:value-type="float" office:value="0.0001534186205158">
            <text:p>0.0001534186</text:p>
          </table:table-cell>
          <table:table-cell table:formula="of:=CONCATENATE([.C128]; &quot;,&quot;)" office:value-type="string" office:string-value="0.0001534186205158,">
            <text:p>0.0001534186205158,</text:p>
          </table:table-cell>
        </table:table-row>
        <table:table-row table:style-name="ro1">
          <table:table-cell office:value-type="float" office:value="0.33732408425266">
            <text:p>0.3373240843</text:p>
          </table:table-cell>
          <table:table-cell table:formula="of:=CONCATENATE([.A129]; &quot;,&quot;)" office:value-type="string" office:string-value="0.33732408425266,">
            <text:p>0.33732408425266,</text:p>
          </table:table-cell>
          <table:table-cell office:value-type="string">
            <text:p>1.0425738802137e-06</text:p>
          </table:table-cell>
          <table:table-cell table:formula="of:=CONCATENATE([.C129]; &quot;,&quot;)" office:value-type="string" office:string-value="1.0425738802137e-06,">
            <text:p>1.0425738802137e-06,</text:p>
          </table:table-cell>
        </table:table-row>
        <table:table-row table:style-name="ro1">
          <table:table-cell office:value-type="float" office:value="0.56286473125122">
            <text:p>0.5628647313</text:p>
          </table:table-cell>
          <table:table-cell table:formula="of:=CONCATENATE([.A130]; &quot;,&quot;)" office:value-type="string" office:string-value="0.56286473125122,">
            <text:p>0.56286473125122,</text:p>
          </table:table-cell>
          <table:table-cell office:value-type="string">
            <text:p>3.6713556908207e-05</text:p>
          </table:table-cell>
          <table:table-cell table:formula="of:=CONCATENATE([.C130]; &quot;,&quot;)" office:value-type="string" office:string-value="3.6713556908207e-05,">
            <text:p>3.6713556908207e-05,</text:p>
          </table:table-cell>
        </table:table-row>
        <table:table-row table:style-name="ro1">
          <table:table-cell office:value-type="float" office:value="0.73560202092393">
            <text:p>0.7356020209</text:p>
          </table:table-cell>
          <table:table-cell table:formula="of:=CONCATENATE([.A131]; &quot;,&quot;)" office:value-type="string" office:string-value="0.73560202092393,">
            <text:p>0.73560202092393,</text:p>
          </table:table-cell>
          <table:table-cell office:value-type="float" office:value="0.00018703705927851">
            <text:p>0.0001870371</text:p>
          </table:table-cell>
          <table:table-cell table:formula="of:=CONCATENATE([.C131]; &quot;,&quot;)" office:value-type="string" office:string-value="0.00018703705927851,">
            <text:p>0.00018703705927851,</text:p>
          </table:table-cell>
        </table:table-row>
        <table:table-row table:style-name="ro1">
          <table:table-cell office:value-type="float" office:value="0.99510531741889">
            <text:p>0.9951053174</text:p>
          </table:table-cell>
          <table:table-cell table:formula="of:=CONCATENATE([.A132]; &quot;,&quot;)" office:value-type="string" office:string-value="0.99510531741889,">
            <text:p>0.99510531741889,</text:p>
          </table:table-cell>
          <table:table-cell office:value-type="float" office:value="0.00095286682778093">
            <text:p>0.0009528668</text:p>
          </table:table-cell>
          <table:table-cell table:formula="of:=CONCATENATE([.C132]; &quot;,&quot;)" office:value-type="string" office:string-value="0.00095286682778093,">
            <text:p>0.00095286682778093,</text:p>
          </table:table-cell>
        </table:table-row>
        <table:table-row table:style-name="ro1">
          <table:table-cell office:value-type="float" office:value="0.95296376597699">
            <text:p>0.952963766</text:p>
          </table:table-cell>
          <table:table-cell table:formula="of:=CONCATENATE([.A133]; &quot;,&quot;)" office:value-type="string" office:string-value="0.95296376597699,">
            <text:p>0.95296376597699,</text:p>
          </table:table-cell>
          <table:table-cell office:value-type="float" office:value="0.00076528292357963">
            <text:p>0.0007652829</text:p>
          </table:table-cell>
          <table:table-cell table:formula="of:=CONCATENATE([.C133]; &quot;,&quot;)" office:value-type="string" office:string-value="0.00076528292357963,">
            <text:p>0.00076528292357963,</text:p>
          </table:table-cell>
        </table:table-row>
        <table:table-row table:style-name="ro1">
          <table:table-cell office:value-type="float" office:value="2.9584945823784">
            <text:p>2.9584945824</text:p>
          </table:table-cell>
          <table:table-cell table:formula="of:=CONCATENATE([.A134]; &quot;,&quot;)" office:value-type="string" office:string-value="2.9584945823784,">
            <text:p>2.9584945823784,</text:p>
          </table:table-cell>
          <table:table-cell office:value-type="float" office:value="0.05437599717105">
            <text:p>0.0543759972</text:p>
          </table:table-cell>
          <table:table-cell table:formula="of:=CONCATENATE([.C134]; &quot;,&quot;)" office:value-type="string" office:string-value="0.05437599717105,">
            <text:p>0.05437599717105,</text:p>
          </table:table-cell>
        </table:table-row>
        <table:table-row table:style-name="ro1">
          <table:table-cell office:value-type="float" office:value="1.57589531891">
            <text:p>1.5758953189</text:p>
          </table:table-cell>
          <table:table-cell table:formula="of:=CONCATENATE([.A135]; &quot;,&quot;)" office:value-type="string" office:string-value="1.57589531891,">
            <text:p>1.57589531891,</text:p>
          </table:table-cell>
          <table:table-cell office:value-type="float" office:value="0.007344995872593">
            <text:p>0.0073449959</text:p>
          </table:table-cell>
          <table:table-cell table:formula="of:=CONCATENATE([.C135]; &quot;,&quot;)" office:value-type="string" office:string-value="0.007344995872593,">
            <text:p>0.007344995872593,</text:p>
          </table:table-cell>
        </table:table-row>
        <table:table-row table:style-name="ro1">
          <table:table-cell office:value-type="float" office:value="0.80239101687752">
            <text:p>0.8023910169</text:p>
          </table:table-cell>
          <table:table-cell table:formula="of:=CONCATENATE([.A136]; &quot;,&quot;)" office:value-type="string" office:string-value="0.80239101687752,">
            <text:p>0.80239101687752,</text:p>
          </table:table-cell>
          <table:table-cell office:value-type="float" office:value="0.00030575279603627">
            <text:p>0.0003057528</text:p>
          </table:table-cell>
          <table:table-cell table:formula="of:=CONCATENATE([.C136]; &quot;,&quot;)" office:value-type="string" office:string-value="0.00030575279603627,">
            <text:p>0.00030575279603627,</text:p>
          </table:table-cell>
        </table:table-row>
        <table:table-row table:style-name="ro1">
          <table:table-cell office:value-type="float" office:value="0.65956695855971">
            <text:p>0.6595669586</text:p>
          </table:table-cell>
          <table:table-cell table:formula="of:=CONCATENATE([.A137]; &quot;,&quot;)" office:value-type="string" office:string-value="0.65956695855971,">
            <text:p>0.65956695855971,</text:p>
          </table:table-cell>
          <table:table-cell office:value-type="string">
            <text:p>9.8319829486316e-05</text:p>
          </table:table-cell>
          <table:table-cell table:formula="of:=CONCATENATE([.C137]; &quot;,&quot;)" office:value-type="string" office:string-value="9.8319829486316e-05,">
            <text:p>9.8319829486316e-05,</text:p>
          </table:table-cell>
        </table:table-row>
        <table:table-row table:style-name="ro1">
          <table:table-cell office:value-type="float" office:value="1.1942731489383">
            <text:p>1.1942731489</text:p>
          </table:table-cell>
          <table:table-cell table:formula="of:=CONCATENATE([.A138]; &quot;,&quot;)" office:value-type="string" office:string-value="1.1942731489383,">
            <text:p>1.1942731489383,</text:p>
          </table:table-cell>
          <table:table-cell office:value-type="float" office:value="0.0022810236786709">
            <text:p>0.0022810237</text:p>
          </table:table-cell>
          <table:table-cell table:formula="of:=CONCATENATE([.C138]; &quot;,&quot;)" office:value-type="string" office:string-value="0.0022810236786709,">
            <text:p>0.0022810236786709,</text:p>
          </table:table-cell>
        </table:table-row>
        <table:table-row table:style-name="ro1">
          <table:table-cell office:value-type="float" office:value="1.1975827245249">
            <text:p>1.1975827245</text:p>
          </table:table-cell>
          <table:table-cell table:formula="of:=CONCATENATE([.A139]; &quot;,&quot;)" office:value-type="string" office:string-value="1.1975827245249,">
            <text:p>1.1975827245249,</text:p>
          </table:table-cell>
          <table:table-cell office:value-type="float" office:value="0.0023099517141363">
            <text:p>0.0023099517</text:p>
          </table:table-cell>
          <table:table-cell table:formula="of:=CONCATENATE([.C139]; &quot;,&quot;)" office:value-type="string" office:string-value="0.0023099517141363,">
            <text:p>0.0023099517141363,</text:p>
          </table:table-cell>
        </table:table-row>
        <table:table-row table:style-name="ro1">
          <table:table-cell office:value-type="float" office:value="0.93642001291509">
            <text:p>0.9364200129</text:p>
          </table:table-cell>
          <table:table-cell table:formula="of:=CONCATENATE([.A140]; &quot;,&quot;)" office:value-type="string" office:string-value="0.93642001291509,">
            <text:p>0.93642001291509,</text:p>
          </table:table-cell>
          <table:table-cell office:value-type="float" office:value="0.0006993768347288">
            <text:p>0.0006993768</text:p>
          </table:table-cell>
          <table:table-cell table:formula="of:=CONCATENATE([.C140]; &quot;,&quot;)" office:value-type="string" office:string-value="0.0006993768347288,">
            <text:p>0.0006993768347288,</text:p>
          </table:table-cell>
        </table:table-row>
        <table:table-row table:style-name="ro1">
          <table:table-cell office:value-type="float" office:value="0.82503114074172">
            <text:p>0.8250311407</text:p>
          </table:table-cell>
          <table:table-cell table:formula="of:=CONCATENATE([.A141]; &quot;,&quot;)" office:value-type="string" office:string-value="0.82503114074172,">
            <text:p>0.82503114074172,</text:p>
          </table:table-cell>
          <table:table-cell office:value-type="float" office:value="0.00035645164225746">
            <text:p>0.0003564516</text:p>
          </table:table-cell>
          <table:table-cell table:formula="of:=CONCATENATE([.C141]; &quot;,&quot;)" office:value-type="string" office:string-value="0.00035645164225746,">
            <text:p>0.00035645164225746,</text:p>
          </table:table-cell>
        </table:table-row>
        <table:table-row table:style-name="ro1">
          <table:table-cell office:value-type="float" office:value="0.50583082232999">
            <text:p>0.5058308223</text:p>
          </table:table-cell>
          <table:table-cell table:formula="of:=CONCATENATE([.A142]; &quot;,&quot;)" office:value-type="string" office:string-value="0.50583082232999,">
            <text:p>0.50583082232999,</text:p>
          </table:table-cell>
          <table:table-cell office:value-type="string">
            <text:p>1.8293258367952e-05</text:p>
          </table:table-cell>
          <table:table-cell table:formula="of:=CONCATENATE([.C142]; &quot;,&quot;)" office:value-type="string" office:string-value="1.8293258367952e-05,">
            <text:p>1.8293258367952e-05,</text:p>
          </table:table-cell>
        </table:table-row>
        <table:table-row table:style-name="ro1">
          <table:table-cell office:value-type="float" office:value="0.30047802077968">
            <text:p>0.3004780208</text:p>
          </table:table-cell>
          <table:table-cell table:formula="of:=CONCATENATE([.A143]; &quot;,&quot;)" office:value-type="string" office:string-value="0.30047802077968,">
            <text:p>0.30047802077968,</text:p>
          </table:table-cell>
          <table:table-cell office:value-type="string">
            <text:p>4.3360764731738e-07</text:p>
          </table:table-cell>
          <table:table-cell table:formula="of:=CONCATENATE([.C143]; &quot;,&quot;)" office:value-type="string" office:string-value="4.3360764731738e-07,">
            <text:p>4.3360764731738e-07,</text:p>
          </table:table-cell>
        </table:table-row>
        <table:table-row table:style-name="ro1">
          <table:table-cell office:value-type="float" office:value="0.13452588070712">
            <text:p>0.1345258807</text:p>
          </table:table-cell>
          <table:table-cell table:formula="of:=CONCATENATE([.A144]; &quot;,&quot;)" office:value-type="string" office:string-value="0.13452588070712,">
            <text:p>0.13452588070712,</text:p>
          </table:table-cell>
          <table:table-cell office:value-type="string">
            <text:p>5.4943252532137e-10</text:p>
          </table:table-cell>
          <table:table-cell table:formula="of:=CONCATENATE([.C144]; &quot;,&quot;)" office:value-type="string" office:string-value="5.4943252532137e-10,">
            <text:p>5.4943252532137e-10,</text:p>
          </table:table-cell>
        </table:table-row>
        <table:table-row table:style-name="ro1">
          <table:table-cell office:value-type="float" office:value="0.39159600563456">
            <text:p>0.3915960056</text:p>
          </table:table-cell>
          <table:table-cell table:formula="of:=CONCATENATE([.A145]; &quot;,&quot;)" office:value-type="string" office:string-value="0.39159600563456,">
            <text:p>0.39159600563456,</text:p>
          </table:table-cell>
          <table:table-cell office:value-type="string">
            <text:p>3.1135138183111e-06</text:p>
          </table:table-cell>
          <table:table-cell table:formula="of:=CONCATENATE([.C145]; &quot;,&quot;)" office:value-type="string" office:string-value="3.1135138183111e-06,">
            <text:p>3.1135138183111e-06,</text:p>
          </table:table-cell>
        </table:table-row>
        <table:table-row table:style-name="ro1">
          <table:table-cell office:value-type="float" office:value="0.39548320986309">
            <text:p>0.3954832099</text:p>
          </table:table-cell>
          <table:table-cell table:formula="of:=CONCATENATE([.A146]; &quot;,&quot;)" office:value-type="string" office:string-value="0.39548320986309,">
            <text:p>0.39548320986309,</text:p>
          </table:table-cell>
          <table:table-cell office:value-type="string">
            <text:p>3.3422147261158e-06</text:p>
          </table:table-cell>
          <table:table-cell table:formula="of:=CONCATENATE([.C146]; &quot;,&quot;)" office:value-type="string" office:string-value="3.3422147261158e-06,">
            <text:p>3.3422147261158e-06,</text:p>
          </table:table-cell>
        </table:table-row>
        <table:table-row table:style-name="ro1">
          <table:table-cell office:value-type="float" office:value="0.73002668584398">
            <text:p>0.7300266858</text:p>
          </table:table-cell>
          <table:table-cell table:formula="of:=CONCATENATE([.A147]; &quot;,&quot;)" office:value-type="string" office:string-value="0.73002668584398,">
            <text:p>0.73002668584398,</text:p>
          </table:table-cell>
          <table:table-cell office:value-type="float" office:value="0.00017900259895763">
            <text:p>0.0001790026</text:p>
          </table:table-cell>
          <table:table-cell table:formula="of:=CONCATENATE([.C147]; &quot;,&quot;)" office:value-type="string" office:string-value="0.00017900259895763,">
            <text:p>0.00017900259895763,</text:p>
          </table:table-cell>
        </table:table-row>
        <table:table-row table:style-name="ro1">
          <table:table-cell office:value-type="float" office:value="0.78075084553595">
            <text:p>0.7807508455</text:p>
          </table:table-cell>
          <table:table-cell table:formula="of:=CONCATENATE([.A148]; &quot;,&quot;)" office:value-type="string" office:string-value="0.78075084553595,">
            <text:p>0.78075084553595,</text:p>
          </table:table-cell>
          <table:table-cell office:value-type="float" office:value="0.0002624780796886">
            <text:p>0.0002624781</text:p>
          </table:table-cell>
          <table:table-cell table:formula="of:=CONCATENATE([.C148]; &quot;,&quot;)" office:value-type="string" office:string-value="0.0002624780796886,">
            <text:p>0.0002624780796886,</text:p>
          </table:table-cell>
        </table:table-row>
        <table:table-row table:style-name="ro1">
          <table:table-cell office:value-type="float" office:value="0.66250422134655">
            <text:p>0.6625042213</text:p>
          </table:table-cell>
          <table:table-cell table:formula="of:=CONCATENATE([.A149]; &quot;,&quot;)" office:value-type="string" office:string-value="0.66250422134655,">
            <text:p>0.66250422134655,</text:p>
          </table:table-cell>
          <table:table-cell office:value-type="float" office:value="0.00010098547937866">
            <text:p>0.0001009855</text:p>
          </table:table-cell>
          <table:table-cell table:formula="of:=CONCATENATE([.C149]; &quot;,&quot;)" office:value-type="string" office:string-value="0.00010098547937866,">
            <text:p>0.00010098547937866,</text:p>
          </table:table-cell>
        </table:table-row>
        <table:table-row table:style-name="ro1">
          <table:table-cell office:value-type="float" office:value="0.13449308969016">
            <text:p>0.1344930897</text:p>
          </table:table-cell>
          <table:table-cell table:formula="of:=CONCATENATE([.A150]; &quot;,&quot;)" office:value-type="string" office:string-value="0.13449308969016,">
            <text:p>0.13449308969016,</text:p>
          </table:table-cell>
          <table:table-cell office:value-type="string">
            <text:p>5.4825317809057e-10</text:p>
          </table:table-cell>
          <table:table-cell table:formula="of:=CONCATENATE([.C150]; &quot;,&quot;)" office:value-type="string" office:string-value="5.4825317809057e-10,">
            <text:p>5.4825317809057e-10,</text:p>
          </table:table-cell>
        </table:table-row>
        <table:table-row table:style-name="ro1">
          <table:table-cell office:value-type="float" office:value="0.20672343678413">
            <text:p>0.2067234368</text:p>
          </table:table-cell>
          <table:table-cell table:formula="of:=CONCATENATE([.A151]; &quot;,&quot;)" office:value-type="string" office:string-value="0.20672343678413,">
            <text:p>0.20672343678413,</text:p>
          </table:table-cell>
          <table:table-cell office:value-type="string">
            <text:p>2.1768058166157e-08</text:p>
          </table:table-cell>
          <table:table-cell table:formula="of:=CONCATENATE([.C151]; &quot;,&quot;)" office:value-type="string" office:string-value="2.1768058166157e-08,">
            <text:p>2.1768058166157e-08,</text:p>
          </table:table-cell>
        </table:table-row>
        <table:table-row table:style-name="ro1">
          <table:table-cell office:value-type="float" office:value="0.6734407811884">
            <text:p>0.6734407812</text:p>
          </table:table-cell>
          <table:table-cell table:formula="of:=CONCATENATE([.A152]; &quot;,&quot;)" office:value-type="string" office:string-value="0.6734407811884,">
            <text:p>0.6734407811884,</text:p>
          </table:table-cell>
          <table:table-cell office:value-type="float" office:value="0.00011140139723655">
            <text:p>0.0001114014</text:p>
          </table:table-cell>
          <table:table-cell table:formula="of:=CONCATENATE([.C152]; &quot;,&quot;)" office:value-type="string" office:string-value="0.00011140139723655,">
            <text:p>0.00011140139723655,</text:p>
          </table:table-cell>
        </table:table-row>
        <table:table-row table:style-name="ro1">
          <table:table-cell office:value-type="float" office:value="0.75103530867777">
            <text:p>0.7510353087</text:p>
          </table:table-cell>
          <table:table-cell table:formula="of:=CONCATENATE([.A153]; &quot;,&quot;)" office:value-type="string" office:string-value="0.75103530867777,">
            <text:p>0.75103530867777,</text:p>
          </table:table-cell>
          <table:table-cell office:value-type="float" office:value="0.00021069513915844">
            <text:p>0.0002106951</text:p>
          </table:table-cell>
          <table:table-cell table:formula="of:=CONCATENATE([.C153]; &quot;,&quot;)" office:value-type="string" office:string-value="0.00021069513915844,">
            <text:p>0.00021069513915844,</text:p>
          </table:table-cell>
        </table:table-row>
        <table:table-row table:style-name="ro1">
          <table:table-cell office:value-type="float" office:value="0.68773526591979">
            <text:p>0.6877352659</text:p>
          </table:table-cell>
          <table:table-cell table:formula="of:=CONCATENATE([.A154]; &quot;,&quot;)" office:value-type="string" office:string-value="0.68773526591979,">
            <text:p>0.68773526591979,</text:p>
          </table:table-cell>
          <table:table-cell office:value-type="float" office:value="0.00012623206757058">
            <text:p>0.0001262321</text:p>
          </table:table-cell>
          <table:table-cell table:formula="of:=CONCATENATE([.C154]; &quot;,&quot;)" office:value-type="string" office:string-value="0.00012623206757058,">
            <text:p>0.00012623206757058,</text:p>
          </table:table-cell>
        </table:table-row>
        <table:table-row table:style-name="ro1">
          <table:table-cell office:value-type="float" office:value="0.45785620344075">
            <text:p>0.4578562034</text:p>
          </table:table-cell>
          <table:table-cell table:formula="of:=CONCATENATE([.A155]; &quot;,&quot;)" office:value-type="string" office:string-value="0.45785620344075,">
            <text:p>0.45785620344075,</text:p>
          </table:table-cell>
          <table:table-cell office:value-type="string">
            <text:p>9.3356408529588e-06</text:p>
          </table:table-cell>
          <table:table-cell table:formula="of:=CONCATENATE([.C155]; &quot;,&quot;)" office:value-type="string" office:string-value="9.3356408529588e-06,">
            <text:p>9.3356408529588e-06,</text:p>
          </table:table-cell>
        </table:table-row>
        <table:table-row table:style-name="ro1">
          <table:table-cell office:value-type="float" office:value="0.37457457996963">
            <text:p>0.37457458</text:p>
          </table:table-cell>
          <table:table-cell table:formula="of:=CONCATENATE([.A156]; &quot;,&quot;)" office:value-type="string" office:string-value="0.37457457996963,">
            <text:p>0.37457457996963,</text:p>
          </table:table-cell>
          <table:table-cell office:value-type="string">
            <text:p>2.2578751802707e-06</text:p>
          </table:table-cell>
          <table:table-cell table:formula="of:=CONCATENATE([.C156]; &quot;,&quot;)" office:value-type="string" office:string-value="2.2578751802707e-06,">
            <text:p>2.2578751802707e-06,</text:p>
          </table:table-cell>
        </table:table-row>
        <table:table-row table:style-name="ro1">
          <table:table-cell office:value-type="float" office:value="0.57977283278068">
            <text:p>0.5797728328</text:p>
          </table:table-cell>
          <table:table-cell table:formula="of:=CONCATENATE([.A157]; &quot;,&quot;)" office:value-type="string" office:string-value="0.57977283278068,">
            <text:p>0.57977283278068,</text:p>
          </table:table-cell>
          <table:table-cell office:value-type="string">
            <text:p>4.4323311620433e-05</text:p>
          </table:table-cell>
          <table:table-cell table:formula="of:=CONCATENATE([.C157]; &quot;,&quot;)" office:value-type="string" office:string-value="4.4323311620433e-05,">
            <text:p>4.4323311620433e-05,</text:p>
          </table:table-cell>
        </table:table-row>
        <table:table-row table:style-name="ro1">
          <table:table-cell office:value-type="float" office:value="0.3801569299901">
            <text:p>0.38015693</text:p>
          </table:table-cell>
          <table:table-cell table:formula="of:=CONCATENATE([.A158]; &quot;,&quot;)" office:value-type="string" office:string-value="0.3801569299901,">
            <text:p>0.3801569299901,</text:p>
          </table:table-cell>
          <table:table-cell office:value-type="string">
            <text:p>2.5138792514075e-06</text:p>
          </table:table-cell>
          <table:table-cell table:formula="of:=CONCATENATE([.C158]; &quot;,&quot;)" office:value-type="string" office:string-value="2.5138792514075e-06,">
            <text:p>2.5138792514075e-06,</text:p>
          </table:table-cell>
        </table:table-row>
        <table:table-row table:style-name="ro1">
          <table:table-cell office:value-type="float" office:value="0.26659895204622">
            <text:p>0.266598952</text:p>
          </table:table-cell>
          <table:table-cell table:formula="of:=CONCATENATE([.A159]; &quot;,&quot;)" office:value-type="string" office:string-value="0.26659895204622,">
            <text:p>0.26659895204622,</text:p>
          </table:table-cell>
          <table:table-cell office:value-type="string">
            <text:p>1.7068412723508e-07</text:p>
          </table:table-cell>
          <table:table-cell table:formula="of:=CONCATENATE([.C159]; &quot;,&quot;)" office:value-type="string" office:string-value="1.7068412723508e-07,">
            <text:p>1.7068412723508e-07,</text:p>
          </table:table-cell>
        </table:table-row>
        <table:table-row table:style-name="ro1">
          <table:table-cell office:value-type="float" office:value="0.14671828716935">
            <text:p>0.1467182872</text:p>
          </table:table-cell>
          <table:table-cell table:formula="of:=CONCATENATE([.A160]; &quot;,&quot;)" office:value-type="string" office:string-value="0.14671828716935,">
            <text:p>0.14671828716935,</text:p>
          </table:table-cell>
          <table:table-cell office:value-type="string">
            <text:p>1.1756420151245e-09</text:p>
          </table:table-cell>
          <table:table-cell table:formula="of:=CONCATENATE([.C160]; &quot;,&quot;)" office:value-type="string" office:string-value="1.1756420151245e-09,">
            <text:p>1.1756420151245e-09,</text:p>
          </table:table-cell>
        </table:table-row>
        <table:table-row table:style-name="ro1">
          <table:table-cell office:value-type="float" office:value="1.1662350398214">
            <text:p>1.1662350398</text:p>
          </table:table-cell>
          <table:table-cell table:formula="of:=CONCATENATE([.A161]; &quot;,&quot;)" office:value-type="string" office:string-value="1.1662350398214,">
            <text:p>1.1662350398214,</text:p>
          </table:table-cell>
          <table:table-cell office:value-type="float" office:value="0.0020455264191772">
            <text:p>0.0020455264</text:p>
          </table:table-cell>
          <table:table-cell table:formula="of:=CONCATENATE([.C161]; &quot;,&quot;)" office:value-type="string" office:string-value="0.0020455264191772,">
            <text:p>0.0020455264191772,</text:p>
          </table:table-cell>
        </table:table-row>
        <table:table-row table:style-name="ro1">
          <table:table-cell office:value-type="float" office:value="0.77794366299774">
            <text:p>0.777943663</text:p>
          </table:table-cell>
          <table:table-cell table:formula="of:=CONCATENATE([.A162]; &quot;,&quot;)" office:value-type="string" office:string-value="0.77794366299774,">
            <text:p>0.77794366299774,</text:p>
          </table:table-cell>
          <table:table-cell office:value-type="float" office:value="0.00025721809606723">
            <text:p>0.0002572181</text:p>
          </table:table-cell>
          <table:table-cell table:formula="of:=CONCATENATE([.C162]; &quot;,&quot;)" office:value-type="string" office:string-value="0.00025721809606723,">
            <text:p>0.00025721809606723,</text:p>
          </table:table-cell>
        </table:table-row>
        <table:table-row table:style-name="ro1">
          <table:table-cell office:value-type="float" office:value="0.9475316883362">
            <text:p>0.9475316883</text:p>
          </table:table-cell>
          <table:table-cell table:formula="of:=CONCATENATE([.A163]; &quot;,&quot;)" office:value-type="string" office:string-value="0.9475316883362,">
            <text:p>0.9475316883362,</text:p>
          </table:table-cell>
          <table:table-cell office:value-type="float" office:value="0.00074317672851397">
            <text:p>0.0007431767</text:p>
          </table:table-cell>
          <table:table-cell table:formula="of:=CONCATENATE([.C163]; &quot;,&quot;)" office:value-type="string" office:string-value="0.00074317672851397,">
            <text:p>0.00074317672851397,</text:p>
          </table:table-cell>
        </table:table-row>
        <table:table-row table:style-name="ro1">
          <table:table-cell office:value-type="float" office:value="0.75175898539159">
            <text:p>0.7517589854</text:p>
          </table:table-cell>
          <table:table-cell table:formula="of:=CONCATENATE([.A164]; &quot;,&quot;)" office:value-type="string" office:string-value="0.75175898539159,">
            <text:p>0.75175898539159,</text:p>
          </table:table-cell>
          <table:table-cell office:value-type="float" office:value="0.00021185696129655">
            <text:p>0.000211857</text:p>
          </table:table-cell>
          <table:table-cell table:formula="of:=CONCATENATE([.C164]; &quot;,&quot;)" office:value-type="string" office:string-value="0.00021185696129655,">
            <text:p>0.00021185696129655,</text:p>
          </table:table-cell>
        </table:table-row>
        <table:table-row table:style-name="ro1">
          <table:table-cell office:value-type="float" office:value="0.64780398184394">
            <text:p>0.6478039818</text:p>
          </table:table-cell>
          <table:table-cell table:formula="of:=CONCATENATE([.A165]; &quot;,&quot;)" office:value-type="string" office:string-value="0.64780398184394,">
            <text:p>0.64780398184394,</text:p>
          </table:table-cell>
          <table:table-cell office:value-type="string">
            <text:p>8.8182143594159e-05</text:p>
          </table:table-cell>
          <table:table-cell table:formula="of:=CONCATENATE([.C165]; &quot;,&quot;)" office:value-type="string" office:string-value="8.8182143594159e-05,">
            <text:p>8.8182143594159e-05,</text:p>
          </table:table-cell>
        </table:table-row>
        <table:table-row table:style-name="ro1">
          <table:table-cell office:value-type="float" office:value="0.35785311864022">
            <text:p>0.3578531186</text:p>
          </table:table-cell>
          <table:table-cell table:formula="of:=CONCATENATE([.A166]; &quot;,&quot;)" office:value-type="string" office:string-value="0.35785311864022,">
            <text:p>0.35785311864022,</text:p>
          </table:table-cell>
          <table:table-cell office:value-type="string">
            <text:p>1.6162931150062e-06</text:p>
          </table:table-cell>
          <table:table-cell table:formula="of:=CONCATENATE([.C166]; &quot;,&quot;)" office:value-type="string" office:string-value="1.6162931150062e-06,">
            <text:p>1.6162931150062e-06,</text:p>
          </table:table-cell>
        </table:table-row>
        <table:table-row table:style-name="ro1">
          <table:table-cell office:value-type="float" office:value="0.17870690984578">
            <text:p>0.1787069098</text:p>
          </table:table-cell>
          <table:table-cell table:formula="of:=CONCATENATE([.A167]; &quot;,&quot;)" office:value-type="string" office:string-value="0.17870690984578,">
            <text:p>0.17870690984578,</text:p>
          </table:table-cell>
          <table:table-cell office:value-type="string">
            <text:p>6.417341589611e-09</text:p>
          </table:table-cell>
          <table:table-cell table:formula="of:=CONCATENATE([.C167]; &quot;,&quot;)" office:value-type="string" office:string-value="6.417341589611e-09,">
            <text:p>6.417341589611e-09,</text:p>
          </table:table-cell>
        </table:table-row>
        <table:table-row table:style-name="ro1">
          <table:table-cell office:value-type="float" office:value="0.18449992228511">
            <text:p>0.1844999223</text:p>
          </table:table-cell>
          <table:table-cell table:formula="of:=CONCATENATE([.A168]; &quot;,&quot;)" office:value-type="string" office:string-value="0.18449992228511,">
            <text:p>0.18449992228511,</text:p>
          </table:table-cell>
          <table:table-cell office:value-type="string">
            <text:p>8.4064282385198e-09</text:p>
          </table:table-cell>
          <table:table-cell table:formula="of:=CONCATENATE([.C168]; &quot;,&quot;)" office:value-type="string" office:string-value="8.4064282385198e-09,">
            <text:p>8.4064282385198e-09,</text:p>
          </table:table-cell>
        </table:table-row>
        <table:table-row table:style-name="ro1">
          <table:table-cell office:value-type="float" office:value="0.53496656463964">
            <text:p>0.5349665646</text:p>
          </table:table-cell>
          <table:table-cell table:formula="of:=CONCATENATE([.A169]; &quot;,&quot;)" office:value-type="string" office:string-value="0.53496656463964,">
            <text:p>0.53496656463964,</text:p>
          </table:table-cell>
          <table:table-cell office:value-type="string">
            <text:p>2.6440958586386e-05</text:p>
          </table:table-cell>
          <table:table-cell table:formula="of:=CONCATENATE([.C169]; &quot;,&quot;)" office:value-type="string" office:string-value="2.6440958586386e-05,">
            <text:p>2.6440958586386e-05,</text:p>
          </table:table-cell>
        </table:table-row>
        <table:table-row table:style-name="ro1">
          <table:table-cell office:value-type="float" office:value="0.57858351673836">
            <text:p>0.5785835167</text:p>
          </table:table-cell>
          <table:table-cell table:formula="of:=CONCATENATE([.A170]; &quot;,&quot;)" office:value-type="string" office:string-value="0.57858351673836,">
            <text:p>0.57858351673836,</text:p>
          </table:table-cell>
          <table:table-cell office:value-type="string">
            <text:p>4.3750692545025e-05</text:p>
          </table:table-cell>
          <table:table-cell table:formula="of:=CONCATENATE([.C170]; &quot;,&quot;)" office:value-type="string" office:string-value="4.3750692545025e-05,">
            <text:p>4.3750692545025e-05,</text:p>
          </table:table-cell>
        </table:table-row>
        <table:table-row table:style-name="ro1">
          <table:table-cell office:value-type="float" office:value="0.74449844393439">
            <text:p>0.7444984439</text:p>
          </table:table-cell>
          <table:table-cell table:formula="of:=CONCATENATE([.A171]; &quot;,&quot;)" office:value-type="string" office:string-value="0.74449844393439,">
            <text:p>0.74449844393439,</text:p>
          </table:table-cell>
          <table:table-cell office:value-type="float" office:value="0.00020041585682264">
            <text:p>0.0002004159</text:p>
          </table:table-cell>
          <table:table-cell table:formula="of:=CONCATENATE([.C171]; &quot;,&quot;)" office:value-type="string" office:string-value="0.00020041585682264,">
            <text:p>0.00020041585682264,</text:p>
          </table:table-cell>
        </table:table-row>
        <table:table-row table:style-name="ro1">
          <table:table-cell office:value-type="float" office:value="0.68727670699392">
            <text:p>0.687276707</text:p>
          </table:table-cell>
          <table:table-cell table:formula="of:=CONCATENATE([.A172]; &quot;,&quot;)" office:value-type="string" office:string-value="0.68727670699392,">
            <text:p>0.68727670699392,</text:p>
          </table:table-cell>
          <table:table-cell office:value-type="float" office:value="0.00012573411833345">
            <text:p>0.0001257341</text:p>
          </table:table-cell>
          <table:table-cell table:formula="of:=CONCATENATE([.C172]; &quot;,&quot;)" office:value-type="string" office:string-value="0.00012573411833345,">
            <text:p>0.00012573411833345,</text:p>
          </table:table-cell>
        </table:table-row>
        <table:table-row table:style-name="ro1">
          <table:table-cell office:value-type="float" office:value="0.45534887722347">
            <text:p>0.4553488772</text:p>
          </table:table-cell>
          <table:table-cell table:formula="of:=CONCATENATE([.A173]; &quot;,&quot;)" office:value-type="string" office:string-value="0.45534887722347,">
            <text:p>0.45534887722347,</text:p>
          </table:table-cell>
          <table:table-cell office:value-type="string">
            <text:p>8.9902454475216e-06</text:p>
          </table:table-cell>
          <table:table-cell table:formula="of:=CONCATENATE([.C173]; &quot;,&quot;)" office:value-type="string" office:string-value="8.9902454475216e-06,">
            <text:p>8.9902454475216e-06,</text:p>
          </table:table-cell>
        </table:table-row>
        <table:table-row table:style-name="ro1">
          <table:table-cell office:value-type="float" office:value="0.17310914975748">
            <text:p>0.1731091498</text:p>
          </table:table-cell>
          <table:table-cell table:formula="of:=CONCATENATE([.A174]; &quot;,&quot;)" office:value-type="string" office:string-value="0.17310914975748,">
            <text:p>0.17310914975748,</text:p>
          </table:table-cell>
          <table:table-cell office:value-type="string">
            <text:p>4.8957136930072e-09</text:p>
          </table:table-cell>
          <table:table-cell table:formula="of:=CONCATENATE([.C174]; &quot;,&quot;)" office:value-type="string" office:string-value="4.8957136930072e-09,">
            <text:p>4.8957136930072e-09,</text:p>
          </table:table-cell>
        </table:table-row>
        <table:table-row table:style-name="ro1">
          <table:table-cell office:value-type="float" office:value="0.35008468689957">
            <text:p>0.3500846869</text:p>
          </table:table-cell>
          <table:table-cell table:formula="of:=CONCATENATE([.A175]; &quot;,&quot;)" office:value-type="string" office:string-value="0.35008468689957,">
            <text:p>0.35008468689957,</text:p>
          </table:table-cell>
          <table:table-cell office:value-type="string">
            <text:p>1.374424957343e-06</text:p>
          </table:table-cell>
          <table:table-cell table:formula="of:=CONCATENATE([.C175]; &quot;,&quot;)" office:value-type="string" office:string-value="1.374424957343e-06,">
            <text:p>1.374424957343e-06,</text:p>
          </table:table-cell>
        </table:table-row>
        <table:table-row table:style-name="ro1">
          <table:table-cell office:value-type="float" office:value="0.59249488542676">
            <text:p>0.5924948854</text:p>
          </table:table-cell>
          <table:table-cell table:formula="of:=CONCATENATE([.A176]; &quot;,&quot;)" office:value-type="string" office:string-value="0.59249488542676,">
            <text:p>0.59249488542676,</text:p>
          </table:table-cell>
          <table:table-cell office:value-type="string">
            <text:p>5.0823620042566e-05</text:p>
          </table:table-cell>
          <table:table-cell table:formula="of:=CONCATENATE([.C176]; &quot;,&quot;)" office:value-type="string" office:string-value="5.0823620042566e-05,">
            <text:p>5.0823620042566e-05,</text:p>
          </table:table-cell>
        </table:table-row>
        <table:table-row table:style-name="ro1">
          <table:table-cell office:value-type="float" office:value="0.55537917309387">
            <text:p>0.5553791731</text:p>
          </table:table-cell>
          <table:table-cell table:formula="of:=CONCATENATE([.A177]; &quot;,&quot;)" office:value-type="string" office:string-value="0.55537917309387,">
            <text:p>0.55537917309387,</text:p>
          </table:table-cell>
          <table:table-cell office:value-type="string">
            <text:p>3.3692489508952e-05</text:p>
          </table:table-cell>
          <table:table-cell table:formula="of:=CONCATENATE([.C177]; &quot;,&quot;)" office:value-type="string" office:string-value="3.3692489508952e-05,">
            <text:p>3.3692489508952e-05,</text:p>
          </table:table-cell>
        </table:table-row>
        <table:table-row table:style-name="ro1">
          <table:table-cell office:value-type="float" office:value="1.0312385865168">
            <text:p>1.0312385865</text:p>
          </table:table-cell>
          <table:table-cell table:formula="of:=CONCATENATE([.A178]; &quot;,&quot;)" office:value-type="string" office:string-value="1.0312385865168,">
            <text:p>1.0312385865168,</text:p>
          </table:table-cell>
          <table:table-cell office:value-type="float" office:value="0.0011375805784035">
            <text:p>0.0011375806</text:p>
          </table:table-cell>
          <table:table-cell table:formula="of:=CONCATENATE([.C178]; &quot;,&quot;)" office:value-type="string" office:string-value="0.0011375805784035,">
            <text:p>0.0011375805784035,</text:p>
          </table:table-cell>
        </table:table-row>
        <table:table-row table:style-name="ro1">
          <table:table-cell office:value-type="float" office:value="0.38705533911808">
            <text:p>0.3870553391</text:p>
          </table:table-cell>
          <table:table-cell table:formula="of:=CONCATENATE([.A179]; &quot;,&quot;)" office:value-type="string" office:string-value="0.38705533911808,">
            <text:p>0.38705533911808,</text:p>
          </table:table-cell>
          <table:table-cell office:value-type="string">
            <text:p>2.862811425644e-06</text:p>
          </table:table-cell>
          <table:table-cell table:formula="of:=CONCATENATE([.C179]; &quot;,&quot;)" office:value-type="string" office:string-value="2.862811425644e-06,">
            <text:p>2.862811425644e-06,</text:p>
          </table:table-cell>
        </table:table-row>
        <table:table-row table:style-name="ro1">
          <table:table-cell office:value-type="float" office:value="0.15289380908312">
            <text:p>0.1528938091</text:p>
          </table:table-cell>
          <table:table-cell table:formula="of:=CONCATENATE([.A180]; &quot;,&quot;)" office:value-type="string" office:string-value="0.15289380908312,">
            <text:p>0.15289380908312,</text:p>
          </table:table-cell>
          <table:table-cell office:value-type="string">
            <text:p>1.6826970528697e-09</text:p>
          </table:table-cell>
          <table:table-cell table:formula="of:=CONCATENATE([.C180]; &quot;,&quot;)" office:value-type="string" office:string-value="1.6826970528697e-09,">
            <text:p>1.6826970528697e-09,</text:p>
          </table:table-cell>
        </table:table-row>
        <table:table-row table:style-name="ro1">
          <table:table-cell office:value-type="float" office:value="0.33217788793687">
            <text:p>0.3321778879</text:p>
          </table:table-cell>
          <table:table-cell table:formula="of:=CONCATENATE([.A181]; &quot;,&quot;)" office:value-type="string" office:string-value="0.33217788793687,">
            <text:p>0.33217788793687,</text:p>
          </table:table-cell>
          <table:table-cell office:value-type="string">
            <text:p>9.2914819279618e-07</text:p>
          </table:table-cell>
          <table:table-cell table:formula="of:=CONCATENATE([.C181]; &quot;,&quot;)" office:value-type="string" office:string-value="9.2914819279618e-07,">
            <text:p>9.2914819279618e-07,</text:p>
          </table:table-cell>
        </table:table-row>
        <table:table-row table:style-name="ro1">
          <table:table-cell office:value-type="float" office:value="0.37164821911183">
            <text:p>0.3716482191</text:p>
          </table:table-cell>
          <table:table-cell table:formula="of:=CONCATENATE([.A182]; &quot;,&quot;)" office:value-type="string" office:string-value="0.37164821911183,">
            <text:p>0.37164821911183,</text:p>
          </table:table-cell>
          <table:table-cell office:value-type="string">
            <text:p>2.1325200398403e-06</text:p>
          </table:table-cell>
          <table:table-cell table:formula="of:=CONCATENATE([.C182]; &quot;,&quot;)" office:value-type="string" office:string-value="2.1325200398403e-06,">
            <text:p>2.1325200398403e-06,</text:p>
          </table:table-cell>
        </table:table-row>
        <table:table-row table:style-name="ro1">
          <table:table-cell office:value-type="float" office:value="0.34840503922457">
            <text:p>0.3484050392</text:p>
          </table:table-cell>
          <table:table-cell table:formula="of:=CONCATENATE([.A183]; &quot;,&quot;)" office:value-type="string" office:string-value="0.34840503922457,">
            <text:p>0.34840503922457,</text:p>
          </table:table-cell>
          <table:table-cell office:value-type="string">
            <text:p>1.3262964585508e-06</text:p>
          </table:table-cell>
          <table:table-cell table:formula="of:=CONCATENATE([.C183]; &quot;,&quot;)" office:value-type="string" office:string-value="1.3262964585508e-06,">
            <text:p>1.3262964585508e-06,</text:p>
          </table:table-cell>
        </table:table-row>
        <table:table-row table:style-name="ro1">
          <table:table-cell office:value-type="float" office:value="0.37204155302706">
            <text:p>0.372041553</text:p>
          </table:table-cell>
          <table:table-cell table:formula="of:=CONCATENATE([.A184]; &quot;,&quot;)" office:value-type="string" office:string-value="0.37204155302706,">
            <text:p>0.37204155302706,</text:p>
          </table:table-cell>
          <table:table-cell office:value-type="string">
            <text:p>2.1490268510831e-06</text:p>
          </table:table-cell>
          <table:table-cell table:formula="of:=CONCATENATE([.C184]; &quot;,&quot;)" office:value-type="string" office:string-value="2.1490268510831e-06,">
            <text:p>2.1490268510831e-06,</text:p>
          </table:table-cell>
        </table:table-row>
        <table:table-row table:style-name="ro1">
          <table:table-cell office:value-type="float" office:value="0.3291972936284">
            <text:p>0.3291972936</text:p>
          </table:table-cell>
          <table:table-cell table:formula="of:=CONCATENATE([.A185]; &quot;,&quot;)" office:value-type="string" office:string-value="0.3291972936284,">
            <text:p>0.3291972936284,</text:p>
          </table:table-cell>
          <table:table-cell office:value-type="string">
            <text:p>8.6829655557722e-07</text:p>
          </table:table-cell>
          <table:table-cell table:formula="of:=CONCATENATE([.C185]; &quot;,&quot;)" office:value-type="string" office:string-value="8.6829655557722e-07,">
            <text:p>8.6829655557722e-07,</text:p>
          </table:table-cell>
        </table:table-row>
        <table:table-row table:style-name="ro1">
          <table:table-cell office:value-type="float" office:value="0.53106221916977">
            <text:p>0.5310622192</text:p>
          </table:table-cell>
          <table:table-cell table:formula="of:=CONCATENATE([.A186]; &quot;,&quot;)" office:value-type="string" office:string-value="0.53106221916977,">
            <text:p>0.53106221916977,</text:p>
          </table:table-cell>
          <table:table-cell office:value-type="string">
            <text:p>2.5207261142205e-05</text:p>
          </table:table-cell>
          <table:table-cell table:formula="of:=CONCATENATE([.C186]; &quot;,&quot;)" office:value-type="string" office:string-value="2.5207261142205e-05,">
            <text:p>2.5207261142205e-05,</text:p>
          </table:table-cell>
        </table:table-row>
        <table:table-row table:style-name="ro1">
          <table:table-cell office:value-type="float" office:value="0.43429551477273">
            <text:p>0.4342955148</text:p>
          </table:table-cell>
          <table:table-cell table:formula="of:=CONCATENATE([.A187]; &quot;,&quot;)" office:value-type="string" office:string-value="0.43429551477273,">
            <text:p>0.43429551477273,</text:p>
          </table:table-cell>
          <table:table-cell office:value-type="string">
            <text:p>6.4783892453549e-06</text:p>
          </table:table-cell>
          <table:table-cell table:formula="of:=CONCATENATE([.C187]; &quot;,&quot;)" office:value-type="string" office:string-value="6.4783892453549e-06,">
            <text:p>6.4783892453549e-06,</text:p>
          </table:table-cell>
        </table:table-row>
        <table:table-row table:style-name="ro1">
          <table:table-cell office:value-type="float" office:value="0.62974307499983">
            <text:p>0.629743075</text:p>
          </table:table-cell>
          <table:table-cell table:formula="of:=CONCATENATE([.A188]; &quot;,&quot;)" office:value-type="string" office:string-value="0.62974307499983,">
            <text:p>0.62974307499983,</text:p>
          </table:table-cell>
          <table:table-cell office:value-type="string">
            <text:p>7.4206604721947e-05</text:p>
          </table:table-cell>
          <table:table-cell table:formula="of:=CONCATENATE([.C188]; &quot;,&quot;)" office:value-type="string" office:string-value="7.4206604721947e-05,">
            <text:p>7.4206604721947e-05,</text:p>
          </table:table-cell>
        </table:table-row>
        <table:table-row table:style-name="ro1">
          <table:table-cell office:value-type="float" office:value="0.44678229751322">
            <text:p>0.4467822975</text:p>
          </table:table-cell>
          <table:table-cell table:formula="of:=CONCATENATE([.A189]; &quot;,&quot;)" office:value-type="string" office:string-value="0.44678229751322,">
            <text:p>0.44678229751322,</text:p>
          </table:table-cell>
          <table:table-cell office:value-type="string">
            <text:p>7.8872881781162e-06</text:p>
          </table:table-cell>
          <table:table-cell table:formula="of:=CONCATENATE([.C189]; &quot;,&quot;)" office:value-type="string" office:string-value="7.8872881781162e-06,">
            <text:p>7.8872881781162e-06,</text:p>
          </table:table-cell>
        </table:table-row>
        <table:table-row table:style-name="ro1">
          <table:table-cell office:value-type="float" office:value="0.44228874263186">
            <text:p>0.4422887426</text:p>
          </table:table-cell>
          <table:table-cell table:formula="of:=CONCATENATE([.A190]; &quot;,&quot;)" office:value-type="string" office:string-value="0.44228874263186,">
            <text:p>0.44228874263186,</text:p>
          </table:table-cell>
          <table:table-cell office:value-type="string">
            <text:p>7.3542217092662e-06</text:p>
          </table:table-cell>
          <table:table-cell table:formula="of:=CONCATENATE([.C190]; &quot;,&quot;)" office:value-type="string" office:string-value="7.3542217092662e-06,">
            <text:p>7.3542217092662e-06,</text:p>
          </table:table-cell>
        </table:table-row>
        <table:table-row table:style-name="ro1">
          <table:table-cell office:value-type="float" office:value="0.3923705026908">
            <text:p>0.3923705027</text:p>
          </table:table-cell>
          <table:table-cell table:formula="of:=CONCATENATE([.A191]; &quot;,&quot;)" office:value-type="string" office:string-value="0.3923705026908,">
            <text:p>0.3923705026908,</text:p>
          </table:table-cell>
          <table:table-cell office:value-type="string">
            <text:p>3.1580235695669e-06</text:p>
          </table:table-cell>
          <table:table-cell table:formula="of:=CONCATENATE([.C191]; &quot;,&quot;)" office:value-type="string" office:string-value="3.1580235695669e-06,">
            <text:p>3.1580235695669e-06,</text:p>
          </table:table-cell>
        </table:table-row>
        <table:table-row table:style-name="ro1">
          <table:table-cell office:value-type="float" office:value="0.76493554186523">
            <text:p>0.7649355419</text:p>
          </table:table-cell>
          <table:table-cell table:formula="of:=CONCATENATE([.A192]; &quot;,&quot;)" office:value-type="string" office:string-value="0.76493554186523,">
            <text:p>0.76493554186523,</text:p>
          </table:table-cell>
          <table:table-cell office:value-type="float" office:value="0.00023386213746961">
            <text:p>0.0002338621</text:p>
          </table:table-cell>
          <table:table-cell table:formula="of:=CONCATENATE([.C192]; &quot;,&quot;)" office:value-type="string" office:string-value="0.00023386213746961,">
            <text:p>0.00023386213746961,</text:p>
          </table:table-cell>
        </table:table-row>
        <table:table-row table:style-name="ro1">
          <table:table-cell office:value-type="float" office:value="0.83649952152881">
            <text:p>0.8364995215</text:p>
          </table:table-cell>
          <table:table-cell table:formula="of:=CONCATENATE([.A193]; &quot;,&quot;)" office:value-type="string" office:string-value="0.83649952152881,">
            <text:p>0.83649952152881,</text:p>
          </table:table-cell>
          <table:table-cell office:value-type="float" office:value="0.00038436937144508">
            <text:p>0.0003843694</text:p>
          </table:table-cell>
          <table:table-cell table:formula="of:=CONCATENATE([.C193]; &quot;,&quot;)" office:value-type="string" office:string-value="0.00038436937144508,">
            <text:p>0.00038436937144508,</text:p>
          </table:table-cell>
        </table:table-row>
        <table:table-row table:style-name="ro1">
          <table:table-cell office:value-type="float" office:value="0.71394041315584">
            <text:p>0.7139404132</text:p>
          </table:table-cell>
          <table:table-cell table:formula="of:=CONCATENATE([.A194]; &quot;,&quot;)" office:value-type="string" office:string-value="0.71394041315584,">
            <text:p>0.71394041315584,</text:p>
          </table:table-cell>
          <table:table-cell office:value-type="float" office:value="0.00015727600558366">
            <text:p>0.000157276</text:p>
          </table:table-cell>
          <table:table-cell table:formula="of:=CONCATENATE([.C194]; &quot;,&quot;)" office:value-type="string" office:string-value="0.00015727600558366,">
            <text:p>0.00015727600558366,</text:p>
          </table:table-cell>
        </table:table-row>
        <table:table-row table:style-name="ro1">
          <table:table-cell office:value-type="float" office:value="0.53514312227864">
            <text:p>0.5351431223</text:p>
          </table:table-cell>
          <table:table-cell table:formula="of:=CONCATENATE([.A195]; &quot;,&quot;)" office:value-type="string" office:string-value="0.53514312227864,">
            <text:p>0.53514312227864,</text:p>
          </table:table-cell>
          <table:table-cell office:value-type="string">
            <text:p>2.649785807836e-05</text:p>
          </table:table-cell>
          <table:table-cell table:formula="of:=CONCATENATE([.C195]; &quot;,&quot;)" office:value-type="string" office:string-value="2.649785807836e-05,">
            <text:p>2.649785807836e-05,</text:p>
          </table:table-cell>
        </table:table-row>
        <table:table-row table:style-name="ro1">
          <table:table-cell office:value-type="float" office:value="0.48224280997038">
            <text:p>0.48224281</text:p>
          </table:table-cell>
          <table:table-cell table:formula="of:=CONCATENATE([.A196]; &quot;,&quot;)" office:value-type="string" office:string-value="0.48224280997038,">
            <text:p>0.48224280997038,</text:p>
          </table:table-cell>
          <table:table-cell office:value-type="string">
            <text:p>1.3288136744473e-05</text:p>
          </table:table-cell>
          <table:table-cell table:formula="of:=CONCATENATE([.C196]; &quot;,&quot;)" office:value-type="string" office:string-value="1.3288136744473e-05,">
            <text:p>1.3288136744473e-05,</text:p>
          </table:table-cell>
        </table:table-row>
        <table:table-row table:style-name="ro1">
          <table:table-cell office:value-type="float" office:value="0.5212273867608">
            <text:p>0.5212273868</text:p>
          </table:table-cell>
          <table:table-cell table:formula="of:=CONCATENATE([.A197]; &quot;,&quot;)" office:value-type="string" office:string-value="0.5212273867608,">
            <text:p>0.5212273867608,</text:p>
          </table:table-cell>
          <table:table-cell office:value-type="string">
            <text:p>2.230133762178e-05</text:p>
          </table:table-cell>
          <table:table-cell table:formula="of:=CONCATENATE([.C197]; &quot;,&quot;)" office:value-type="string" office:string-value="2.230133762178e-05,">
            <text:p>2.230133762178e-05,</text:p>
          </table:table-cell>
        </table:table-row>
        <table:table-row table:style-name="ro1">
          <table:table-cell office:value-type="float" office:value="0.67746901169504">
            <text:p>0.6774690117</text:p>
          </table:table-cell>
          <table:table-cell table:formula="of:=CONCATENATE([.A198]; &quot;,&quot;)" office:value-type="string" office:string-value="0.67746901169504,">
            <text:p>0.67746901169504,</text:p>
          </table:table-cell>
          <table:table-cell office:value-type="float" office:value="0.00011543813115235">
            <text:p>0.0001154381</text:p>
          </table:table-cell>
          <table:table-cell table:formula="of:=CONCATENATE([.C198]; &quot;,&quot;)" office:value-type="string" office:string-value="0.00011543813115235,">
            <text:p>0.00011543813115235,</text:p>
          </table:table-cell>
        </table:table-row>
        <table:table-row table:style-name="ro1">
          <table:table-cell office:value-type="float" office:value="0.38705037001502">
            <text:p>0.38705037</text:p>
          </table:table-cell>
          <table:table-cell table:formula="of:=CONCATENATE([.A199]; &quot;,&quot;)" office:value-type="string" office:string-value="0.38705037001502,">
            <text:p>0.38705037001502,</text:p>
          </table:table-cell>
          <table:table-cell office:value-type="string">
            <text:p>2.862546461345e-06</text:p>
          </table:table-cell>
          <table:table-cell table:formula="of:=CONCATENATE([.C199]; &quot;,&quot;)" office:value-type="string" office:string-value="2.862546461345e-06,">
            <text:p>2.862546461345e-06,</text:p>
          </table:table-cell>
        </table:table-row>
        <table:table-row table:style-name="ro1">
          <table:table-cell office:value-type="float" office:value="0.43930266211366">
            <text:p>0.4393026621</text:p>
          </table:table-cell>
          <table:table-cell table:formula="of:=CONCATENATE([.A200]; &quot;,&quot;)" office:value-type="string" office:string-value="0.43930266211366,">
            <text:p>0.43930266211366,</text:p>
          </table:table-cell>
          <table:table-cell office:value-type="string">
            <text:p>7.0164440072833e-06</text:p>
          </table:table-cell>
          <table:table-cell table:formula="of:=CONCATENATE([.C200]; &quot;,&quot;)" office:value-type="string" office:string-value="7.0164440072833e-06,">
            <text:p>7.0164440072833e-06,</text:p>
          </table:table-cell>
        </table:table-row>
        <table:table-row table:style-name="ro1">
          <table:table-cell office:value-type="float" office:value="0.71729112490401">
            <text:p>0.7172911249</text:p>
          </table:table-cell>
          <table:table-cell table:formula="of:=CONCATENATE([.A201]; &quot;,&quot;)" office:value-type="string" office:string-value="0.71729112490401,">
            <text:p>0.71729112490401,</text:p>
          </table:table-cell>
          <table:table-cell office:value-type="float" office:value="0.00016162752346778">
            <text:p>0.0001616275</text:p>
          </table:table-cell>
          <table:table-cell table:formula="of:=CONCATENATE([.C201]; &quot;,&quot;)" office:value-type="string" office:string-value="0.00016162752346778,">
            <text:p>0.00016162752346778,</text:p>
          </table:table-cell>
        </table:table-row>
        <table:table-row table:style-name="ro1">
          <table:table-cell office:value-type="float" office:value="0.68820997790959">
            <text:p>0.6882099779</text:p>
          </table:table-cell>
          <table:table-cell table:formula="of:=CONCATENATE([.A202]; &quot;,&quot;)" office:value-type="string" office:string-value="0.68820997790959,">
            <text:p>0.68820997790959,</text:p>
          </table:table-cell>
          <table:table-cell office:value-type="float" office:value="0.00012674913994421">
            <text:p>0.0001267491</text:p>
          </table:table-cell>
          <table:table-cell table:formula="of:=CONCATENATE([.C202]; &quot;,&quot;)" office:value-type="string" office:string-value="0.00012674913994421,">
            <text:p>0.00012674913994421,</text:p>
          </table:table-cell>
        </table:table-row>
        <table:table-row table:style-name="ro1">
          <table:table-cell office:value-type="float" office:value="0.39215723622616">
            <text:p>0.3921572362</text:p>
          </table:table-cell>
          <table:table-cell table:formula="of:=CONCATENATE([.A203]; &quot;,&quot;)" office:value-type="string" office:string-value="0.39215723622616,">
            <text:p>0.39215723622616,</text:p>
          </table:table-cell>
          <table:table-cell office:value-type="string">
            <text:p>3.145715486948e-06</text:p>
          </table:table-cell>
          <table:table-cell table:formula="of:=CONCATENATE([.C203]; &quot;,&quot;)" office:value-type="string" office:string-value="3.145715486948e-06,">
            <text:p>3.145715486948e-06,</text:p>
          </table:table-cell>
        </table:table-row>
        <table:table-row table:style-name="ro1">
          <table:table-cell office:value-type="float" office:value="0.31528737507631">
            <text:p>0.3152873751</text:p>
          </table:table-cell>
          <table:table-cell table:formula="of:=CONCATENATE([.A204]; &quot;,&quot;)" office:value-type="string" office:string-value="0.31528737507631,">
            <text:p>0.31528737507631,</text:p>
          </table:table-cell>
          <table:table-cell office:value-type="string">
            <text:p>6.2641088111204e-07</text:p>
          </table:table-cell>
          <table:table-cell table:formula="of:=CONCATENATE([.C204]; &quot;,&quot;)" office:value-type="string" office:string-value="6.2641088111204e-07,">
            <text:p>6.2641088111204e-07,</text:p>
          </table:table-cell>
        </table:table-row>
        <table:table-row table:style-name="ro1">
          <table:table-cell office:value-type="float" office:value="0.54989248040468">
            <text:p>0.5498924804</text:p>
          </table:table-cell>
          <table:table-cell table:formula="of:=CONCATENATE([.A205]; &quot;,&quot;)" office:value-type="string" office:string-value="0.54989248040468,">
            <text:p>0.54989248040468,</text:p>
          </table:table-cell>
          <table:table-cell office:value-type="string">
            <text:p>3.1605458629837e-05</text:p>
          </table:table-cell>
          <table:table-cell table:formula="of:=CONCATENATE([.C205]; &quot;,&quot;)" office:value-type="string" office:string-value="3.1605458629837e-05,">
            <text:p>3.1605458629837e-05,</text:p>
          </table:table-cell>
        </table:table-row>
        <table:table-row table:style-name="ro1">
          <table:table-cell office:value-type="float" office:value="0.26160795012205">
            <text:p>0.2616079501</text:p>
          </table:table-cell>
          <table:table-cell table:formula="of:=CONCATENATE([.A206]; &quot;,&quot;)" office:value-type="string" office:string-value="0.26160795012205,">
            <text:p>0.26160795012205,</text:p>
          </table:table-cell>
          <table:table-cell office:value-type="string">
            <text:p>1.4698235703875e-07</text:p>
          </table:table-cell>
          <table:table-cell table:formula="of:=CONCATENATE([.C206]; &quot;,&quot;)" office:value-type="string" office:string-value="1.4698235703875e-07,">
            <text:p>1.4698235703875e-07,</text:p>
          </table:table-cell>
        </table:table-row>
        <table:table-row table:style-name="ro1">
          <table:table-cell office:value-type="float" office:value="0.30274872258902">
            <text:p>0.3027487226</text:p>
          </table:table-cell>
          <table:table-cell table:formula="of:=CONCATENATE([.A207]; &quot;,&quot;)" office:value-type="string" office:string-value="0.30274872258902,">
            <text:p>0.30274872258902,</text:p>
          </table:table-cell>
          <table:table-cell office:value-type="string">
            <text:p>4.5942712605106e-07</text:p>
          </table:table-cell>
          <table:table-cell table:formula="of:=CONCATENATE([.C207]; &quot;,&quot;)" office:value-type="string" office:string-value="4.5942712605106e-07,">
            <text:p>4.5942712605106e-07,</text:p>
          </table:table-cell>
        </table:table-row>
        <table:table-row table:style-name="ro1">
          <table:table-cell office:value-type="float" office:value="0.43548092448381">
            <text:p>0.4354809245</text:p>
          </table:table-cell>
          <table:table-cell table:formula="of:=CONCATENATE([.A208]; &quot;,&quot;)" office:value-type="string" office:string-value="0.43548092448381,">
            <text:p>0.43548092448381,</text:p>
          </table:table-cell>
          <table:table-cell office:value-type="string">
            <text:p>6.6026321923242e-06</text:p>
          </table:table-cell>
          <table:table-cell table:formula="of:=CONCATENATE([.C208]; &quot;,&quot;)" office:value-type="string" office:string-value="6.6026321923242e-06,">
            <text:p>6.6026321923242e-06,</text:p>
          </table:table-cell>
        </table:table-row>
        <table:table-row table:style-name="ro1">
          <table:table-cell office:value-type="float" office:value="0.21070530071925">
            <text:p>0.2107053007</text:p>
          </table:table-cell>
          <table:table-cell table:formula="of:=CONCATENATE([.A209]; &quot;,&quot;)" office:value-type="string" office:string-value="0.21070530071925,">
            <text:p>0.21070530071925,</text:p>
          </table:table-cell>
          <table:table-cell office:value-type="string">
            <text:p>2.5490019902587e-08</text:p>
          </table:table-cell>
          <table:table-cell table:formula="of:=CONCATENATE([.C209]; &quot;,&quot;)" office:value-type="string" office:string-value="2.5490019902587e-08,">
            <text:p>2.5490019902587e-08,</text:p>
          </table:table-cell>
        </table:table-row>
        <table:table-row table:style-name="ro1">
          <table:table-cell office:value-type="float" office:value="0.37594151594325">
            <text:p>0.3759415159</text:p>
          </table:table-cell>
          <table:table-cell table:formula="of:=CONCATENATE([.A210]; &quot;,&quot;)" office:value-type="string" office:string-value="0.37594151594325,">
            <text:p>0.37594151594325,</text:p>
          </table:table-cell>
          <table:table-cell office:value-type="string">
            <text:p>2.3184788381604e-06</text:p>
          </table:table-cell>
          <table:table-cell table:formula="of:=CONCATENATE([.C210]; &quot;,&quot;)" office:value-type="string" office:string-value="2.3184788381604e-06,">
            <text:p>2.3184788381604e-06,</text:p>
          </table:table-cell>
        </table:table-row>
        <table:table-row table:style-name="ro1">
          <table:table-cell office:value-type="float" office:value="0.39743577976321">
            <text:p>0.3974357798</text:p>
          </table:table-cell>
          <table:table-cell table:formula="of:=CONCATENATE([.A211]; &quot;,&quot;)" office:value-type="string" office:string-value="0.39743577976321,">
            <text:p>0.39743577976321,</text:p>
          </table:table-cell>
          <table:table-cell office:value-type="string">
            <text:p>3.4621911251057e-06</text:p>
          </table:table-cell>
          <table:table-cell table:formula="of:=CONCATENATE([.C211]; &quot;,&quot;)" office:value-type="string" office:string-value="3.4621911251057e-06,">
            <text:p>3.4621911251057e-06,</text:p>
          </table:table-cell>
        </table:table-row>
        <table:table-row table:style-name="ro1">
          <table:table-cell office:value-type="float" office:value="0.40747886928813">
            <text:p>0.4074788693</text:p>
          </table:table-cell>
          <table:table-cell table:formula="of:=CONCATENATE([.A212]; &quot;,&quot;)" office:value-type="string" office:string-value="0.40747886928813,">
            <text:p>0.40747886928813,</text:p>
          </table:table-cell>
          <table:table-cell office:value-type="string">
            <text:p>4.1364910526942e-06</text:p>
          </table:table-cell>
          <table:table-cell table:formula="of:=CONCATENATE([.C212]; &quot;,&quot;)" office:value-type="string" office:string-value="4.1364910526942e-06,">
            <text:p>4.1364910526942e-06,</text:p>
          </table:table-cell>
        </table:table-row>
        <table:table-row table:style-name="ro1">
          <table:table-cell office:value-type="float" office:value="0.31090110367791">
            <text:p>0.3109011037</text:p>
          </table:table-cell>
          <table:table-cell table:formula="of:=CONCATENATE([.A213]; &quot;,&quot;)" office:value-type="string" office:string-value="0.31090110367791,">
            <text:p>0.31090110367791,</text:p>
          </table:table-cell>
          <table:table-cell office:value-type="string">
            <text:p>5.6301938305496e-07</text:p>
          </table:table-cell>
          <table:table-cell table:formula="of:=CONCATENATE([.C213]; &quot;,&quot;)" office:value-type="string" office:string-value="5.6301938305496e-07,">
            <text:p>5.6301938305496e-07,</text:p>
          </table:table-cell>
        </table:table-row>
        <table:table-row table:style-name="ro1">
          <table:table-cell office:value-type="float" office:value="0.22950202866225">
            <text:p>0.2295020287</text:p>
          </table:table-cell>
          <table:table-cell table:formula="of:=CONCATENATE([.A214]; &quot;,&quot;)" office:value-type="string" office:string-value="0.22950202866225,">
            <text:p>0.22950202866225,</text:p>
          </table:table-cell>
          <table:table-cell office:value-type="string">
            <text:p>5.1353824362346e-08</text:p>
          </table:table-cell>
          <table:table-cell table:formula="of:=CONCATENATE([.C214]; &quot;,&quot;)" office:value-type="string" office:string-value="5.1353824362346e-08,">
            <text:p>5.1353824362346e-08,</text:p>
          </table:table-cell>
        </table:table-row>
        <table:table-row table:style-name="ro1">
          <table:table-cell office:value-type="float" office:value="0.47233497721324">
            <text:p>0.4723349772</text:p>
          </table:table-cell>
          <table:table-cell table:formula="of:=CONCATENATE([.A215]; &quot;,&quot;)" office:value-type="string" office:string-value="0.47233497721324,">
            <text:p>0.47233497721324,</text:p>
          </table:table-cell>
          <table:table-cell office:value-type="string">
            <text:p>1.1546085676997e-05</text:p>
          </table:table-cell>
          <table:table-cell table:formula="of:=CONCATENATE([.C215]; &quot;,&quot;)" office:value-type="string" office:string-value="1.1546085676997e-05,">
            <text:p>1.1546085676997e-05,</text:p>
          </table:table-cell>
        </table:table-row>
        <table:table-row table:style-name="ro1">
          <table:table-cell office:value-type="float" office:value="0.48494575304196">
            <text:p>0.484945753</text:p>
          </table:table-cell>
          <table:table-cell table:formula="of:=CONCATENATE([.A216]; &quot;,&quot;)" office:value-type="string" office:string-value="0.48494575304196,">
            <text:p>0.48494575304196,</text:p>
          </table:table-cell>
          <table:table-cell office:value-type="string">
            <text:p>1.3798304254276e-05</text:p>
          </table:table-cell>
          <table:table-cell table:formula="of:=CONCATENATE([.C216]; &quot;,&quot;)" office:value-type="string" office:string-value="1.3798304254276e-05,">
            <text:p>1.3798304254276e-05,</text:p>
          </table:table-cell>
        </table:table-row>
        <table:table-row table:style-name="ro1">
          <table:table-cell office:value-type="float" office:value="0.48811121104147">
            <text:p>0.488111211</text:p>
          </table:table-cell>
          <table:table-cell table:formula="of:=CONCATENATE([.A217]; &quot;,&quot;)" office:value-type="string" office:string-value="0.48811121104147,">
            <text:p>0.48811121104147,</text:p>
          </table:table-cell>
          <table:table-cell office:value-type="string">
            <text:p>1.4415640451381e-05</text:p>
          </table:table-cell>
          <table:table-cell table:formula="of:=CONCATENATE([.C217]; &quot;,&quot;)" office:value-type="string" office:string-value="1.4415640451381e-05,">
            <text:p>1.4415640451381e-05,</text:p>
          </table:table-cell>
        </table:table-row>
        <table:table-row table:style-name="ro1">
          <table:table-cell office:value-type="float" office:value="0.77112884252895">
            <text:p>0.7711288425</text:p>
          </table:table-cell>
          <table:table-cell table:formula="of:=CONCATENATE([.A218]; &quot;,&quot;)" office:value-type="string" office:string-value="0.77112884252895,">
            <text:p>0.77112884252895,</text:p>
          </table:table-cell>
          <table:table-cell office:value-type="float" office:value="0.00024477548412469">
            <text:p>0.0002447755</text:p>
          </table:table-cell>
          <table:table-cell table:formula="of:=CONCATENATE([.C218]; &quot;,&quot;)" office:value-type="string" office:string-value="0.00024477548412469,">
            <text:p>0.00024477548412469,</text:p>
          </table:table-cell>
        </table:table-row>
        <table:table-row table:style-name="ro1">
          <table:table-cell office:value-type="float" office:value="0.40871991164363">
            <text:p>0.4087199116</text:p>
          </table:table-cell>
          <table:table-cell table:formula="of:=CONCATENATE([.A219]; &quot;,&quot;)" office:value-type="string" office:string-value="0.40871991164363,">
            <text:p>0.40871991164363,</text:p>
          </table:table-cell>
          <table:table-cell office:value-type="string">
            <text:p>4.2267973434885e-06</text:p>
          </table:table-cell>
          <table:table-cell table:formula="of:=CONCATENATE([.C219]; &quot;,&quot;)" office:value-type="string" office:string-value="4.2267973434885e-06,">
            <text:p>4.2267973434885e-06,</text:p>
          </table:table-cell>
        </table:table-row>
        <table:table-row table:style-name="ro1">
          <table:table-cell office:value-type="float" office:value="0.27552561925719">
            <text:p>0.2755256193</text:p>
          </table:table-cell>
          <table:table-cell table:formula="of:=CONCATENATE([.A220]; &quot;,&quot;)" office:value-type="string" office:string-value="0.27552561925719,">
            <text:p>0.27552561925719,</text:p>
          </table:table-cell>
          <table:table-cell office:value-type="string">
            <text:p>2.2117091371427e-07</text:p>
          </table:table-cell>
          <table:table-cell table:formula="of:=CONCATENATE([.C220]; &quot;,&quot;)" office:value-type="string" office:string-value="2.2117091371427e-07,">
            <text:p>2.2117091371427e-07,</text:p>
          </table:table-cell>
        </table:table-row>
        <table:table-row table:style-name="ro1">
          <table:table-cell office:value-type="float" office:value="0.18369234674364">
            <text:p>0.1836923467</text:p>
          </table:table-cell>
          <table:table-cell table:formula="of:=CONCATENATE([.A221]; &quot;,&quot;)" office:value-type="string" office:string-value="0.18369234674364,">
            <text:p>0.18369234674364,</text:p>
          </table:table-cell>
          <table:table-cell office:value-type="string">
            <text:p>8.1006940188537e-09</text:p>
          </table:table-cell>
          <table:table-cell table:formula="of:=CONCATENATE([.C221]; &quot;,&quot;)" office:value-type="string" office:string-value="8.1006940188537e-09,">
            <text:p>8.1006940188537e-09,</text:p>
          </table:table-cell>
        </table:table-row>
        <table:table-row table:style-name="ro1">
          <table:table-cell office:value-type="float" office:value="0.67142202931154">
            <text:p>0.6714220293</text:p>
          </table:table-cell>
          <table:table-cell table:formula="of:=CONCATENATE([.A222]; &quot;,&quot;)" office:value-type="string" office:string-value="0.67142202931154,">
            <text:p>0.67142202931154,</text:p>
          </table:table-cell>
          <table:table-cell office:value-type="float" office:value="0.00010941947950552">
            <text:p>0.0001094195</text:p>
          </table:table-cell>
          <table:table-cell table:formula="of:=CONCATENATE([.C222]; &quot;,&quot;)" office:value-type="string" office:string-value="0.00010941947950552,">
            <text:p>0.00010941947950552,</text:p>
          </table:table-cell>
        </table:table-row>
        <table:table-row table:style-name="ro1">
          <table:table-cell office:value-type="float" office:value="0.31178323875561">
            <text:p>0.3117832388</text:p>
          </table:table-cell>
          <table:table-cell table:formula="of:=CONCATENATE([.A223]; &quot;,&quot;)" office:value-type="string" office:string-value="0.31178323875561,">
            <text:p>0.31178323875561,</text:p>
          </table:table-cell>
          <table:table-cell office:value-type="string">
            <text:p>5.7531654930954e-07</text:p>
          </table:table-cell>
          <table:table-cell table:formula="of:=CONCATENATE([.C223]; &quot;,&quot;)" office:value-type="string" office:string-value="5.7531654930954e-07,">
            <text:p>5.7531654930954e-07,</text:p>
          </table:table-cell>
        </table:table-row>
        <table:table-row table:style-name="ro1">
          <table:table-cell office:value-type="float" office:value="0.43937707048304">
            <text:p>0.4393770705</text:p>
          </table:table-cell>
          <table:table-cell table:formula="of:=CONCATENATE([.A224]; &quot;,&quot;)" office:value-type="string" office:string-value="0.43937707048304,">
            <text:p>0.43937707048304,</text:p>
          </table:table-cell>
          <table:table-cell office:value-type="string">
            <text:p>7.0247049654341e-06</text:p>
          </table:table-cell>
          <table:table-cell table:formula="of:=CONCATENATE([.C224]; &quot;,&quot;)" office:value-type="string" office:string-value="7.0247049654341e-06,">
            <text:p>7.0247049654341e-06,</text:p>
          </table:table-cell>
        </table:table-row>
        <table:table-row table:style-name="ro1">
          <table:table-cell office:value-type="float" office:value="0.20660195751792">
            <text:p>0.2066019575</text:p>
          </table:table-cell>
          <table:table-cell table:formula="of:=CONCATENATE([.A225]; &quot;,&quot;)" office:value-type="string" office:string-value="0.20660195751792,">
            <text:p>0.20660195751792,</text:p>
          </table:table-cell>
          <table:table-cell office:value-type="string">
            <text:p>2.1662275014668e-08</text:p>
          </table:table-cell>
          <table:table-cell table:formula="of:=CONCATENATE([.C225]; &quot;,&quot;)" office:value-type="string" office:string-value="2.1662275014668e-08,">
            <text:p>2.1662275014668e-08,</text:p>
          </table:table-cell>
        </table:table-row>
        <table:table-row table:style-name="ro1">
          <table:table-cell office:value-type="float" office:value="0.47213605281273">
            <text:p>0.4721360528</text:p>
          </table:table-cell>
          <table:table-cell table:formula="of:=CONCATENATE([.A226]; &quot;,&quot;)" office:value-type="string" office:string-value="0.47213605281273,">
            <text:p>0.47213605281273,</text:p>
          </table:table-cell>
          <table:table-cell office:value-type="string">
            <text:p>1.1513096935476e-05</text:p>
          </table:table-cell>
          <table:table-cell table:formula="of:=CONCATENATE([.C226]; &quot;,&quot;)" office:value-type="string" office:string-value="1.1513096935476e-05,">
            <text:p>1.1513096935476e-05,</text:p>
          </table:table-cell>
        </table:table-row>
        <table:table-row table:style-name="ro1">
          <table:table-cell office:value-type="float" office:value="0.18168716007335">
            <text:p>0.1816871601</text:p>
          </table:table-cell>
          <table:table-cell table:formula="of:=CONCATENATE([.A227]; &quot;,&quot;)" office:value-type="string" office:string-value="0.18168716007335,">
            <text:p>0.18168716007335,</text:p>
          </table:table-cell>
          <table:table-cell office:value-type="string">
            <text:p>7.3827336347976e-09</text:p>
          </table:table-cell>
          <table:table-cell table:formula="of:=CONCATENATE([.C227]; &quot;,&quot;)" office:value-type="string" office:string-value="7.3827336347976e-09,">
            <text:p>7.3827336347976e-09,</text:p>
          </table:table-cell>
        </table:table-row>
        <table:table-row table:style-name="ro1">
          <table:table-cell office:value-type="float" office:value="0.35294993900465">
            <text:p>0.352949939</text:p>
          </table:table-cell>
          <table:table-cell table:formula="of:=CONCATENATE([.A228]; &quot;,&quot;)" office:value-type="string" office:string-value="0.35294993900465,">
            <text:p>0.35294993900465,</text:p>
          </table:table-cell>
          <table:table-cell office:value-type="string">
            <text:p>1.4598688359928e-06</text:p>
          </table:table-cell>
          <table:table-cell table:formula="of:=CONCATENATE([.C228]; &quot;,&quot;)" office:value-type="string" office:string-value="1.4598688359928e-06,">
            <text:p>1.4598688359928e-06,</text:p>
          </table:table-cell>
        </table:table-row>
        <table:table-row table:style-name="ro1">
          <table:table-cell office:value-type="float" office:value="0.24560432522788">
            <text:p>0.2456043252</text:p>
          </table:table-cell>
          <table:table-cell table:formula="of:=CONCATENATE([.A229]; &quot;,&quot;)" office:value-type="string" office:string-value="0.24560432522788,">
            <text:p>0.24560432522788,</text:p>
          </table:table-cell>
          <table:table-cell office:value-type="string">
            <text:p>8.8829870910715e-08</text:p>
          </table:table-cell>
          <table:table-cell table:formula="of:=CONCATENATE([.C229]; &quot;,&quot;)" office:value-type="string" office:string-value="8.8829870910715e-08,">
            <text:p>8.8829870910715e-08,</text:p>
          </table:table-cell>
        </table:table-row>
        <table:table-row table:style-name="ro1">
          <table:table-cell office:value-type="float" office:value="0.53584917111416">
            <text:p>0.5358491711</text:p>
          </table:table-cell>
          <table:table-cell table:formula="of:=CONCATENATE([.A230]; &quot;,&quot;)" office:value-type="string" office:string-value="0.53584917111416,">
            <text:p>0.53584917111416,</text:p>
          </table:table-cell>
          <table:table-cell office:value-type="string">
            <text:p>2.6726368730419e-05</text:p>
          </table:table-cell>
          <table:table-cell table:formula="of:=CONCATENATE([.C230]; &quot;,&quot;)" office:value-type="string" office:string-value="2.6726368730419e-05,">
            <text:p>2.6726368730419e-05,</text:p>
          </table:table-cell>
        </table:table-row>
        <table:table-row table:style-name="ro1">
          <table:table-cell office:value-type="float" office:value="0.34588046080843">
            <text:p>0.3458804608</text:p>
          </table:table-cell>
          <table:table-cell table:formula="of:=CONCATENATE([.A231]; &quot;,&quot;)" office:value-type="string" office:string-value="0.34588046080843,">
            <text:p>0.34588046080843,</text:p>
          </table:table-cell>
          <table:table-cell office:value-type="string">
            <text:p>1.2565952311965e-06</text:p>
          </table:table-cell>
          <table:table-cell table:formula="of:=CONCATENATE([.C231]; &quot;,&quot;)" office:value-type="string" office:string-value="1.2565952311965e-06,">
            <text:p>1.2565952311965e-06,</text:p>
          </table:table-cell>
        </table:table-row>
        <table:table-row table:style-name="ro1">
          <table:table-cell office:value-type="float" office:value="0.85678747101143">
            <text:p>0.856787471</text:p>
          </table:table-cell>
          <table:table-cell table:formula="of:=CONCATENATE([.A232]; &quot;,&quot;)" office:value-type="string" office:string-value="0.85678747101143,">
            <text:p>0.85678747101143,</text:p>
          </table:table-cell>
          <table:table-cell office:value-type="float" office:value="0.00043763203085111">
            <text:p>0.000437632</text:p>
          </table:table-cell>
          <table:table-cell table:formula="of:=CONCATENATE([.C232]; &quot;,&quot;)" office:value-type="string" office:string-value="0.00043763203085111,">
            <text:p>0.00043763203085111,</text:p>
          </table:table-cell>
        </table:table-row>
        <table:table-row table:style-name="ro1">
          <table:table-cell office:value-type="float" office:value="1.4970826013877">
            <text:p>1.4970826014</text:p>
          </table:table-cell>
          <table:table-cell table:formula="of:=CONCATENATE([.A233]; &quot;,&quot;)" office:value-type="string" office:string-value="1.4970826013877,">
            <text:p>1.4970826013877,</text:p>
          </table:table-cell>
          <table:table-cell office:value-type="float" office:value="0.005999686318388">
            <text:p>0.0059996863</text:p>
          </table:table-cell>
          <table:table-cell table:formula="of:=CONCATENATE([.C233]; &quot;,&quot;)" office:value-type="string" office:string-value="0.005999686318388,">
            <text:p>0.005999686318388,</text:p>
          </table:table-cell>
        </table:table-row>
        <table:table-row table:style-name="ro1">
          <table:table-cell office:value-type="float" office:value="1.2561596145562">
            <text:p>1.2561596146</text:p>
          </table:table-cell>
          <table:table-cell table:formula="of:=CONCATENATE([.A234]; &quot;,&quot;)" office:value-type="string" office:string-value="1.2561596145562,">
            <text:p>1.2561596145562,</text:p>
          </table:table-cell>
          <table:table-cell office:value-type="float" office:value="0.0028625300669677">
            <text:p>0.0028625301</text:p>
          </table:table-cell>
          <table:table-cell table:formula="of:=CONCATENATE([.C234]; &quot;,&quot;)" office:value-type="string" office:string-value="0.0028625300669677,">
            <text:p>0.0028625300669677,</text:p>
          </table:table-cell>
        </table:table-row>
        <table:table-row table:style-name="ro1">
          <table:table-cell office:value-type="float" office:value="0.80360026141875">
            <text:p>0.8036002614</text:p>
          </table:table-cell>
          <table:table-cell table:formula="of:=CONCATENATE([.A235]; &quot;,&quot;)" office:value-type="string" office:string-value="0.80360026141875,">
            <text:p>0.80360026141875,</text:p>
          </table:table-cell>
          <table:table-cell office:value-type="float" office:value="0.00030831723157761">
            <text:p>0.0003083172</text:p>
          </table:table-cell>
          <table:table-cell table:formula="of:=CONCATENATE([.C235]; &quot;,&quot;)" office:value-type="string" office:string-value="0.00030831723157761,">
            <text:p>0.00030831723157761,</text:p>
          </table:table-cell>
        </table:table-row>
        <table:table-row table:style-name="ro1">
          <table:table-cell office:value-type="float" office:value="0.42248036368302">
            <text:p>0.4224803637</text:p>
          </table:table-cell>
          <table:table-cell table:formula="of:=CONCATENATE([.A236]; &quot;,&quot;)" office:value-type="string" office:string-value="0.42248036368302,">
            <text:p>0.42248036368302,</text:p>
          </table:table-cell>
          <table:table-cell office:value-type="string">
            <text:p>5.3407528814918e-06</text:p>
          </table:table-cell>
          <table:table-cell table:formula="of:=CONCATENATE([.C236]; &quot;,&quot;)" office:value-type="string" office:string-value="5.3407528814918e-06,">
            <text:p>5.3407528814918e-06,</text:p>
          </table:table-cell>
        </table:table-row>
        <table:table-row table:style-name="ro1">
          <table:table-cell office:value-type="float" office:value="1.4095555349679">
            <text:p>1.409555535</text:p>
          </table:table-cell>
          <table:table-cell table:formula="of:=CONCATENATE([.A237]; &quot;,&quot;)" office:value-type="string" office:string-value="1.4095555349679,">
            <text:p>1.4095555349679,</text:p>
          </table:table-cell>
          <table:table-cell office:value-type="float" office:value="0.0046930211334285">
            <text:p>0.0046930211</text:p>
          </table:table-cell>
          <table:table-cell table:formula="of:=CONCATENATE([.C237]; &quot;,&quot;)" office:value-type="string" office:string-value="0.0046930211334285,">
            <text:p>0.0046930211334285,</text:p>
          </table:table-cell>
        </table:table-row>
        <table:table-row table:style-name="ro1">
          <table:table-cell office:value-type="float" office:value="0.65378837699162">
            <text:p>0.653788377</text:p>
          </table:table-cell>
          <table:table-cell table:formula="of:=CONCATENATE([.A238]; &quot;,&quot;)" office:value-type="string" office:string-value="0.65378837699162,">
            <text:p>0.65378837699162,</text:p>
          </table:table-cell>
          <table:table-cell office:value-type="string">
            <text:p>9.323363163589e-05</text:p>
          </table:table-cell>
          <table:table-cell table:formula="of:=CONCATENATE([.C238]; &quot;,&quot;)" office:value-type="string" office:string-value="9.323363163589e-05,">
            <text:p>9.323363163589e-05,</text:p>
          </table:table-cell>
        </table:table-row>
        <table:table-row table:style-name="ro1">
          <table:table-cell office:value-type="float" office:value="0.74274023394893">
            <text:p>0.7427402339</text:p>
          </table:table-cell>
          <table:table-cell table:formula="of:=CONCATENATE([.A239]; &quot;,&quot;)" office:value-type="string" office:string-value="0.74274023394893,">
            <text:p>0.74274023394893,</text:p>
          </table:table-cell>
          <table:table-cell office:value-type="float" office:value="0.00019771650467903">
            <text:p>0.0001977165</text:p>
          </table:table-cell>
          <table:table-cell table:formula="of:=CONCATENATE([.C239]; &quot;,&quot;)" office:value-type="string" office:string-value="0.00019771650467903,">
            <text:p>0.00019771650467903,</text:p>
          </table:table-cell>
        </table:table-row>
        <table:table-row table:style-name="ro1">
          <table:table-cell office:value-type="float" office:value="0.41608297080295">
            <text:p>0.4160829708</text:p>
          </table:table-cell>
          <table:table-cell table:formula="of:=CONCATENATE([.A240]; &quot;,&quot;)" office:value-type="string" office:string-value="0.41608297080295,">
            <text:p>0.41608297080295,</text:p>
          </table:table-cell>
          <table:table-cell office:value-type="string">
            <text:p>4.7963670884991e-06</text:p>
          </table:table-cell>
          <table:table-cell table:formula="of:=CONCATENATE([.C240]; &quot;,&quot;)" office:value-type="string" office:string-value="4.7963670884991e-06,">
            <text:p>4.7963670884991e-06,</text:p>
          </table:table-cell>
        </table:table-row>
        <table:table-row table:style-name="ro1">
          <table:table-cell office:value-type="float" office:value="0.25134193134182">
            <text:p>0.2513419313</text:p>
          </table:table-cell>
          <table:table-cell table:formula="of:=CONCATENATE([.A241]; &quot;,&quot;)" office:value-type="string" office:string-value="0.25134193134182,">
            <text:p>0.25134193134182,</text:p>
          </table:table-cell>
          <table:table-cell office:value-type="string">
            <text:p>1.0687829155928e-07</text:p>
          </table:table-cell>
          <table:table-cell table:formula="of:=CONCATENATE([.C241]; &quot;,&quot;)" office:value-type="string" office:string-value="1.0687829155928e-07,">
            <text:p>1.0687829155928e-07,</text:p>
          </table:table-cell>
        </table:table-row>
        <table:table-row table:style-name="ro1">
          <table:table-cell office:value-type="float" office:value="0.33908719801722">
            <text:p>0.339087198</text:p>
          </table:table-cell>
          <table:table-cell table:formula="of:=CONCATENATE([.A242]; &quot;,&quot;)" office:value-type="string" office:string-value="0.33908719801722,">
            <text:p>0.33908719801722,</text:p>
          </table:table-cell>
          <table:table-cell office:value-type="string">
            <text:p>1.0839901982216e-06</text:p>
          </table:table-cell>
          <table:table-cell table:formula="of:=CONCATENATE([.C242]; &quot;,&quot;)" office:value-type="string" office:string-value="1.0839901982216e-06,">
            <text:p>1.0839901982216e-06,</text:p>
          </table:table-cell>
        </table:table-row>
        <table:table-row table:style-name="ro1">
          <table:table-cell office:value-type="float" office:value="0.43975155160115">
            <text:p>0.4397515516</text:p>
          </table:table-cell>
          <table:table-cell table:formula="of:=CONCATENATE([.A243]; &quot;,&quot;)" office:value-type="string" office:string-value="0.43975155160115,">
            <text:p>0.43975155160115,</text:p>
          </table:table-cell>
          <table:table-cell office:value-type="string">
            <text:p>7.0664005695442e-06</text:p>
          </table:table-cell>
          <table:table-cell table:formula="of:=CONCATENATE([.C243]; &quot;,&quot;)" office:value-type="string" office:string-value="7.0664005695442e-06,">
            <text:p>7.0664005695442e-06,</text:p>
          </table:table-cell>
        </table:table-row>
        <table:table-row table:style-name="ro1">
          <table:table-cell office:value-type="float" office:value="0.38605212694884">
            <text:p>0.3860521269</text:p>
          </table:table-cell>
          <table:table-cell table:formula="of:=CONCATENATE([.A244]; &quot;,&quot;)" office:value-type="string" office:string-value="0.38605212694884,">
            <text:p>0.38605212694884,</text:p>
          </table:table-cell>
          <table:table-cell office:value-type="string">
            <text:p>2.8097252809712e-06</text:p>
          </table:table-cell>
          <table:table-cell table:formula="of:=CONCATENATE([.C244]; &quot;,&quot;)" office:value-type="string" office:string-value="2.8097252809712e-06,">
            <text:p>2.8097252809712e-06,</text:p>
          </table:table-cell>
        </table:table-row>
        <table:table-row table:style-name="ro1">
          <table:table-cell office:value-type="float" office:value="0.72939004676781">
            <text:p>0.7293900468</text:p>
          </table:table-cell>
          <table:table-cell table:formula="of:=CONCATENATE([.A245]; &quot;,&quot;)" office:value-type="string" office:string-value="0.72939004676781,">
            <text:p>0.72939004676781,</text:p>
          </table:table-cell>
          <table:table-cell office:value-type="float" office:value="0.00017810199128968">
            <text:p>0.000178102</text:p>
          </table:table-cell>
          <table:table-cell table:formula="of:=CONCATENATE([.C245]; &quot;,&quot;)" office:value-type="string" office:string-value="0.00017810199128968,">
            <text:p>0.00017810199128968,</text:p>
          </table:table-cell>
        </table:table-row>
        <table:table-row table:style-name="ro1">
          <table:table-cell office:value-type="float" office:value="0.42158088607599">
            <text:p>0.4215808861</text:p>
          </table:table-cell>
          <table:table-cell table:formula="of:=CONCATENATE([.A246]; &quot;,&quot;)" office:value-type="string" office:string-value="0.42158088607599,">
            <text:p>0.42158088607599,</text:p>
          </table:table-cell>
          <table:table-cell office:value-type="string">
            <text:p>5.2613036578576e-06</text:p>
          </table:table-cell>
          <table:table-cell table:formula="of:=CONCATENATE([.C246]; &quot;,&quot;)" office:value-type="string" office:string-value="5.2613036578576e-06,">
            <text:p>5.2613036578576e-06,</text:p>
          </table:table-cell>
        </table:table-row>
        <table:table-row table:style-name="ro1">
          <table:table-cell office:value-type="float" office:value="0.45469172992933">
            <text:p>0.4546917299</text:p>
          </table:table-cell>
          <table:table-cell table:formula="of:=CONCATENATE([.A247]; &quot;,&quot;)" office:value-type="string" office:string-value="0.45469172992933,">
            <text:p>0.45469172992933,</text:p>
          </table:table-cell>
          <table:table-cell office:value-type="string">
            <text:p>8.9014519863674e-06</text:p>
          </table:table-cell>
          <table:table-cell table:formula="of:=CONCATENATE([.C247]; &quot;,&quot;)" office:value-type="string" office:string-value="8.9014519863674e-06,">
            <text:p>8.9014519863674e-06,</text:p>
          </table:table-cell>
        </table:table-row>
        <table:table-row table:style-name="ro1">
          <table:table-cell office:value-type="float" office:value="0.60943568429659">
            <text:p>0.6094356843</text:p>
          </table:table-cell>
          <table:table-cell table:formula="of:=CONCATENATE([.A248]; &quot;,&quot;)" office:value-type="string" office:string-value="0.60943568429659,">
            <text:p>0.60943568429659,</text:p>
          </table:table-cell>
          <table:table-cell office:value-type="string">
            <text:p>6.0609756101069e-05</text:p>
          </table:table-cell>
          <table:table-cell table:formula="of:=CONCATENATE([.C248]; &quot;,&quot;)" office:value-type="string" office:string-value="6.0609756101069e-05,">
            <text:p>6.0609756101069e-05,</text:p>
          </table:table-cell>
        </table:table-row>
        <table:table-row table:style-name="ro1">
          <table:table-cell office:value-type="float" office:value="0.60509563994243">
            <text:p>0.6050956399</text:p>
          </table:table-cell>
          <table:table-cell table:formula="of:=CONCATENATE([.A249]; &quot;,&quot;)" office:value-type="string" office:string-value="0.60509563994243,">
            <text:p>0.60509563994243,</text:p>
          </table:table-cell>
          <table:table-cell office:value-type="string">
            <text:p>5.797370892904e-05</text:p>
          </table:table-cell>
          <table:table-cell table:formula="of:=CONCATENATE([.C249]; &quot;,&quot;)" office:value-type="string" office:string-value="5.797370892904e-05,">
            <text:p>5.797370892904e-05,</text:p>
          </table:table-cell>
        </table:table-row>
        <table:table-row table:style-name="ro1">
          <table:table-cell office:value-type="float" office:value="0.49194917329891">
            <text:p>0.4919491733</text:p>
          </table:table-cell>
          <table:table-cell table:formula="of:=CONCATENATE([.A250]; &quot;,&quot;)" office:value-type="string" office:string-value="0.49194917329891,">
            <text:p>0.49194917329891,</text:p>
          </table:table-cell>
          <table:table-cell office:value-type="string">
            <text:p>1.519364831026e-05</text:p>
          </table:table-cell>
          <table:table-cell table:formula="of:=CONCATENATE([.C250]; &quot;,&quot;)" office:value-type="string" office:string-value="1.519364831026e-05,">
            <text:p>1.519364831026e-05,</text:p>
          </table:table-cell>
        </table:table-row>
        <table:table-row table:style-name="ro1">
          <table:table-cell office:value-type="float" office:value="0.32967806801301">
            <text:p>0.329678068</text:p>
          </table:table-cell>
          <table:table-cell table:formula="of:=CONCATENATE([.A251]; &quot;,&quot;)" office:value-type="string" office:string-value="0.32967806801301,">
            <text:p>0.32967806801301,</text:p>
          </table:table-cell>
          <table:table-cell office:value-type="string">
            <text:p>8.7788071745231e-07</text:p>
          </table:table-cell>
          <table:table-cell table:formula="of:=CONCATENATE([.C251]; &quot;,&quot;)" office:value-type="string" office:string-value="8.7788071745231e-07,">
            <text:p>8.7788071745231e-07,</text:p>
          </table:table-cell>
        </table:table-row>
        <table:table-row table:style-name="ro1">
          <table:table-cell office:value-type="float" office:value="0.64839759340084">
            <text:p>0.6483975934</text:p>
          </table:table-cell>
          <table:table-cell table:formula="of:=CONCATENATE([.A252]; &quot;,&quot;)" office:value-type="string" office:string-value="0.64839759340084,">
            <text:p>0.64839759340084,</text:p>
          </table:table-cell>
          <table:table-cell office:value-type="string">
            <text:p>8.8673576321599e-05</text:p>
          </table:table-cell>
          <table:table-cell table:formula="of:=CONCATENATE([.C252]; &quot;,&quot;)" office:value-type="string" office:string-value="8.8673576321599e-05,">
            <text:p>8.8673576321599e-05,</text:p>
          </table:table-cell>
        </table:table-row>
        <table:table-row table:style-name="ro1">
          <table:table-cell office:value-type="float" office:value="0.31166156457805">
            <text:p>0.3116615646</text:p>
          </table:table-cell>
          <table:table-cell table:formula="of:=CONCATENATE([.A253]; &quot;,&quot;)" office:value-type="string" office:string-value="0.31166156457805,">
            <text:p>0.31166156457805,</text:p>
          </table:table-cell>
          <table:table-cell office:value-type="string">
            <text:p>5.7360712710669e-07</text:p>
          </table:table-cell>
          <table:table-cell table:formula="of:=CONCATENATE([.C253]; &quot;,&quot;)" office:value-type="string" office:string-value="5.7360712710669e-07,">
            <text:p>5.7360712710669e-07,</text:p>
          </table:table-cell>
        </table:table-row>
        <table:table-row table:style-name="ro1">
          <table:table-cell office:value-type="float" office:value="0.73074553048943">
            <text:p>0.7307455305</text:p>
          </table:table-cell>
          <table:table-cell table:formula="of:=CONCATENATE([.A254]; &quot;,&quot;)" office:value-type="string" office:string-value="0.73074553048943,">
            <text:p>0.73074553048943,</text:p>
          </table:table-cell>
          <table:table-cell office:value-type="float" office:value="0.0001800236197177">
            <text:p>0.0001800236</text:p>
          </table:table-cell>
          <table:table-cell table:formula="of:=CONCATENATE([.C254]; &quot;,&quot;)" office:value-type="string" office:string-value="0.0001800236197177,">
            <text:p>0.0001800236197177,</text:p>
          </table:table-cell>
        </table:table-row>
        <table:table-row table:style-name="ro1">
          <table:table-cell office:value-type="float" office:value="0.30969611439348">
            <text:p>0.3096961144</text:p>
          </table:table-cell>
          <table:table-cell table:formula="of:=CONCATENATE([.A255]; &quot;,&quot;)" office:value-type="string" office:string-value="0.30969611439348,">
            <text:p>0.30969611439348,</text:p>
          </table:table-cell>
          <table:table-cell office:value-type="string">
            <text:p>5.4657803449925e-07</text:p>
          </table:table-cell>
          <table:table-cell table:formula="of:=CONCATENATE([.C255]; &quot;,&quot;)" office:value-type="string" office:string-value="5.4657803449925e-07,">
            <text:p>5.4657803449925e-07,</text:p>
          </table:table-cell>
        </table:table-row>
        <table:table-row table:style-name="ro1">
          <table:table-cell office:value-type="float" office:value="0.28282057547537">
            <text:p>0.2828205755</text:p>
          </table:table-cell>
          <table:table-cell table:formula="of:=CONCATENATE([.A256]; &quot;,&quot;)" office:value-type="string" office:string-value="0.28282057547537,">
            <text:p>0.28282057547537,</text:p>
          </table:table-cell>
          <table:table-cell office:value-type="string">
            <text:p>2.7130065705607e-07</text:p>
          </table:table-cell>
          <table:table-cell table:formula="of:=CONCATENATE([.C256]; &quot;,&quot;)" office:value-type="string" office:string-value="2.7130065705607e-07,">
            <text:p>2.7130065705607e-07,</text:p>
          </table:table-cell>
        </table:table-row>
        <table:table-row table:style-name="ro1">
          <table:table-cell office:value-type="float" office:value="0.30602093631813">
            <text:p>0.3060209363</text:p>
          </table:table-cell>
          <table:table-cell table:formula="of:=CONCATENATE([.A257]; &quot;,&quot;)" office:value-type="string" office:string-value="0.30602093631813,">
            <text:p>0.30602093631813,</text:p>
          </table:table-cell>
          <table:table-cell office:value-type="string">
            <text:p>4.9889598177963e-07</text:p>
          </table:table-cell>
          <table:table-cell table:formula="of:=CONCATENATE([.C257]; &quot;,&quot;)" office:value-type="string" office:string-value="4.9889598177963e-07,">
            <text:p>4.9889598177963e-07,</text:p>
          </table:table-cell>
        </table:table-row>
        <table:table-row table:style-name="ro1">
          <table:table-cell office:value-type="float" office:value="0.45081613990258">
            <text:p>0.4508161399</text:p>
          </table:table-cell>
          <table:table-cell table:formula="of:=CONCATENATE([.A258]; &quot;,&quot;)" office:value-type="string" office:string-value="0.45081613990258,">
            <text:p>0.45081613990258,</text:p>
          </table:table-cell>
          <table:table-cell office:value-type="string">
            <text:p>8.3921024531973e-06</text:p>
          </table:table-cell>
          <table:table-cell table:formula="of:=CONCATENATE([.C258]; &quot;,&quot;)" office:value-type="string" office:string-value="8.3921024531973e-06,">
            <text:p>8.3921024531973e-06,</text:p>
          </table:table-cell>
        </table:table-row>
        <table:table-row table:style-name="ro1">
          <table:table-cell office:value-type="float" office:value="0.27860445671039">
            <text:p>0.2786044567</text:p>
          </table:table-cell>
          <table:table-cell table:formula="of:=CONCATENATE([.A259]; &quot;,&quot;)" office:value-type="string" office:string-value="0.27860445671039,">
            <text:p>0.27860445671039,</text:p>
          </table:table-cell>
          <table:table-cell office:value-type="string">
            <text:p>2.4127840585228e-07</text:p>
          </table:table-cell>
          <table:table-cell table:formula="of:=CONCATENATE([.C259]; &quot;,&quot;)" office:value-type="string" office:string-value="2.4127840585228e-07,">
            <text:p>2.4127840585228e-07,</text:p>
          </table:table-cell>
        </table:table-row>
        <table:table-row table:style-name="ro1">
          <table:table-cell office:value-type="float" office:value="0.20261875081938">
            <text:p>0.2026187508</text:p>
          </table:table-cell>
          <table:table-cell table:formula="of:=CONCATENATE([.A260]; &quot;,&quot;)" office:value-type="string" office:string-value="0.20261875081938,">
            <text:p>0.20261875081938,</text:p>
          </table:table-cell>
          <table:table-cell office:value-type="string">
            <text:p>1.8429630410136e-08</text:p>
          </table:table-cell>
          <table:table-cell table:formula="of:=CONCATENATE([.C260]; &quot;,&quot;)" office:value-type="string" office:string-value="1.8429630410136e-08,">
            <text:p>1.8429630410136e-08,</text:p>
          </table:table-cell>
        </table:table-row>
        <table:table-row table:style-name="ro1">
          <table:table-cell office:value-type="float" office:value="0.21058391857892">
            <text:p>0.2105839186</text:p>
          </table:table-cell>
          <table:table-cell table:formula="of:=CONCATENATE([.A261]; &quot;,&quot;)" office:value-type="string" office:string-value="0.21058391857892,">
            <text:p>0.21058391857892,</text:p>
          </table:table-cell>
          <table:table-cell office:value-type="string">
            <text:p>2.5368981051653e-08</text:p>
          </table:table-cell>
          <table:table-cell table:formula="of:=CONCATENATE([.C261]; &quot;,&quot;)" office:value-type="string" office:string-value="2.5368981051653e-08,">
            <text:p>2.5368981051653e-08,</text:p>
          </table:table-cell>
        </table:table-row>
        <table:table-row table:style-name="ro1">
          <table:table-cell office:value-type="float" office:value="0.36044538202521">
            <text:p>0.360445382</text:p>
          </table:table-cell>
          <table:table-cell table:formula="of:=CONCATENATE([.A262]; &quot;,&quot;)" office:value-type="string" office:string-value="0.36044538202521,">
            <text:p>0.36044538202521,</text:p>
          </table:table-cell>
          <table:table-cell office:value-type="string">
            <text:p>1.7044471904819e-06</text:p>
          </table:table-cell>
          <table:table-cell table:formula="of:=CONCATENATE([.C262]; &quot;,&quot;)" office:value-type="string" office:string-value="1.7044471904819e-06,">
            <text:p>1.7044471904819e-06,</text:p>
          </table:table-cell>
        </table:table-row>
        <table:table-row table:style-name="ro1">
          <table:table-cell office:value-type="float" office:value="0.51345123355086">
            <text:p>0.5134512336</text:p>
          </table:table-cell>
          <table:table-cell table:formula="of:=CONCATENATE([.A263]; &quot;,&quot;)" office:value-type="string" office:string-value="0.51345123355086,">
            <text:p>0.51345123355086,</text:p>
          </table:table-cell>
          <table:table-cell office:value-type="string">
            <text:p>2.0197968892515e-05</text:p>
          </table:table-cell>
          <table:table-cell table:formula="of:=CONCATENATE([.C263]; &quot;,&quot;)" office:value-type="string" office:string-value="2.0197968892515e-05,">
            <text:p>2.0197968892515e-05,</text:p>
          </table:table-cell>
        </table:table-row>
        <table:table-row table:style-name="ro1">
          <table:table-cell office:value-type="float" office:value="0.37471648725564">
            <text:p>0.3747164873</text:p>
          </table:table-cell>
          <table:table-cell table:formula="of:=CONCATENATE([.A264]; &quot;,&quot;)" office:value-type="string" office:string-value="0.37471648725564,">
            <text:p>0.37471648725564,</text:p>
          </table:table-cell>
          <table:table-cell office:value-type="string">
            <text:p>2.2641052344426e-06</text:p>
          </table:table-cell>
          <table:table-cell table:formula="of:=CONCATENATE([.C264]; &quot;,&quot;)" office:value-type="string" office:string-value="2.2641052344426e-06,">
            <text:p>2.2641052344426e-06,</text:p>
          </table:table-cell>
        </table:table-row>
        <table:table-row table:style-name="ro1">
          <table:table-cell office:value-type="float" office:value="0.41605467313415">
            <text:p>0.4160546731</text:p>
          </table:table-cell>
          <table:table-cell table:formula="of:=CONCATENATE([.A265]; &quot;,&quot;)" office:value-type="string" office:string-value="0.41605467313415,">
            <text:p>0.41605467313415,</text:p>
          </table:table-cell>
          <table:table-cell office:value-type="string">
            <text:p>4.7940640072969e-06</text:p>
          </table:table-cell>
          <table:table-cell table:formula="of:=CONCATENATE([.C265]; &quot;,&quot;)" office:value-type="string" office:string-value="4.7940640072969e-06,">
            <text:p>4.7940640072969e-06,</text:p>
          </table:table-cell>
        </table:table-row>
        <table:table-row table:style-name="ro1">
          <table:table-cell office:value-type="float" office:value="0.22148488292246">
            <text:p>0.2214848829</text:p>
          </table:table-cell>
          <table:table-cell table:formula="of:=CONCATENATE([.A266]; &quot;,&quot;)" office:value-type="string" office:string-value="0.22148488292246,">
            <text:p>0.22148488292246,</text:p>
          </table:table-cell>
          <table:table-cell office:value-type="string">
            <text:p>3.8420227320078e-08</text:p>
          </table:table-cell>
          <table:table-cell table:formula="of:=CONCATENATE([.C266]; &quot;,&quot;)" office:value-type="string" office:string-value="3.8420227320078e-08,">
            <text:p>3.8420227320078e-08,</text:p>
          </table:table-cell>
        </table:table-row>
        <table:table-row table:style-name="ro1">
          <table:table-cell office:value-type="float" office:value="0.28819810562701">
            <text:p>0.2881981056</text:p>
          </table:table-cell>
          <table:table-cell table:formula="of:=CONCATENATE([.A267]; &quot;,&quot;)" office:value-type="string" office:string-value="0.28819810562701,">
            <text:p>0.28819810562701,</text:p>
          </table:table-cell>
          <table:table-cell office:value-type="string">
            <text:p>3.1411209280358e-07</text:p>
          </table:table-cell>
          <table:table-cell table:formula="of:=CONCATENATE([.C267]; &quot;,&quot;)" office:value-type="string" office:string-value="3.1411209280358e-07,">
            <text:p>3.1411209280358e-07,</text:p>
          </table:table-cell>
        </table:table-row>
        <table:table-row table:style-name="ro1">
          <table:table-cell office:value-type="float" office:value="0.30459863598884">
            <text:p>0.304598636</text:p>
          </table:table-cell>
          <table:table-cell table:formula="of:=CONCATENATE([.A268]; &quot;,&quot;)" office:value-type="string" office:string-value="0.30459863598884,">
            <text:p>0.30459863598884,</text:p>
          </table:table-cell>
          <table:table-cell office:value-type="string">
            <text:p>4.8140471653242e-07</text:p>
          </table:table-cell>
          <table:table-cell table:formula="of:=CONCATENATE([.C268]; &quot;,&quot;)" office:value-type="string" office:string-value="4.8140471653242e-07,">
            <text:p>4.8140471653242e-07,</text:p>
          </table:table-cell>
        </table:table-row>
        <table:table-row table:style-name="ro1">
          <table:table-cell office:value-type="float" office:value="0.55726095444465">
            <text:p>0.5572609544</text:p>
          </table:table-cell>
          <table:table-cell table:formula="of:=CONCATENATE([.A269]; &quot;,&quot;)" office:value-type="string" office:string-value="0.55726095444465,">
            <text:p>0.55726095444465,</text:p>
          </table:table-cell>
          <table:table-cell office:value-type="string">
            <text:p>3.443278880093e-05</text:p>
          </table:table-cell>
          <table:table-cell table:formula="of:=CONCATENATE([.C269]; &quot;,&quot;)" office:value-type="string" office:string-value="3.443278880093e-05,">
            <text:p>3.443278880093e-05,</text:p>
          </table:table-cell>
        </table:table-row>
        <table:table-row table:style-name="ro1">
          <table:table-cell office:value-type="float" office:value="0.55878750305563">
            <text:p>0.5587875031</text:p>
          </table:table-cell>
          <table:table-cell table:formula="of:=CONCATENATE([.A270]; &quot;,&quot;)" office:value-type="string" office:string-value="0.55878750305563,">
            <text:p>0.55878750305563,</text:p>
          </table:table-cell>
          <table:table-cell office:value-type="string">
            <text:p>3.5042710807635e-05</text:p>
          </table:table-cell>
          <table:table-cell table:formula="of:=CONCATENATE([.C270]; &quot;,&quot;)" office:value-type="string" office:string-value="3.5042710807635e-05,">
            <text:p>3.5042710807635e-05,</text:p>
          </table:table-cell>
        </table:table-row>
        <table:table-row table:style-name="ro1">
          <table:table-cell office:value-type="float" office:value="0.71238662374701">
            <text:p>0.7123866237</text:p>
          </table:table-cell>
          <table:table-cell table:formula="of:=CONCATENATE([.A271]; &quot;,&quot;)" office:value-type="string" office:string-value="0.71238662374701,">
            <text:p>0.71238662374701,</text:p>
          </table:table-cell>
          <table:table-cell office:value-type="float" office:value="0.00015528850024806">
            <text:p>0.0001552885</text:p>
          </table:table-cell>
          <table:table-cell table:formula="of:=CONCATENATE([.C271]; &quot;,&quot;)" office:value-type="string" office:string-value="0.00015528850024806,">
            <text:p>0.00015528850024806,</text:p>
          </table:table-cell>
        </table:table-row>
        <table:table-row table:style-name="ro1">
          <table:table-cell office:value-type="float" office:value="0.27108037356315">
            <text:p>0.2710803736</text:p>
          </table:table-cell>
          <table:table-cell table:formula="of:=CONCATENATE([.A272]; &quot;,&quot;)" office:value-type="string" office:string-value="0.27108037356315,">
            <text:p>0.27108037356315,</text:p>
          </table:table-cell>
          <table:table-cell office:value-type="string">
            <text:p>1.9464830449523e-07</text:p>
          </table:table-cell>
          <table:table-cell table:formula="of:=CONCATENATE([.C272]; &quot;,&quot;)" office:value-type="string" office:string-value="1.9464830449523e-07,">
            <text:p>1.9464830449523e-07,</text:p>
          </table:table-cell>
        </table:table-row>
        <table:table-row table:style-name="ro1">
          <table:table-cell office:value-type="float" office:value="0.53630263289484">
            <text:p>0.5363026329</text:p>
          </table:table-cell>
          <table:table-cell table:formula="of:=CONCATENATE([.A273]; &quot;,&quot;)" office:value-type="string" office:string-value="0.53630263289484,">
            <text:p>0.53630263289484,</text:p>
          </table:table-cell>
          <table:table-cell office:value-type="string">
            <text:p>2.6873952318235e-05</text:p>
          </table:table-cell>
          <table:table-cell table:formula="of:=CONCATENATE([.C273]; &quot;,&quot;)" office:value-type="string" office:string-value="2.6873952318235e-05,">
            <text:p>2.6873952318235e-05,</text:p>
          </table:table-cell>
        </table:table-row>
        <table:table-row table:style-name="ro1">
          <table:table-cell office:value-type="float" office:value="0.31529970343428">
            <text:p>0.3152997034</text:p>
          </table:table-cell>
          <table:table-cell table:formula="of:=CONCATENATE([.A274]; &quot;,&quot;)" office:value-type="string" office:string-value="0.31529970343428,">
            <text:p>0.31529970343428,</text:p>
          </table:table-cell>
          <table:table-cell office:value-type="string">
            <text:p>6.2659712898695e-07</text:p>
          </table:table-cell>
          <table:table-cell table:formula="of:=CONCATENATE([.C274]; &quot;,&quot;)" office:value-type="string" office:string-value="6.2659712898695e-07,">
            <text:p>6.2659712898695e-07,</text:p>
          </table:table-cell>
        </table:table-row>
        <table:table-row table:style-name="ro1">
          <table:table-cell office:value-type="float" office:value="0.29217896570881">
            <text:p>0.2921789657</text:p>
          </table:table-cell>
          <table:table-cell table:formula="of:=CONCATENATE([.A275]; &quot;,&quot;)" office:value-type="string" office:string-value="0.29217896570881,">
            <text:p>0.29217896570881,</text:p>
          </table:table-cell>
          <table:table-cell office:value-type="string">
            <text:p>3.4935165201602e-07</text:p>
          </table:table-cell>
          <table:table-cell table:formula="of:=CONCATENATE([.C275]; &quot;,&quot;)" office:value-type="string" office:string-value="3.4935165201602e-07,">
            <text:p>3.4935165201602e-07,</text:p>
          </table:table-cell>
        </table:table-row>
        <table:table-row table:style-name="ro1">
          <table:table-cell office:value-type="float" office:value="0.33932252302514">
            <text:p>0.339322523</text:p>
          </table:table-cell>
          <table:table-cell table:formula="of:=CONCATENATE([.A276]; &quot;,&quot;)" office:value-type="string" office:string-value="0.33932252302514,">
            <text:p>0.33932252302514,</text:p>
          </table:table-cell>
          <table:table-cell office:value-type="string">
            <text:p>1.0896202159269e-06</text:p>
          </table:table-cell>
          <table:table-cell table:formula="of:=CONCATENATE([.C276]; &quot;,&quot;)" office:value-type="string" office:string-value="1.0896202159269e-06,">
            <text:p>1.0896202159269e-06,</text:p>
          </table:table-cell>
        </table:table-row>
        <table:table-row table:style-name="ro1">
          <table:table-cell office:value-type="float" office:value="0.20821150305377">
            <text:p>0.2082115031</text:p>
          </table:table-cell>
          <table:table-cell table:formula="of:=CONCATENATE([.A277]; &quot;,&quot;)" office:value-type="string" office:string-value="0.20821150305377,">
            <text:p>0.20821150305377,</text:p>
          </table:table-cell>
          <table:table-cell office:value-type="string">
            <text:p>2.3100295251321e-08</text:p>
          </table:table-cell>
          <table:table-cell table:formula="of:=CONCATENATE([.C277]; &quot;,&quot;)" office:value-type="string" office:string-value="2.3100295251321e-08,">
            <text:p>2.3100295251321e-08,</text:p>
          </table:table-cell>
        </table:table-row>
        <table:table-row table:style-name="ro1">
          <table:table-cell office:value-type="float" office:value="0.1386209694076">
            <text:p>0.1386209694</text:p>
          </table:table-cell>
          <table:table-cell table:formula="of:=CONCATENATE([.A278]; &quot;,&quot;)" office:value-type="string" office:string-value="0.1386209694076,">
            <text:p>0.1386209694076,</text:p>
          </table:table-cell>
          <table:table-cell office:value-type="string">
            <text:p>7.1531534076534e-10</text:p>
          </table:table-cell>
          <table:table-cell table:formula="of:=CONCATENATE([.C278]; &quot;,&quot;)" office:value-type="string" office:string-value="7.1531534076534e-10,">
            <text:p>7.1531534076534e-10,</text:p>
          </table:table-cell>
        </table:table-row>
        <table:table-row table:style-name="ro1">
          <table:table-cell office:value-type="float" office:value="0.1484542073764">
            <text:p>0.1484542074</text:p>
          </table:table-cell>
          <table:table-cell table:formula="of:=CONCATENATE([.A279]; &quot;,&quot;)" office:value-type="string" office:string-value="0.1484542073764,">
            <text:p>0.1484542073764,</text:p>
          </table:table-cell>
          <table:table-cell office:value-type="string">
            <text:p>1.3025316176207e-09</text:p>
          </table:table-cell>
          <table:table-cell table:formula="of:=CONCATENATE([.C279]; &quot;,&quot;)" office:value-type="string" office:string-value="1.3025316176207e-09,">
            <text:p>1.3025316176207e-09,</text:p>
          </table:table-cell>
        </table:table-row>
        <table:table-row table:style-name="ro1">
          <table:table-cell office:value-type="float" office:value="0.16619210662181">
            <text:p>0.1661921066</text:p>
          </table:table-cell>
          <table:table-cell table:formula="of:=CONCATENATE([.A280]; &quot;,&quot;)" office:value-type="string" office:string-value="0.16619210662181,">
            <text:p>0.16619210662181,</text:p>
          </table:table-cell>
          <table:table-cell office:value-type="string">
            <text:p>3.4546412414401e-09</text:p>
          </table:table-cell>
          <table:table-cell table:formula="of:=CONCATENATE([.C280]; &quot;,&quot;)" office:value-type="string" office:string-value="3.4546412414401e-09,">
            <text:p>3.4546412414401e-09,</text:p>
          </table:table-cell>
        </table:table-row>
        <table:table-row table:style-name="ro1">
          <table:table-cell office:value-type="float" office:value="0.2373013045777">
            <text:p>0.2373013046</text:p>
          </table:table-cell>
          <table:table-cell table:formula="of:=CONCATENATE([.A281]; &quot;,&quot;)" office:value-type="string" office:string-value="0.2373013045777,">
            <text:p>0.2373013045777,</text:p>
          </table:table-cell>
          <table:table-cell office:value-type="string">
            <text:p>6.733588143798e-08</text:p>
          </table:table-cell>
          <table:table-cell table:formula="of:=CONCATENATE([.C281]; &quot;,&quot;)" office:value-type="string" office:string-value="6.733588143798e-08,">
            <text:p>6.733588143798e-08,</text:p>
          </table:table-cell>
        </table:table-row>
        <table:table-row table:style-name="ro1">
          <table:table-cell office:value-type="float" office:value="0.37047484474677">
            <text:p>0.3704748447</text:p>
          </table:table-cell>
          <table:table-cell table:formula="of:=CONCATENATE([.A282]; &quot;,&quot;)" office:value-type="string" office:string-value="0.37047484474677,">
            <text:p>0.37047484474677,</text:p>
          </table:table-cell>
          <table:table-cell office:value-type="string">
            <text:p>2.0838985042445e-06</text:p>
          </table:table-cell>
          <table:table-cell table:formula="of:=CONCATENATE([.C282]; &quot;,&quot;)" office:value-type="string" office:string-value="2.0838985042445e-06,">
            <text:p>2.0838985042445e-06,</text:p>
          </table:table-cell>
        </table:table-row>
        <table:table-row table:style-name="ro1">
          <table:table-cell office:value-type="float" office:value="0.14874810476137">
            <text:p>0.1487481048</text:p>
          </table:table-cell>
          <table:table-cell table:formula="of:=CONCATENATE([.A283]; &quot;,&quot;)" office:value-type="string" office:string-value="0.14874810476137,">
            <text:p>0.14874810476137,</text:p>
          </table:table-cell>
          <table:table-cell office:value-type="string">
            <text:p>1.3251539362278e-09</text:p>
          </table:table-cell>
          <table:table-cell table:formula="of:=CONCATENATE([.C283]; &quot;,&quot;)" office:value-type="string" office:string-value="1.3251539362278e-09,">
            <text:p>1.3251539362278e-09,</text:p>
          </table:table-cell>
        </table:table-row>
        <table:table-row table:style-name="ro1">
          <table:table-cell office:value-type="float" office:value="0.48270883195747">
            <text:p>0.482708832</text:p>
          </table:table-cell>
          <table:table-cell table:formula="of:=CONCATENATE([.A284]; &quot;,&quot;)" office:value-type="string" office:string-value="0.48270883195747,">
            <text:p>0.48270883195747,</text:p>
          </table:table-cell>
          <table:table-cell office:value-type="string">
            <text:p>1.3374997369129e-05</text:p>
          </table:table-cell>
          <table:table-cell table:formula="of:=CONCATENATE([.C284]; &quot;,&quot;)" office:value-type="string" office:string-value="1.3374997369129e-05,">
            <text:p>1.3374997369129e-05,</text:p>
          </table:table-cell>
        </table:table-row>
        <table:table-row table:style-name="ro1">
          <table:table-cell office:value-type="float" office:value="0.6593683153133">
            <text:p>0.6593683153</text:p>
          </table:table-cell>
          <table:table-cell table:formula="of:=CONCATENATE([.A285]; &quot;,&quot;)" office:value-type="string" office:string-value="0.6593683153133,">
            <text:p>0.6593683153133,</text:p>
          </table:table-cell>
          <table:table-cell office:value-type="string">
            <text:p>9.8141526524667e-05</text:p>
          </table:table-cell>
          <table:table-cell table:formula="of:=CONCATENATE([.C285]; &quot;,&quot;)" office:value-type="string" office:string-value="9.8141526524667e-05,">
            <text:p>9.8141526524667e-05,</text:p>
          </table:table-cell>
        </table:table-row>
        <table:table-row table:style-name="ro1">
          <table:table-cell office:value-type="float" office:value="0.7196242570033">
            <text:p>0.719624257</text:p>
          </table:table-cell>
          <table:table-cell table:formula="of:=CONCATENATE([.A286]; &quot;,&quot;)" office:value-type="string" office:string-value="0.7196242570033,">
            <text:p>0.7196242570033,</text:p>
          </table:table-cell>
          <table:table-cell office:value-type="float" office:value="0.00016471089013274">
            <text:p>0.0001647109</text:p>
          </table:table-cell>
          <table:table-cell table:formula="of:=CONCATENATE([.C286]; &quot;,&quot;)" office:value-type="string" office:string-value="0.00016471089013274,">
            <text:p>0.00016471089013274,</text:p>
          </table:table-cell>
        </table:table-row>
        <table:table-row table:style-name="ro1">
          <table:table-cell office:value-type="float" office:value="0.65265566845306">
            <text:p>0.6526556685</text:p>
          </table:table-cell>
          <table:table-cell table:formula="of:=CONCATENATE([.A287]; &quot;,&quot;)" office:value-type="string" office:string-value="0.65265566845306,">
            <text:p>0.65265566845306,</text:p>
          </table:table-cell>
          <table:table-cell office:value-type="string">
            <text:p>9.2260832181708e-05</text:p>
          </table:table-cell>
          <table:table-cell table:formula="of:=CONCATENATE([.C287]; &quot;,&quot;)" office:value-type="string" office:string-value="9.2260832181708e-05,">
            <text:p>9.2260832181708e-05,</text:p>
          </table:table-cell>
        </table:table-row>
        <table:table-row table:style-name="ro1">
          <table:table-cell office:value-type="float" office:value="0.44978402421534">
            <text:p>0.4497840242</text:p>
          </table:table-cell>
          <table:table-cell table:formula="of:=CONCATENATE([.A288]; &quot;,&quot;)" office:value-type="string" office:string-value="0.44978402421534,">
            <text:p>0.44978402421534,</text:p>
          </table:table-cell>
          <table:table-cell office:value-type="string">
            <text:p>8.260515680025e-06</text:p>
          </table:table-cell>
          <table:table-cell table:formula="of:=CONCATENATE([.C288]; &quot;,&quot;)" office:value-type="string" office:string-value="8.260515680025e-06,">
            <text:p>8.260515680025e-06,</text:p>
          </table:table-cell>
        </table:table-row>
        <table:table-row table:style-name="ro1">
          <table:table-cell office:value-type="float" office:value="0.24511818541019">
            <text:p>0.2451181854</text:p>
          </table:table-cell>
          <table:table-cell table:formula="of:=CONCATENATE([.A289]; &quot;,&quot;)" office:value-type="string" office:string-value="0.24511818541019,">
            <text:p>0.24511818541019,</text:p>
          </table:table-cell>
          <table:table-cell office:value-type="string">
            <text:p>8.7427803439186e-08</text:p>
          </table:table-cell>
          <table:table-cell table:formula="of:=CONCATENATE([.C289]; &quot;,&quot;)" office:value-type="string" office:string-value="8.7427803439186e-08,">
            <text:p>8.7427803439186e-08,</text:p>
          </table:table-cell>
        </table:table-row>
        <table:table-row table:style-name="ro1">
          <table:table-cell office:value-type="float" office:value="0.31974004124051">
            <text:p>0.3197400412</text:p>
          </table:table-cell>
          <table:table-cell table:formula="of:=CONCATENATE([.A290]; &quot;,&quot;)" office:value-type="string" office:string-value="0.31974004124051,">
            <text:p>0.31974004124051,</text:p>
          </table:table-cell>
          <table:table-cell office:value-type="string">
            <text:p>6.9676500707822e-07</text:p>
          </table:table-cell>
          <table:table-cell table:formula="of:=CONCATENATE([.C290]; &quot;,&quot;)" office:value-type="string" office:string-value="6.9676500707822e-07,">
            <text:p>6.9676500707822e-07,</text:p>
          </table:table-cell>
        </table:table-row>
        <table:table-row table:style-name="ro1">
          <table:table-cell office:value-type="float" office:value="0.62438689376293">
            <text:p>0.6243868938</text:p>
          </table:table-cell>
          <table:table-cell table:formula="of:=CONCATENATE([.A291]; &quot;,&quot;)" office:value-type="string" office:string-value="0.62438689376293,">
            <text:p>0.62438689376293,</text:p>
          </table:table-cell>
          <table:table-cell office:value-type="string">
            <text:p>7.041140596839e-05</text:p>
          </table:table-cell>
          <table:table-cell table:formula="of:=CONCATENATE([.C291]; &quot;,&quot;)" office:value-type="string" office:string-value="7.041140596839e-05,">
            <text:p>7.041140596839e-05,</text:p>
          </table:table-cell>
        </table:table-row>
        <table:table-row table:style-name="ro1">
          <table:table-cell office:value-type="float" office:value="0.36174956292412">
            <text:p>0.3617495629</text:p>
          </table:table-cell>
          <table:table-cell table:formula="of:=CONCATENATE([.A292]; &quot;,&quot;)" office:value-type="string" office:string-value="0.36174956292412,">
            <text:p>0.36174956292412,</text:p>
          </table:table-cell>
          <table:table-cell office:value-type="string">
            <text:p>1.7502807048354e-06</text:p>
          </table:table-cell>
          <table:table-cell table:formula="of:=CONCATENATE([.C292]; &quot;,&quot;)" office:value-type="string" office:string-value="1.7502807048354e-06,">
            <text:p>1.7502807048354e-06,</text:p>
          </table:table-cell>
        </table:table-row>
        <table:table-row table:style-name="ro1">
          <table:table-cell office:value-type="float" office:value="0.43128365435688">
            <text:p>0.4312836544</text:p>
          </table:table-cell>
          <table:table-cell table:formula="of:=CONCATENATE([.A293]; &quot;,&quot;)" office:value-type="string" office:string-value="0.43128365435688,">
            <text:p>0.43128365435688,</text:p>
          </table:table-cell>
          <table:table-cell office:value-type="string">
            <text:p>6.1712461824164e-06</text:p>
          </table:table-cell>
          <table:table-cell table:formula="of:=CONCATENATE([.C293]; &quot;,&quot;)" office:value-type="string" office:string-value="6.1712461824164e-06,">
            <text:p>6.1712461824164e-06,</text:p>
          </table:table-cell>
        </table:table-row>
        <table:table-row table:style-name="ro1">
          <table:table-cell office:value-type="float" office:value="0.34219663921726">
            <text:p>0.3421966392</text:p>
          </table:table-cell>
          <table:table-cell table:formula="of:=CONCATENATE([.A294]; &quot;,&quot;)" office:value-type="string" office:string-value="0.34219663921726,">
            <text:p>0.34219663921726,</text:p>
          </table:table-cell>
          <table:table-cell office:value-type="string">
            <text:p>1.1603684954271e-06</text:p>
          </table:table-cell>
          <table:table-cell table:formula="of:=CONCATENATE([.C294]; &quot;,&quot;)" office:value-type="string" office:string-value="1.1603684954271e-06,">
            <text:p>1.1603684954271e-06,</text:p>
          </table:table-cell>
        </table:table-row>
        <table:table-row table:style-name="ro1">
          <table:table-cell office:value-type="float" office:value="0.48898326486199">
            <text:p>0.4889832649</text:p>
          </table:table-cell>
          <table:table-cell table:formula="of:=CONCATENATE([.A295]; &quot;,&quot;)" office:value-type="string" office:string-value="0.48898326486199,">
            <text:p>0.48898326486199,</text:p>
          </table:table-cell>
          <table:table-cell office:value-type="string">
            <text:p>1.4589546521334e-05</text:p>
          </table:table-cell>
          <table:table-cell table:formula="of:=CONCATENATE([.C295]; &quot;,&quot;)" office:value-type="string" office:string-value="1.4589546521334e-05,">
            <text:p>1.4589546521334e-05,</text:p>
          </table:table-cell>
        </table:table-row>
        <table:table-row table:style-name="ro1">
          <table:table-cell office:value-type="float" office:value="0.72517432191847">
            <text:p>0.7251743219</text:p>
          </table:table-cell>
          <table:table-cell table:formula="of:=CONCATENATE([.A296]; &quot;,&quot;)" office:value-type="string" office:string-value="0.72517432191847,">
            <text:p>0.72517432191847,</text:p>
          </table:table-cell>
          <table:table-cell office:value-type="float" office:value="0.00017222425785372">
            <text:p>0.0001722243</text:p>
          </table:table-cell>
          <table:table-cell table:formula="of:=CONCATENATE([.C296]; &quot;,&quot;)" office:value-type="string" office:string-value="0.00017222425785372,">
            <text:p>0.00017222425785372,</text:p>
          </table:table-cell>
        </table:table-row>
        <table:table-row table:style-name="ro1">
          <table:table-cell office:value-type="float" office:value="0.68514768803432">
            <text:p>0.685147688</text:p>
          </table:table-cell>
          <table:table-cell table:formula="of:=CONCATENATE([.A297]; &quot;,&quot;)" office:value-type="string" office:string-value="0.68514768803432,">
            <text:p>0.68514768803432,</text:p>
          </table:table-cell>
          <table:table-cell office:value-type="float" office:value="0.00012344180884548">
            <text:p>0.0001234418</text:p>
          </table:table-cell>
          <table:table-cell table:formula="of:=CONCATENATE([.C297]; &quot;,&quot;)" office:value-type="string" office:string-value="0.00012344180884548,">
            <text:p>0.00012344180884548,</text:p>
          </table:table-cell>
        </table:table-row>
        <table:table-row table:style-name="ro1">
          <table:table-cell office:value-type="float" office:value="1.3959376312534">
            <text:p>1.3959376313</text:p>
          </table:table-cell>
          <table:table-cell table:formula="of:=CONCATENATE([.A298]; &quot;,&quot;)" office:value-type="string" office:string-value="1.3959376312534,">
            <text:p>1.3959376312534,</text:p>
          </table:table-cell>
          <table:table-cell office:value-type="float" office:value="0.0045071816611893">
            <text:p>0.0045071817</text:p>
          </table:table-cell>
          <table:table-cell table:formula="of:=CONCATENATE([.C298]; &quot;,&quot;)" office:value-type="string" office:string-value="0.0045071816611893,">
            <text:p>0.0045071816611893,</text:p>
          </table:table-cell>
        </table:table-row>
        <table:table-row table:style-name="ro1">
          <table:table-cell office:value-type="float" office:value="1.0041894639533">
            <text:p>1.004189464</text:p>
          </table:table-cell>
          <table:table-cell table:formula="of:=CONCATENATE([.A299]; &quot;,&quot;)" office:value-type="string" office:string-value="1.0041894639533,">
            <text:p>1.0041894639533,</text:p>
          </table:table-cell>
          <table:table-cell office:value-type="float" office:value="0.00099716920265092">
            <text:p>0.0009971692</text:p>
          </table:table-cell>
          <table:table-cell table:formula="of:=CONCATENATE([.C299]; &quot;,&quot;)" office:value-type="string" office:string-value="0.00099716920265092,">
            <text:p>0.00099716920265092,</text:p>
          </table:table-cell>
        </table:table-row>
        <table:table-row table:style-name="ro1">
          <table:table-cell office:value-type="float" office:value="0.79255224619261">
            <text:p>0.7925522462</text:p>
          </table:table-cell>
          <table:table-cell table:formula="of:=CONCATENATE([.A300]; &quot;,&quot;)" office:value-type="string" office:string-value="0.79255224619261,">
            <text:p>0.79255224619261,</text:p>
          </table:table-cell>
          <table:table-cell office:value-type="float" office:value="0.0002854702042125">
            <text:p>0.0002854702</text:p>
          </table:table-cell>
          <table:table-cell table:formula="of:=CONCATENATE([.C300]; &quot;,&quot;)" office:value-type="string" office:string-value="0.0002854702042125,">
            <text:p>0.0002854702042125,</text:p>
          </table:table-cell>
        </table:table-row>
        <table:table-row table:style-name="ro1">
          <table:table-cell office:value-type="float" office:value="0.40839561463335">
            <text:p>0.4083956146</text:p>
          </table:table-cell>
          <table:table-cell table:formula="of:=CONCATENATE([.A301]; &quot;,&quot;)" office:value-type="string" office:string-value="0.40839561463335,">
            <text:p>0.40839561463335,</text:p>
          </table:table-cell>
          <table:table-cell office:value-type="string">
            <text:p>4.2030451805197e-06</text:p>
          </table:table-cell>
          <table:table-cell table:formula="of:=CONCATENATE([.C301]; &quot;,&quot;)" office:value-type="string" office:string-value="4.2030451805197e-06,">
            <text:p>4.2030451805197e-06,</text:p>
          </table:table-cell>
        </table:table-row>
        <table:table-row table:style-name="ro1">
          <table:table-cell office:value-type="float" office:value="0.24323953537611">
            <text:p>0.2432395354</text:p>
          </table:table-cell>
          <table:table-cell table:formula="of:=CONCATENATE([.A302]; &quot;,&quot;)" office:value-type="string" office:string-value="0.24323953537611,">
            <text:p>0.24323953537611,</text:p>
          </table:table-cell>
          <table:table-cell office:value-type="string">
            <text:p>8.2185183293522e-08</text:p>
          </table:table-cell>
          <table:table-cell table:formula="of:=CONCATENATE([.C302]; &quot;,&quot;)" office:value-type="string" office:string-value="8.2185183293522e-08,">
            <text:p>8.2185183293522e-08,</text:p>
          </table:table-cell>
        </table:table-row>
        <table:table-row table:style-name="ro1">
          <table:table-cell office:value-type="float" office:value="0.64791982860386">
            <text:p>0.6479198286</text:p>
          </table:table-cell>
          <table:table-cell table:formula="of:=CONCATENATE([.A303]; &quot;,&quot;)" office:value-type="string" office:string-value="0.64791982860386,">
            <text:p>0.64791982860386,</text:p>
          </table:table-cell>
          <table:table-cell office:value-type="string">
            <text:p>8.8277884369687e-05</text:p>
          </table:table-cell>
          <table:table-cell table:formula="of:=CONCATENATE([.C303]; &quot;,&quot;)" office:value-type="string" office:string-value="8.8277884369687e-05,">
            <text:p>8.8277884369687e-05,</text:p>
          </table:table-cell>
        </table:table-row>
        <table:table-row table:style-name="ro1">
          <table:table-cell office:value-type="float" office:value="0.42968907654185">
            <text:p>0.4296890765</text:p>
          </table:table-cell>
          <table:table-cell table:formula="of:=CONCATENATE([.A304]; &quot;,&quot;)" office:value-type="string" office:string-value="0.42968907654185,">
            <text:p>0.42968907654185,</text:p>
          </table:table-cell>
          <table:table-cell office:value-type="string">
            <text:p>6.0134976144182e-06</text:p>
          </table:table-cell>
          <table:table-cell table:formula="of:=CONCATENATE([.C304]; &quot;,&quot;)" office:value-type="string" office:string-value="6.0134976144182e-06,">
            <text:p>6.0134976144182e-06,</text:p>
          </table:table-cell>
        </table:table-row>
        <table:table-row table:style-name="ro1">
          <table:table-cell office:value-type="float" office:value="0.33927833987425">
            <text:p>0.3392783399</text:p>
          </table:table-cell>
          <table:table-cell table:formula="of:=CONCATENATE([.A305]; &quot;,&quot;)" office:value-type="string" office:string-value="0.33927833987425,">
            <text:p>0.33927833987425,</text:p>
          </table:table-cell>
          <table:table-cell office:value-type="string">
            <text:p>1.0885613077447e-06</text:p>
          </table:table-cell>
          <table:table-cell table:formula="of:=CONCATENATE([.C305]; &quot;,&quot;)" office:value-type="string" office:string-value="1.0885613077447e-06,">
            <text:p>1.0885613077447e-06,</text:p>
          </table:table-cell>
        </table:table-row>
        <table:table-row table:style-name="ro1">
          <table:table-cell office:value-type="float" office:value="0.26007993193377">
            <text:p>0.2600799319</text:p>
          </table:table-cell>
          <table:table-cell table:formula="of:=CONCATENATE([.A306]; &quot;,&quot;)" office:value-type="string" office:string-value="0.26007993193377,">
            <text:p>0.26007993193377,</text:p>
          </table:table-cell>
          <table:table-cell office:value-type="string">
            <text:p>1.4030962952724e-07</text:p>
          </table:table-cell>
          <table:table-cell table:formula="of:=CONCATENATE([.C306]; &quot;,&quot;)" office:value-type="string" office:string-value="1.4030962952724e-07,">
            <text:p>1.4030962952724e-07,</text:p>
          </table:table-cell>
        </table:table-row>
        <table:table-row table:style-name="ro1">
          <table:table-cell office:value-type="float" office:value="0.25187621650621">
            <text:p>0.2518762165</text:p>
          </table:table-cell>
          <table:table-cell table:formula="of:=CONCATENATE([.A307]; &quot;,&quot;)" office:value-type="string" office:string-value="0.25187621650621,">
            <text:p>0.25187621650621,</text:p>
          </table:table-cell>
          <table:table-cell office:value-type="string">
            <text:p>1.0870705334309e-07</text:p>
          </table:table-cell>
          <table:table-cell table:formula="of:=CONCATENATE([.C307]; &quot;,&quot;)" office:value-type="string" office:string-value="1.0870705334309e-07,">
            <text:p>1.0870705334309e-07,</text:p>
          </table:table-cell>
        </table:table-row>
        <table:table-row table:style-name="ro1">
          <table:table-cell office:value-type="float" office:value="0.26916769701878">
            <text:p>0.269167697</text:p>
          </table:table-cell>
          <table:table-cell table:formula="of:=CONCATENATE([.A308]; &quot;,&quot;)" office:value-type="string" office:string-value="0.26916769701878,">
            <text:p>0.26916769701878,</text:p>
          </table:table-cell>
          <table:table-cell office:value-type="string">
            <text:p>1.8409385353974e-07</text:p>
          </table:table-cell>
          <table:table-cell table:formula="of:=CONCATENATE([.C308]; &quot;,&quot;)" office:value-type="string" office:string-value="1.8409385353974e-07,">
            <text:p>1.8409385353974e-07,</text:p>
          </table:table-cell>
        </table:table-row>
        <table:table-row table:style-name="ro1">
          <table:table-cell office:value-type="float" office:value="0.70356972872448">
            <text:p>0.7035697287</text:p>
          </table:table-cell>
          <table:table-cell table:formula="of:=CONCATENATE([.A309]; &quot;,&quot;)" office:value-type="string" office:string-value="0.70356972872448,">
            <text:p>0.70356972872448,</text:p>
          </table:table-cell>
          <table:table-cell office:value-type="float" office:value="0.00014436845606795">
            <text:p>0.0001443685</text:p>
          </table:table-cell>
          <table:table-cell table:formula="of:=CONCATENATE([.C309]; &quot;,&quot;)" office:value-type="string" office:string-value="0.00014436845606795,">
            <text:p>0.00014436845606795,</text:p>
          </table:table-cell>
        </table:table-row>
        <table:table-row table:style-name="ro1">
          <table:table-cell office:value-type="float" office:value="0.34933692829139">
            <text:p>0.3493369283</text:p>
          </table:table-cell>
          <table:table-cell table:formula="of:=CONCATENATE([.A310]; &quot;,&quot;)" office:value-type="string" office:string-value="0.34933692829139,">
            <text:p>0.34933692829139,</text:p>
          </table:table-cell>
          <table:table-cell office:value-type="string">
            <text:p>1.3528227876127e-06</text:p>
          </table:table-cell>
          <table:table-cell table:formula="of:=CONCATENATE([.C310]; &quot;,&quot;)" office:value-type="string" office:string-value="1.3528227876127e-06,">
            <text:p>1.3528227876127e-06,</text:p>
          </table:table-cell>
        </table:table-row>
        <table:table-row table:style-name="ro1">
          <table:table-cell office:value-type="float" office:value="0.29175244063325">
            <text:p>0.2917524406</text:p>
          </table:table-cell>
          <table:table-cell table:formula="of:=CONCATENATE([.A311]; &quot;,&quot;)" office:value-type="string" office:string-value="0.29175244063325,">
            <text:p>0.29175244063325,</text:p>
          </table:table-cell>
          <table:table-cell office:value-type="string">
            <text:p>3.4542365098394e-07</text:p>
          </table:table-cell>
          <table:table-cell table:formula="of:=CONCATENATE([.C311]; &quot;,&quot;)" office:value-type="string" office:string-value="3.4542365098394e-07,">
            <text:p>3.4542365098394e-07,</text:p>
          </table:table-cell>
        </table:table-row>
        <table:table-row table:style-name="ro1">
          <table:table-cell office:value-type="float" office:value="0.39710668583571">
            <text:p>0.3971066858</text:p>
          </table:table-cell>
          <table:table-cell table:formula="of:=CONCATENATE([.A312]; &quot;,&quot;)" office:value-type="string" office:string-value="0.39710668583571,">
            <text:p>0.39710668583571,</text:p>
          </table:table-cell>
          <table:table-cell office:value-type="string">
            <text:p>3.4417259076988e-06</text:p>
          </table:table-cell>
          <table:table-cell table:formula="of:=CONCATENATE([.C312]; &quot;,&quot;)" office:value-type="string" office:string-value="3.4417259076988e-06,">
            <text:p>3.4417259076988e-06,</text:p>
          </table:table-cell>
        </table:table-row>
        <table:table-row table:style-name="ro1">
          <table:table-cell office:value-type="float" office:value="0.59187099243322">
            <text:p>0.5918709924</text:p>
          </table:table-cell>
          <table:table-cell table:formula="of:=CONCATENATE([.A313]; &quot;,&quot;)" office:value-type="string" office:string-value="0.59187099243322,">
            <text:p>0.59187099243322,</text:p>
          </table:table-cell>
          <table:table-cell office:value-type="string">
            <text:p>5.0488430210298e-05</text:p>
          </table:table-cell>
          <table:table-cell table:formula="of:=CONCATENATE([.C313]; &quot;,&quot;)" office:value-type="string" office:string-value="5.0488430210298e-05,">
            <text:p>5.0488430210298e-05,</text:p>
          </table:table-cell>
        </table:table-row>
        <table:table-row table:style-name="ro1">
          <table:table-cell office:value-type="float" office:value="0.48953899590041">
            <text:p>0.4895389959</text:p>
          </table:table-cell>
          <table:table-cell table:formula="of:=CONCATENATE([.A314]; &quot;,&quot;)" office:value-type="string" office:string-value="0.48953899590041,">
            <text:p>0.48953899590041,</text:p>
          </table:table-cell>
          <table:table-cell office:value-type="string">
            <text:p>1.4701246265167e-05</text:p>
          </table:table-cell>
          <table:table-cell table:formula="of:=CONCATENATE([.C314]; &quot;,&quot;)" office:value-type="string" office:string-value="1.4701246265167e-05,">
            <text:p>1.4701246265167e-05,</text:p>
          </table:table-cell>
        </table:table-row>
        <table:table-row table:style-name="ro1">
          <table:table-cell office:value-type="float" office:value="1.0505449651473">
            <text:p>1.0505449651</text:p>
          </table:table-cell>
          <table:table-cell table:formula="of:=CONCATENATE([.A315]; &quot;,&quot;)" office:value-type="string" office:string-value="1.0505449651473,">
            <text:p>1.0505449651473,</text:p>
          </table:table-cell>
          <table:table-cell office:value-type="float" office:value="0.0012458148000573">
            <text:p>0.0012458148</text:p>
          </table:table-cell>
          <table:table-cell table:formula="of:=CONCATENATE([.C315]; &quot;,&quot;)" office:value-type="string" office:string-value="0.0012458148000573,">
            <text:p>0.0012458148000573,</text:p>
          </table:table-cell>
        </table:table-row>
        <table:table-row table:style-name="ro1">
          <table:table-cell office:value-type="float" office:value="0.8348800622145">
            <text:p>0.8348800622</text:p>
          </table:table-cell>
          <table:table-cell table:formula="of:=CONCATENATE([.A316]; &quot;,&quot;)" office:value-type="string" office:string-value="0.8348800622145,">
            <text:p>0.8348800622145,</text:p>
          </table:table-cell>
          <table:table-cell office:value-type="float" office:value="0.00038033306323195">
            <text:p>0.0003803331</text:p>
          </table:table-cell>
          <table:table-cell table:formula="of:=CONCATENATE([.C316]; &quot;,&quot;)" office:value-type="string" office:string-value="0.00038033306323195,">
            <text:p>0.00038033306323195,</text:p>
          </table:table-cell>
        </table:table-row>
        <table:table-row table:style-name="ro1">
          <table:table-cell office:value-type="float" office:value="0.58506414307546">
            <text:p>0.5850641431</text:p>
          </table:table-cell>
          <table:table-cell table:formula="of:=CONCATENATE([.A317]; &quot;,&quot;)" office:value-type="string" office:string-value="0.58506414307546,">
            <text:p>0.58506414307546,</text:p>
          </table:table-cell>
          <table:table-cell office:value-type="string">
            <text:p>4.6942520721392e-05</text:p>
          </table:table-cell>
          <table:table-cell table:formula="of:=CONCATENATE([.C317]; &quot;,&quot;)" office:value-type="string" office:string-value="4.6942520721392e-05,">
            <text:p>4.6942520721392e-05,</text:p>
          </table:table-cell>
        </table:table-row>
        <table:table-row table:style-name="ro1">
          <table:table-cell office:value-type="float" office:value="0.32462173113711">
            <text:p>0.3246217311</text:p>
          </table:table-cell>
          <table:table-cell table:formula="of:=CONCATENATE([.A318]; &quot;,&quot;)" office:value-type="string" office:string-value="0.32462173113711,">
            <text:p>0.32462173113711,</text:p>
          </table:table-cell>
          <table:table-cell office:value-type="string">
            <text:p>7.8137072914056e-07</text:p>
          </table:table-cell>
          <table:table-cell table:formula="of:=CONCATENATE([.C318]; &quot;,&quot;)" office:value-type="string" office:string-value="7.8137072914056e-07,">
            <text:p>7.8137072914056e-07,</text:p>
          </table:table-cell>
        </table:table-row>
        <table:table-row table:style-name="ro1">
          <table:table-cell office:value-type="float" office:value="1.2447099542437">
            <text:p>1.2447099542</text:p>
          </table:table-cell>
          <table:table-cell table:formula="of:=CONCATENATE([.A319]; &quot;,&quot;)" office:value-type="string" office:string-value="1.2447099542437,">
            <text:p>1.2447099542437,</text:p>
          </table:table-cell>
          <table:table-cell office:value-type="float" office:value="0.0027483959669289">
            <text:p>0.002748396</text:p>
          </table:table-cell>
          <table:table-cell table:formula="of:=CONCATENATE([.C319]; &quot;,&quot;)" office:value-type="string" office:string-value="0.0027483959669289,">
            <text:p>0.0027483959669289,</text:p>
          </table:table-cell>
        </table:table-row>
        <table:table-row table:style-name="ro1">
          <table:table-cell office:value-type="float" office:value="0.68249783240212">
            <text:p>0.6824978324</text:p>
          </table:table-cell>
          <table:table-cell table:formula="of:=CONCATENATE([.A320]; &quot;,&quot;)" office:value-type="string" office:string-value="0.68249783240212,">
            <text:p>0.68249783240212,</text:p>
          </table:table-cell>
          <table:table-cell office:value-type="float" office:value="0.00012063341716676">
            <text:p>0.0001206334</text:p>
          </table:table-cell>
          <table:table-cell table:formula="of:=CONCATENATE([.C320]; &quot;,&quot;)" office:value-type="string" office:string-value="0.00012063341716676,">
            <text:p>0.00012063341716676,</text:p>
          </table:table-cell>
        </table:table-row>
        <table:table-row table:style-name="ro1">
          <table:table-cell office:value-type="float" office:value="0.90415043213088">
            <text:p>0.9041504321</text:p>
          </table:table-cell>
          <table:table-cell table:formula="of:=CONCATENATE([.A321]; &quot;,&quot;)" office:value-type="string" office:string-value="0.90415043213088,">
            <text:p>0.90415043213088,</text:p>
          </table:table-cell>
          <table:table-cell office:value-type="float" office:value="0.00058263206959825">
            <text:p>0.0005826321</text:p>
          </table:table-cell>
          <table:table-cell table:formula="of:=CONCATENATE([.C321]; &quot;,&quot;)" office:value-type="string" office:string-value="0.00058263206959825,">
            <text:p>0.00058263206959825,</text:p>
          </table:table-cell>
        </table:table-row>
        <table:table-row table:style-name="ro1">
          <table:table-cell office:value-type="float" office:value="0.65406827087161">
            <text:p>0.6540682709</text:p>
          </table:table-cell>
          <table:table-cell table:formula="of:=CONCATENATE([.A322]; &quot;,&quot;)" office:value-type="string" office:string-value="0.65406827087161,">
            <text:p>0.65406827087161,</text:p>
          </table:table-cell>
          <table:table-cell office:value-type="string">
            <text:p>9.3475222916614e-05</text:p>
          </table:table-cell>
          <table:table-cell table:formula="of:=CONCATENATE([.C322]; &quot;,&quot;)" office:value-type="string" office:string-value="9.3475222916614e-05,">
            <text:p>9.3475222916614e-05,</text:p>
          </table:table-cell>
        </table:table-row>
        <table:table-row table:style-name="ro1">
          <table:table-cell office:value-type="float" office:value="1.4684521445297">
            <text:p>1.4684521445</text:p>
          </table:table-cell>
          <table:table-cell table:formula="of:=CONCATENATE([.A323]; &quot;,&quot;)" office:value-type="string" office:string-value="1.4684521445297,">
            <text:p>1.4684521445297,</text:p>
          </table:table-cell>
          <table:table-cell office:value-type="float" office:value="0.0055507396523714">
            <text:p>0.0055507397</text:p>
          </table:table-cell>
          <table:table-cell table:formula="of:=CONCATENATE([.C323]; &quot;,&quot;)" office:value-type="string" office:string-value="0.0055507396523714,">
            <text:p>0.0055507396523714,</text:p>
          </table:table-cell>
        </table:table-row>
        <table:table-row table:style-name="ro1">
          <table:table-cell office:value-type="float" office:value="0.88447719292578">
            <text:p>0.8844771929</text:p>
          </table:table-cell>
          <table:table-cell table:formula="of:=CONCATENATE([.A324]; &quot;,&quot;)" office:value-type="string" office:string-value="0.88447719292578,">
            <text:p>0.88447719292578,</text:p>
          </table:table-cell>
          <table:table-cell office:value-type="float" office:value="0.00051874930724051">
            <text:p>0.0005187493</text:p>
          </table:table-cell>
          <table:table-cell table:formula="of:=CONCATENATE([.C324]; &quot;,&quot;)" office:value-type="string" office:string-value="0.00051874930724051,">
            <text:p>0.00051874930724051,</text:p>
          </table:table-cell>
        </table:table-row>
        <table:table-row table:style-name="ro1">
          <table:table-cell office:value-type="float" office:value="0.73313882751064">
            <text:p>0.7331388275</text:p>
          </table:table-cell>
          <table:table-cell table:formula="of:=CONCATENATE([.A325]; &quot;,&quot;)" office:value-type="string" office:string-value="0.73313882751064,">
            <text:p>0.73313882751064,</text:p>
          </table:table-cell>
          <table:table-cell office:value-type="float" office:value="0.00018345463454417">
            <text:p>0.0001834546</text:p>
          </table:table-cell>
          <table:table-cell table:formula="of:=CONCATENATE([.C325]; &quot;,&quot;)" office:value-type="string" office:string-value="0.00018345463454417,">
            <text:p>0.00018345463454417,</text:p>
          </table:table-cell>
        </table:table-row>
        <table:table-row table:style-name="ro1">
          <table:table-cell office:value-type="float" office:value="0.55709053291357">
            <text:p>0.5570905329</text:p>
          </table:table-cell>
          <table:table-cell table:formula="of:=CONCATENATE([.A326]; &quot;,&quot;)" office:value-type="string" office:string-value="0.55709053291357,">
            <text:p>0.55709053291357,</text:p>
          </table:table-cell>
          <table:table-cell office:value-type="string">
            <text:p>3.436522090806e-05</text:p>
          </table:table-cell>
          <table:table-cell table:formula="of:=CONCATENATE([.C326]; &quot;,&quot;)" office:value-type="string" office:string-value="3.436522090806e-05,">
            <text:p>3.436522090806e-05,</text:p>
          </table:table-cell>
        </table:table-row>
        <table:table-row table:style-name="ro1">
          <table:table-cell office:value-type="float" office:value="0.86255289025912">
            <text:p>0.8625528903</text:p>
          </table:table-cell>
          <table:table-cell table:formula="of:=CONCATENATE([.A327]; &quot;,&quot;)" office:value-type="string" office:string-value="0.86255289025912,">
            <text:p>0.86255289025912,</text:p>
          </table:table-cell>
          <table:table-cell office:value-type="float" office:value="0.0004537025356879">
            <text:p>0.0004537025</text:p>
          </table:table-cell>
          <table:table-cell table:formula="of:=CONCATENATE([.C327]; &quot;,&quot;)" office:value-type="string" office:string-value="0.0004537025356879,">
            <text:p>0.0004537025356879,</text:p>
          </table:table-cell>
        </table:table-row>
        <table:table-row table:style-name="ro1">
          <table:table-cell office:value-type="float" office:value="0.76661067973919">
            <text:p>0.7666106797</text:p>
          </table:table-cell>
          <table:table-cell table:formula="of:=CONCATENATE([.A328]; &quot;,&quot;)" office:value-type="string" office:string-value="0.76661067973919,">
            <text:p>0.76661067973919,</text:p>
          </table:table-cell>
          <table:table-cell office:value-type="float" office:value="0.00023677733931153">
            <text:p>0.0002367773</text:p>
          </table:table-cell>
          <table:table-cell table:formula="of:=CONCATENATE([.C328]; &quot;,&quot;)" office:value-type="string" office:string-value="0.00023677733931153,">
            <text:p>0.00023677733931153,</text:p>
          </table:table-cell>
        </table:table-row>
        <table:table-row table:style-name="ro1">
          <table:table-cell office:value-type="float" office:value="2.5493379498966">
            <text:p>2.5493379499</text:p>
          </table:table-cell>
          <table:table-cell table:formula="of:=CONCATENATE([.A329]; &quot;,&quot;)" office:value-type="string" office:string-value="2.5493379498966,">
            <text:p>2.5493379498966,</text:p>
          </table:table-cell>
          <table:table-cell office:value-type="float" office:value="0.036542695898057">
            <text:p>0.0365426959</text:p>
          </table:table-cell>
          <table:table-cell table:formula="of:=CONCATENATE([.C329]; &quot;,&quot;)" office:value-type="string" office:string-value="0.036542695898057,">
            <text:p>0.036542695898057,</text:p>
          </table:table-cell>
        </table:table-row>
        <table:table-row table:style-name="ro1">
          <table:table-cell office:value-type="float" office:value="1.1390085786101">
            <text:p>1.1390085786</text:p>
          </table:table-cell>
          <table:table-cell table:formula="of:=CONCATENATE([.A330]; &quot;,&quot;)" office:value-type="string" office:string-value="1.1390085786101,">
            <text:p>1.1390085786101,</text:p>
          </table:table-cell>
          <table:table-cell office:value-type="float" office:value="0.0018329249674945">
            <text:p>0.001832925</text:p>
          </table:table-cell>
          <table:table-cell table:formula="of:=CONCATENATE([.C330]; &quot;,&quot;)" office:value-type="string" office:string-value="0.0018329249674945,">
            <text:p>0.0018329249674945,</text:p>
          </table:table-cell>
        </table:table-row>
        <table:table-row table:style-name="ro1">
          <table:table-cell office:value-type="float" office:value="0.52007476564931">
            <text:p>0.5200747656</text:p>
          </table:table-cell>
          <table:table-cell table:formula="of:=CONCATENATE([.A331]; &quot;,&quot;)" office:value-type="string" office:string-value="0.52007476564931,">
            <text:p>0.52007476564931,</text:p>
          </table:table-cell>
          <table:table-cell office:value-type="string">
            <text:p>2.1979020082228e-05</text:p>
          </table:table-cell>
          <table:table-cell table:formula="of:=CONCATENATE([.C331]; &quot;,&quot;)" office:value-type="string" office:string-value="2.1979020082228e-05,">
            <text:p>2.1979020082228e-05,</text:p>
          </table:table-cell>
        </table:table-row>
        <table:table-row table:style-name="ro1">
          <table:table-cell office:value-type="float" office:value="1.2881474764509">
            <text:p>1.2881474765</text:p>
          </table:table-cell>
          <table:table-cell table:formula="of:=CONCATENATE([.A332]; &quot;,&quot;)" office:value-type="string" office:string-value="1.2881474764509,">
            <text:p>1.2881474764509,</text:p>
          </table:table-cell>
          <table:table-cell office:value-type="float" office:value="0.003197538242252">
            <text:p>0.0031975382</text:p>
          </table:table-cell>
          <table:table-cell table:formula="of:=CONCATENATE([.C332]; &quot;,&quot;)" office:value-type="string" office:string-value="0.003197538242252,">
            <text:p>0.003197538242252,</text:p>
          </table:table-cell>
        </table:table-row>
        <table:table-row table:style-name="ro1">
          <table:table-cell office:value-type="float" office:value="0.81468593760401">
            <text:p>0.8146859376</text:p>
          </table:table-cell>
          <table:table-cell table:formula="of:=CONCATENATE([.A333]; &quot;,&quot;)" office:value-type="string" office:string-value="0.81468593760401,">
            <text:p>0.81468593760401,</text:p>
          </table:table-cell>
          <table:table-cell office:value-type="float" office:value="0.00033257336269158">
            <text:p>0.0003325734</text:p>
          </table:table-cell>
          <table:table-cell table:formula="of:=CONCATENATE([.C333]; &quot;,&quot;)" office:value-type="string" office:string-value="0.00033257336269158,">
            <text:p>0.00033257336269158,</text:p>
          </table:table-cell>
        </table:table-row>
        <table:table-row table:style-name="ro1">
          <table:table-cell office:value-type="float" office:value="2.0798779151324">
            <text:p>2.0798779151</text:p>
          </table:table-cell>
          <table:table-cell table:formula="of:=CONCATENATE([.A334]; &quot;,&quot;)" office:value-type="string" office:string-value="2.0798779151324,">
            <text:p>2.0798779151324,</text:p>
          </table:table-cell>
          <table:table-cell office:value-type="float" office:value="0.019726199377988">
            <text:p>0.0197261994</text:p>
          </table:table-cell>
          <table:table-cell table:formula="of:=CONCATENATE([.C334]; &quot;,&quot;)" office:value-type="string" office:string-value="0.019726199377988,">
            <text:p>0.019726199377988,</text:p>
          </table:table-cell>
        </table:table-row>
        <table:table-row table:style-name="ro1">
          <table:table-cell office:value-type="float" office:value="0.90058926460685">
            <text:p>0.9005892646</text:p>
          </table:table-cell>
          <table:table-cell table:formula="of:=CONCATENATE([.A335]; &quot;,&quot;)" office:value-type="string" office:string-value="0.90058926460685,">
            <text:p>0.90058926460685,</text:p>
          </table:table-cell>
          <table:table-cell office:value-type="float" office:value="0.00057066986345713">
            <text:p>0.0005706699</text:p>
          </table:table-cell>
          <table:table-cell table:formula="of:=CONCATENATE([.C335]; &quot;,&quot;)" office:value-type="string" office:string-value="0.00057066986345713,">
            <text:p>0.00057066986345713,</text:p>
          </table:table-cell>
        </table:table-row>
        <table:table-row table:style-name="ro1">
          <table:table-cell office:value-type="float" office:value="0.58679332986683">
            <text:p>0.5867933299</text:p>
          </table:table-cell>
          <table:table-cell table:formula="of:=CONCATENATE([.A336]; &quot;,&quot;)" office:value-type="string" office:string-value="0.58679332986683,">
            <text:p>0.58679332986683,</text:p>
          </table:table-cell>
          <table:table-cell office:value-type="string">
            <text:p>4.7824234034767e-05</text:p>
          </table:table-cell>
          <table:table-cell table:formula="of:=CONCATENATE([.C336]; &quot;,&quot;)" office:value-type="string" office:string-value="4.7824234034767e-05,">
            <text:p>4.7824234034767e-05,</text:p>
          </table:table-cell>
        </table:table-row>
        <table:table-row table:style-name="ro1">
          <table:table-cell office:value-type="float" office:value="0.52247002946085">
            <text:p>0.5224700295</text:p>
          </table:table-cell>
          <table:table-cell table:formula="of:=CONCATENATE([.A337]; &quot;,&quot;)" office:value-type="string" office:string-value="0.52247002946085,">
            <text:p>0.52247002946085,</text:p>
          </table:table-cell>
          <table:table-cell office:value-type="string">
            <text:p>2.2653030457128e-05</text:p>
          </table:table-cell>
          <table:table-cell table:formula="of:=CONCATENATE([.C337]; &quot;,&quot;)" office:value-type="string" office:string-value="2.2653030457128e-05,">
            <text:p>2.2653030457128e-05,</text:p>
          </table:table-cell>
        </table:table-row>
        <table:table-row table:style-name="ro1">
          <table:table-cell office:value-type="float" office:value="0.72333675687399">
            <text:p>0.7233367569</text:p>
          </table:table-cell>
          <table:table-cell table:formula="of:=CONCATENATE([.A338]; &quot;,&quot;)" office:value-type="string" office:string-value="0.72333675687399,">
            <text:p>0.72333675687399,</text:p>
          </table:table-cell>
          <table:table-cell office:value-type="float" office:value="0.00016970859385967">
            <text:p>0.0001697086</text:p>
          </table:table-cell>
          <table:table-cell table:formula="of:=CONCATENATE([.C338]; &quot;,&quot;)" office:value-type="string" office:string-value="0.00016970859385967,">
            <text:p>0.00016970859385967,</text:p>
          </table:table-cell>
        </table:table-row>
        <table:table-row table:style-name="ro1">
          <table:table-cell office:value-type="float" office:value="0.3764913908188">
            <text:p>0.3764913908</text:p>
          </table:table-cell>
          <table:table-cell table:formula="of:=CONCATENATE([.A339]; &quot;,&quot;)" office:value-type="string" office:string-value="0.3764913908188,">
            <text:p>0.3764913908188,</text:p>
          </table:table-cell>
          <table:table-cell office:value-type="string">
            <text:p>2.3432331473122e-06</text:p>
          </table:table-cell>
          <table:table-cell table:formula="of:=CONCATENATE([.C339]; &quot;,&quot;)" office:value-type="string" office:string-value="2.3432331473122e-06,">
            <text:p>2.3432331473122e-06,</text:p>
          </table:table-cell>
        </table:table-row>
        <table:table-row table:style-name="ro1">
          <table:table-cell office:value-type="float" office:value="0.44371936505497">
            <text:p>0.4437193651</text:p>
          </table:table-cell>
          <table:table-cell table:formula="of:=CONCATENATE([.A340]; &quot;,&quot;)" office:value-type="string" office:string-value="0.44371936505497,">
            <text:p>0.44371936505497,</text:p>
          </table:table-cell>
          <table:table-cell office:value-type="string">
            <text:p>7.5206609524807e-06</text:p>
          </table:table-cell>
          <table:table-cell table:formula="of:=CONCATENATE([.C340]; &quot;,&quot;)" office:value-type="string" office:string-value="7.5206609524807e-06,">
            <text:p>7.5206609524807e-06,</text:p>
          </table:table-cell>
        </table:table-row>
        <table:table-row table:style-name="ro1">
          <table:table-cell office:value-type="float" office:value="0.42872294195667">
            <text:p>0.428722942</text:p>
          </table:table-cell>
          <table:table-cell table:formula="of:=CONCATENATE([.A341]; &quot;,&quot;)" office:value-type="string" office:string-value="0.42872294195667,">
            <text:p>0.42872294195667,</text:p>
          </table:table-cell>
          <table:table-cell office:value-type="string">
            <text:p>5.9195276969644e-06</text:p>
          </table:table-cell>
          <table:table-cell table:formula="of:=CONCATENATE([.C341]; &quot;,&quot;)" office:value-type="string" office:string-value="5.9195276969644e-06,">
            <text:p>5.9195276969644e-06,</text:p>
          </table:table-cell>
        </table:table-row>
        <table:table-row table:style-name="ro1">
          <table:table-cell office:value-type="float" office:value="0.63293795742241">
            <text:p>0.6329379574</text:p>
          </table:table-cell>
          <table:table-cell table:formula="of:=CONCATENATE([.A342]; &quot;,&quot;)" office:value-type="string" office:string-value="0.63293795742241,">
            <text:p>0.63293795742241,</text:p>
          </table:table-cell>
          <table:table-cell office:value-type="string">
            <text:p>7.654460198572e-05</text:p>
          </table:table-cell>
          <table:table-cell table:formula="of:=CONCATENATE([.C342]; &quot;,&quot;)" office:value-type="string" office:string-value="7.654460198572e-05,">
            <text:p>7.654460198572e-05,</text:p>
          </table:table-cell>
        </table:table-row>
        <table:table-row table:style-name="ro1">
          <table:table-cell office:value-type="float" office:value="0.42956555937342">
            <text:p>0.4295655594</text:p>
          </table:table-cell>
          <table:table-cell table:formula="of:=CONCATENATE([.A343]; &quot;,&quot;)" office:value-type="string" office:string-value="0.42956555937342,">
            <text:p>0.42956555937342,</text:p>
          </table:table-cell>
          <table:table-cell office:value-type="string">
            <text:p>6.0014166073819e-06</text:p>
          </table:table-cell>
          <table:table-cell table:formula="of:=CONCATENATE([.C343]; &quot;,&quot;)" office:value-type="string" office:string-value="6.0014166073819e-06,">
            <text:p>6.0014166073819e-06,</text:p>
          </table:table-cell>
        </table:table-row>
        <table:table-row table:style-name="ro1">
          <table:table-cell office:value-type="float" office:value="2.8395044743489">
            <text:p>2.8395044743</text:p>
          </table:table-cell>
          <table:table-cell table:formula="of:=CONCATENATE([.A344]; &quot;,&quot;)" office:value-type="string" office:string-value="2.8395044743489,">
            <text:p>2.8395044743489,</text:p>
          </table:table-cell>
          <table:table-cell office:value-type="float" office:value="0.048941107548571">
            <text:p>0.0489411075</text:p>
          </table:table-cell>
          <table:table-cell table:formula="of:=CONCATENATE([.C344]; &quot;,&quot;)" office:value-type="string" office:string-value="0.048941107548571,">
            <text:p>0.048941107548571,</text:p>
          </table:table-cell>
        </table:table-row>
        <table:table-row table:style-name="ro1">
          <table:table-cell office:value-type="float" office:value="1.5342399810661">
            <text:p>1.5342399811</text:p>
          </table:table-cell>
          <table:table-cell table:formula="of:=CONCATENATE([.A345]; &quot;,&quot;)" office:value-type="string" office:string-value="1.5342399810661,">
            <text:p>1.5342399810661,</text:p>
          </table:table-cell>
          <table:table-cell office:value-type="float" office:value="0.0066138688234477">
            <text:p>0.0066138688</text:p>
          </table:table-cell>
          <table:table-cell table:formula="of:=CONCATENATE([.C345]; &quot;,&quot;)" office:value-type="string" office:string-value="0.0066138688234477,">
            <text:p>0.0066138688234477,</text:p>
          </table:table-cell>
        </table:table-row>
        <table:table-row table:style-name="ro1">
          <table:table-cell office:value-type="float" office:value="1.9616171047554">
            <text:p>1.9616171048</text:p>
          </table:table-cell>
          <table:table-cell table:formula="of:=CONCATENATE([.A346]; &quot;,&quot;)" office:value-type="string" office:string-value="1.9616171047554,">
            <text:p>1.9616171047554,</text:p>
          </table:table-cell>
          <table:table-cell office:value-type="float" office:value="0.016249997596316">
            <text:p>0.0162499976</text:p>
          </table:table-cell>
          <table:table-cell table:formula="of:=CONCATENATE([.C346]; &quot;,&quot;)" office:value-type="string" office:string-value="0.016249997596316,">
            <text:p>0.016249997596316,</text:p>
          </table:table-cell>
        </table:table-row>
        <table:table-row table:style-name="ro1">
          <table:table-cell office:value-type="float" office:value="1.0414499710401">
            <text:p>1.041449971</text:p>
          </table:table-cell>
          <table:table-cell table:formula="of:=CONCATENATE([.A347]; &quot;,&quot;)" office:value-type="string" office:string-value="1.0414499710401,">
            <text:p>1.0414499710401,</text:p>
          </table:table-cell>
          <table:table-cell office:value-type="float" office:value="0.0011939790572179">
            <text:p>0.0011939791</text:p>
          </table:table-cell>
          <table:table-cell table:formula="of:=CONCATENATE([.C347]; &quot;,&quot;)" office:value-type="string" office:string-value="0.0011939790572179,">
            <text:p>0.0011939790572179,</text:p>
          </table:table-cell>
        </table:table-row>
        <table:table-row table:style-name="ro1">
          <table:table-cell office:value-type="float" office:value="0.86987092884161">
            <text:p>0.8698709288</text:p>
          </table:table-cell>
          <table:table-cell table:formula="of:=CONCATENATE([.A348]; &quot;,&quot;)" office:value-type="string" office:string-value="0.86987092884161,">
            <text:p>0.86987092884161,</text:p>
          </table:table-cell>
          <table:table-cell office:value-type="float" office:value="0.00047471381764173">
            <text:p>0.0004747138</text:p>
          </table:table-cell>
          <table:table-cell table:formula="of:=CONCATENATE([.C348]; &quot;,&quot;)" office:value-type="string" office:string-value="0.00047471381764173,">
            <text:p>0.00047471381764173,</text:p>
          </table:table-cell>
        </table:table-row>
        <table:table-row table:style-name="ro1">
          <table:table-cell office:value-type="float" office:value="1.223454056967">
            <text:p>1.223454057</text:p>
          </table:table-cell>
          <table:table-cell table:formula="of:=CONCATENATE([.A349]; &quot;,&quot;)" office:value-type="string" office:string-value="1.223454056967,">
            <text:p>1.223454056967,</text:p>
          </table:table-cell>
          <table:table-cell office:value-type="float" office:value="0.002544456632444">
            <text:p>0.0025444566</text:p>
          </table:table-cell>
          <table:table-cell table:formula="of:=CONCATENATE([.C349]; &quot;,&quot;)" office:value-type="string" office:string-value="0.002544456632444,">
            <text:p>0.002544456632444,</text:p>
          </table:table-cell>
        </table:table-row>
        <table:table-row table:style-name="ro1">
          <table:table-cell office:value-type="float" office:value="1.4496565939286">
            <text:p>1.4496565939</text:p>
          </table:table-cell>
          <table:table-cell table:formula="of:=CONCATENATE([.A350]; &quot;,&quot;)" office:value-type="string" office:string-value="1.4496565939286,">
            <text:p>1.4496565939286,</text:p>
          </table:table-cell>
          <table:table-cell office:value-type="float" office:value="0.0052674362030371">
            <text:p>0.0052674362</text:p>
          </table:table-cell>
          <table:table-cell table:formula="of:=CONCATENATE([.C350]; &quot;,&quot;)" office:value-type="string" office:string-value="0.0052674362030371,">
            <text:p>0.0052674362030371,</text:p>
          </table:table-cell>
        </table:table-row>
        <table:table-row table:style-name="ro1">
          <table:table-cell office:value-type="float" office:value="1.4017933604931">
            <text:p>1.4017933605</text:p>
          </table:table-cell>
          <table:table-cell table:formula="of:=CONCATENATE([.A351]; &quot;,&quot;)" office:value-type="string" office:string-value="1.4017933604931,">
            <text:p>1.4017933604931,</text:p>
          </table:table-cell>
          <table:table-cell office:value-type="float" office:value="0.0045865231208972">
            <text:p>0.0045865231</text:p>
          </table:table-cell>
          <table:table-cell table:formula="of:=CONCATENATE([.C351]; &quot;,&quot;)" office:value-type="string" office:string-value="0.0045865231208972,">
            <text:p>0.0045865231208972,</text:p>
          </table:table-cell>
        </table:table-row>
        <table:table-row table:style-name="ro1">
          <table:table-cell office:value-type="float" office:value="1.1593386013311">
            <text:p>1.1593386013</text:p>
          </table:table-cell>
          <table:table-cell table:formula="of:=CONCATENATE([.A352]; &quot;,&quot;)" office:value-type="string" office:string-value="1.1593386013311,">
            <text:p>1.1593386013311,</text:p>
          </table:table-cell>
          <table:table-cell office:value-type="float" office:value="0.0019901943040948">
            <text:p>0.0019901943</text:p>
          </table:table-cell>
          <table:table-cell table:formula="of:=CONCATENATE([.C352]; &quot;,&quot;)" office:value-type="string" office:string-value="0.0019901943040948,">
            <text:p>0.0019901943040948,</text:p>
          </table:table-cell>
        </table:table-row>
        <table:table-row table:style-name="ro1">
          <table:table-cell office:value-type="float" office:value="1.365762735469">
            <text:p>1.3657627355</text:p>
          </table:table-cell>
          <table:table-cell table:formula="of:=CONCATENATE([.A353]; &quot;,&quot;)" office:value-type="string" office:string-value="1.365762735469,">
            <text:p>1.365762735469,</text:p>
          </table:table-cell>
          <table:table-cell office:value-type="float" office:value="0.0041118827505672">
            <text:p>0.0041118828</text:p>
          </table:table-cell>
          <table:table-cell table:formula="of:=CONCATENATE([.C353]; &quot;,&quot;)" office:value-type="string" office:string-value="0.0041118827505672,">
            <text:p>0.0041118827505672,</text:p>
          </table:table-cell>
        </table:table-row>
        <table:table-row table:style-name="ro1">
          <table:table-cell office:value-type="float" office:value="1.2590142981969">
            <text:p>1.2590142982</text:p>
          </table:table-cell>
          <table:table-cell table:formula="of:=CONCATENATE([.A354]; &quot;,&quot;)" office:value-type="string" office:string-value="1.2590142981969,">
            <text:p>1.2590142981969,</text:p>
          </table:table-cell>
          <table:table-cell office:value-type="float" office:value="0.0028914575797134">
            <text:p>0.0028914576</text:p>
          </table:table-cell>
          <table:table-cell table:formula="of:=CONCATENATE([.C354]; &quot;,&quot;)" office:value-type="string" office:string-value="0.0028914575797134,">
            <text:p>0.0028914575797134,</text:p>
          </table:table-cell>
        </table:table-row>
        <table:table-row table:style-name="ro1">
          <table:table-cell office:value-type="float" office:value="1.1440688704146">
            <text:p>1.1440688704</text:p>
          </table:table-cell>
          <table:table-cell table:formula="of:=CONCATENATE([.A355]; &quot;,&quot;)" office:value-type="string" office:string-value="1.1440688704146,">
            <text:p>1.1440688704146,</text:p>
          </table:table-cell>
          <table:table-cell office:value-type="float" office:value="0.001871261034653">
            <text:p>0.001871261</text:p>
          </table:table-cell>
          <table:table-cell table:formula="of:=CONCATENATE([.C355]; &quot;,&quot;)" office:value-type="string" office:string-value="0.001871261034653,">
            <text:p>0.001871261034653,</text:p>
          </table:table-cell>
        </table:table-row>
        <table:table-row table:style-name="ro1">
          <table:table-cell office:value-type="float" office:value="0.57550570726265">
            <text:p>0.5755057073</text:p>
          </table:table-cell>
          <table:table-cell table:formula="of:=CONCATENATE([.A356]; &quot;,&quot;)" office:value-type="string" office:string-value="0.57550570726265,">
            <text:p>0.57550570726265,</text:p>
          </table:table-cell>
          <table:table-cell office:value-type="string">
            <text:p>4.2295731576453e-05</text:p>
          </table:table-cell>
          <table:table-cell table:formula="of:=CONCATENATE([.C356]; &quot;,&quot;)" office:value-type="string" office:string-value="4.2295731576453e-05,">
            <text:p>4.2295731576453e-05,</text:p>
          </table:table-cell>
        </table:table-row>
        <table:table-row table:style-name="ro1">
          <table:table-cell office:value-type="float" office:value="0.69713274741226">
            <text:p>0.6971327474</text:p>
          </table:table-cell>
          <table:table-cell table:formula="of:=CONCATENATE([.A357]; &quot;,&quot;)" office:value-type="string" office:string-value="0.69713274741226,">
            <text:p>0.69713274741226,</text:p>
          </table:table-cell>
          <table:table-cell office:value-type="float" office:value="0.00013677184449191">
            <text:p>0.0001367718</text:p>
          </table:table-cell>
          <table:table-cell table:formula="of:=CONCATENATE([.C357]; &quot;,&quot;)" office:value-type="string" office:string-value="0.00013677184449191,">
            <text:p>0.00013677184449191,</text:p>
          </table:table-cell>
        </table:table-row>
        <table:table-row table:style-name="ro1">
          <table:table-cell office:value-type="float" office:value="0.59899352573508">
            <text:p>0.5989935257</text:p>
          </table:table-cell>
          <table:table-cell table:formula="of:=CONCATENATE([.A358]; &quot;,&quot;)" office:value-type="string" office:string-value="0.59899352573508,">
            <text:p>0.59899352573508,</text:p>
          </table:table-cell>
          <table:table-cell office:value-type="string">
            <text:p>5.4419460255723e-05</text:p>
          </table:table-cell>
          <table:table-cell table:formula="of:=CONCATENATE([.C358]; &quot;,&quot;)" office:value-type="string" office:string-value="5.4419460255723e-05,">
            <text:p>5.4419460255723e-05,</text:p>
          </table:table-cell>
        </table:table-row>
        <table:table-row table:style-name="ro1">
          <table:table-cell office:value-type="float" office:value="0.38526758999536">
            <text:p>0.38526759</text:p>
          </table:table-cell>
          <table:table-cell table:formula="of:=CONCATENATE([.A359]; &quot;,&quot;)" office:value-type="string" office:string-value="0.38526758999536,">
            <text:p>0.38526758999536,</text:p>
          </table:table-cell>
          <table:table-cell office:value-type="string">
            <text:p>2.7687773108615e-06</text:p>
          </table:table-cell>
          <table:table-cell table:formula="of:=CONCATENATE([.C359]; &quot;,&quot;)" office:value-type="string" office:string-value="2.7687773108615e-06,">
            <text:p>2.7687773108615e-06,</text:p>
          </table:table-cell>
        </table:table-row>
        <table:table-row table:style-name="ro1">
          <table:table-cell office:value-type="float" office:value="0.16158777116471">
            <text:p>0.1615877712</text:p>
          </table:table-cell>
          <table:table-cell table:formula="of:=CONCATENATE([.A360]; &quot;,&quot;)" office:value-type="string" office:string-value="0.16158777116471,">
            <text:p>0.16158777116471,</text:p>
          </table:table-cell>
          <table:table-cell office:value-type="string">
            <text:p>2.7137172391288e-09</text:p>
          </table:table-cell>
          <table:table-cell table:formula="of:=CONCATENATE([.C360]; &quot;,&quot;)" office:value-type="string" office:string-value="2.7137172391288e-09,">
            <text:p>2.7137172391288e-09,</text:p>
          </table:table-cell>
        </table:table-row>
        <table:table-row table:style-name="ro1">
          <table:table-cell office:value-type="float" office:value="0.56900440531466">
            <text:p>0.5690044053</text:p>
          </table:table-cell>
          <table:table-cell table:formula="of:=CONCATENATE([.A361]; &quot;,&quot;)" office:value-type="string" office:string-value="0.56900440531466,">
            <text:p>0.56900440531466,</text:p>
          </table:table-cell>
          <table:table-cell office:value-type="string">
            <text:p>3.9347274776773e-05</text:p>
          </table:table-cell>
          <table:table-cell table:formula="of:=CONCATENATE([.C361]; &quot;,&quot;)" office:value-type="string" office:string-value="3.9347274776773e-05,">
            <text:p>3.9347274776773e-05,</text:p>
          </table:table-cell>
        </table:table-row>
        <table:table-row table:style-name="ro1">
          <table:table-cell office:value-type="float" office:value="0.31358173022459">
            <text:p>0.3135817302</text:p>
          </table:table-cell>
          <table:table-cell table:formula="of:=CONCATENATE([.A362]; &quot;,&quot;)" office:value-type="string" office:string-value="0.31358173022459,">
            <text:p>0.31358173022459,</text:p>
          </table:table-cell>
          <table:table-cell office:value-type="string">
            <text:p>6.0108587929279e-07</text:p>
          </table:table-cell>
          <table:table-cell table:formula="of:=CONCATENATE([.C362]; &quot;,&quot;)" office:value-type="string" office:string-value="6.0108587929279e-07,">
            <text:p>6.0108587929279e-07,</text:p>
          </table:table-cell>
        </table:table-row>
        <table:table-row table:style-name="ro1">
          <table:table-cell office:value-type="float" office:value="0.13915285993424">
            <text:p>0.1391528599</text:p>
          </table:table-cell>
          <table:table-cell table:formula="of:=CONCATENATE([.A363]; &quot;,&quot;)" office:value-type="string" office:string-value="0.13915285993424,">
            <text:p>0.13915285993424,</text:p>
          </table:table-cell>
          <table:table-cell office:value-type="string">
            <text:p>7.3977783942139e-10</text:p>
          </table:table-cell>
          <table:table-cell table:formula="of:=CONCATENATE([.C363]; &quot;,&quot;)" office:value-type="string" office:string-value="7.3977783942139e-10,">
            <text:p>7.3977783942139e-10,</text:p>
          </table:table-cell>
        </table:table-row>
        <table:table-row table:style-name="ro1">
          <table:table-cell office:value-type="float" office:value="0.3391113078784">
            <text:p>0.3391113079</text:p>
          </table:table-cell>
          <table:table-cell table:formula="of:=CONCATENATE([.A364]; &quot;,&quot;)" office:value-type="string" office:string-value="0.3391113078784,">
            <text:p>0.3391113078784,</text:p>
          </table:table-cell>
          <table:table-cell office:value-type="string">
            <text:p>1.0845658976048e-06</text:p>
          </table:table-cell>
          <table:table-cell table:formula="of:=CONCATENATE([.C364]; &quot;,&quot;)" office:value-type="string" office:string-value="1.0845658976048e-06,">
            <text:p>1.0845658976048e-06,</text:p>
          </table:table-cell>
        </table:table-row>
        <table:table-row table:style-name="ro1">
          <table:table-cell office:value-type="float" office:value="1.5178439416113">
            <text:p>1.5178439416</text:p>
          </table:table-cell>
          <table:table-cell table:formula="of:=CONCATENATE([.A365]; &quot;,&quot;)" office:value-type="string" office:string-value="1.5178439416113,">
            <text:p>1.5178439416113,</text:p>
          </table:table-cell>
          <table:table-cell office:value-type="float" office:value="0.0063384508770209">
            <text:p>0.0063384509</text:p>
          </table:table-cell>
          <table:table-cell table:formula="of:=CONCATENATE([.C365]; &quot;,&quot;)" office:value-type="string" office:string-value="0.0063384508770209,">
            <text:p>0.0063384508770209,</text:p>
          </table:table-cell>
        </table:table-row>
        <table:table-row table:style-name="ro1">
          <table:table-cell office:value-type="float" office:value="0.74144056471872">
            <text:p>0.7414405647</text:p>
          </table:table-cell>
          <table:table-cell table:formula="of:=CONCATENATE([.A366]; &quot;,&quot;)" office:value-type="string" office:string-value="0.74144056471872,">
            <text:p>0.74144056471872,</text:p>
          </table:table-cell>
          <table:table-cell office:value-type="float" office:value="0.00019573877360322">
            <text:p>0.0001957388</text:p>
          </table:table-cell>
          <table:table-cell table:formula="of:=CONCATENATE([.C366]; &quot;,&quot;)" office:value-type="string" office:string-value="0.00019573877360322,">
            <text:p>0.00019573877360322,</text:p>
          </table:table-cell>
        </table:table-row>
        <table:table-row table:style-name="ro1">
          <table:table-cell office:value-type="float" office:value="0.43178287512138">
            <text:p>0.4317828751</text:p>
          </table:table-cell>
          <table:table-cell table:formula="of:=CONCATENATE([.A367]; &quot;,&quot;)" office:value-type="string" office:string-value="0.43178287512138,">
            <text:p>0.43178287512138,</text:p>
          </table:table-cell>
          <table:table-cell office:value-type="string">
            <text:p>6.2213194408671e-06</text:p>
          </table:table-cell>
          <table:table-cell table:formula="of:=CONCATENATE([.C367]; &quot;,&quot;)" office:value-type="string" office:string-value="6.2213194408671e-06,">
            <text:p>6.2213194408671e-06,</text:p>
          </table:table-cell>
        </table:table-row>
        <table:table-row table:style-name="ro1">
          <table:table-cell office:value-type="float" office:value="0.73363268678271">
            <text:p>0.7336326868</text:p>
          </table:table-cell>
          <table:table-cell table:formula="of:=CONCATENATE([.A368]; &quot;,&quot;)" office:value-type="string" office:string-value="0.73363268678271,">
            <text:p>0.73363268678271,</text:p>
          </table:table-cell>
          <table:table-cell office:value-type="float" office:value="0.00018416871655226">
            <text:p>0.0001841687</text:p>
          </table:table-cell>
          <table:table-cell table:formula="of:=CONCATENATE([.C368]; &quot;,&quot;)" office:value-type="string" office:string-value="0.00018416871655226,">
            <text:p>0.00018416871655226,</text:p>
          </table:table-cell>
        </table:table-row>
        <table:table-row table:style-name="ro1">
          <table:table-cell office:value-type="float" office:value="0.96805910230577">
            <text:p>0.9680591023</text:p>
          </table:table-cell>
          <table:table-cell table:formula="of:=CONCATENATE([.A369]; &quot;,&quot;)" office:value-type="string" office:string-value="0.96805910230577,">
            <text:p>0.96805910230577,</text:p>
          </table:table-cell>
          <table:table-cell office:value-type="float" office:value="0.00082915813005007">
            <text:p>0.0008291581</text:p>
          </table:table-cell>
          <table:table-cell table:formula="of:=CONCATENATE([.C369]; &quot;,&quot;)" office:value-type="string" office:string-value="0.00082915813005007,">
            <text:p>0.00082915813005007,</text:p>
          </table:table-cell>
        </table:table-row>
        <table:table-row table:style-name="ro1">
          <table:table-cell office:value-type="float" office:value="1.3114830809031">
            <text:p>1.3114830809</text:p>
          </table:table-cell>
          <table:table-cell table:formula="of:=CONCATENATE([.A370]; &quot;,&quot;)" office:value-type="string" office:string-value="1.3114830809031,">
            <text:p>1.3114830809031,</text:p>
          </table:table-cell>
          <table:table-cell office:value-type="float" office:value="0.0034571620191586">
            <text:p>0.003457162</text:p>
          </table:table-cell>
          <table:table-cell table:formula="of:=CONCATENATE([.C370]; &quot;,&quot;)" office:value-type="string" office:string-value="0.0034571620191586,">
            <text:p>0.0034571620191586,</text:p>
          </table:table-cell>
        </table:table-row>
        <table:table-row table:style-name="ro1">
          <table:table-cell office:value-type="float" office:value="1.1916792666601">
            <text:p>1.1916792667</text:p>
          </table:table-cell>
          <table:table-cell table:formula="of:=CONCATENATE([.A371]; &quot;,&quot;)" office:value-type="string" office:string-value="1.1916792666601,">
            <text:p>1.1916792666601,</text:p>
          </table:table-cell>
          <table:table-cell office:value-type="float" office:value="0.0022585194842617">
            <text:p>0.0022585195</text:p>
          </table:table-cell>
          <table:table-cell table:formula="of:=CONCATENATE([.C371]; &quot;,&quot;)" office:value-type="string" office:string-value="0.0022585194842617,">
            <text:p>0.0022585194842617,</text:p>
          </table:table-cell>
        </table:table-row>
        <table:table-row table:style-name="ro1">
          <table:table-cell office:value-type="float" office:value="1.2417784421685">
            <text:p>1.2417784422</text:p>
          </table:table-cell>
          <table:table-cell table:formula="of:=CONCATENATE([.A372]; &quot;,&quot;)" office:value-type="string" office:string-value="1.2417784421685,">
            <text:p>1.2417784421685,</text:p>
          </table:table-cell>
          <table:table-cell office:value-type="float" office:value="0.0027196578798858">
            <text:p>0.0027196579</text:p>
          </table:table-cell>
          <table:table-cell table:formula="of:=CONCATENATE([.C372]; &quot;,&quot;)" office:value-type="string" office:string-value="0.0027196578798858,">
            <text:p>0.0027196578798858,</text:p>
          </table:table-cell>
        </table:table-row>
        <table:table-row table:style-name="ro1">
          <table:table-cell office:value-type="float" office:value="1.0620009304077">
            <text:p>1.0620009304</text:p>
          </table:table-cell>
          <table:table-cell table:formula="of:=CONCATENATE([.A373]; &quot;,&quot;)" office:value-type="string" office:string-value="1.0620009304077,">
            <text:p>1.0620009304077,</text:p>
          </table:table-cell>
          <table:table-cell office:value-type="float" office:value="0.0013132892918681">
            <text:p>0.0013132893</text:p>
          </table:table-cell>
          <table:table-cell table:formula="of:=CONCATENATE([.C373]; &quot;,&quot;)" office:value-type="string" office:string-value="0.0013132892918681,">
            <text:p>0.0013132892918681,</text:p>
          </table:table-cell>
        </table:table-row>
        <table:table-row table:style-name="ro1">
          <table:table-cell office:value-type="float" office:value="1.0888506764286">
            <text:p>1.0888506764</text:p>
          </table:table-cell>
          <table:table-cell table:formula="of:=CONCATENATE([.A374]; &quot;,&quot;)" office:value-type="string" office:string-value="1.0888506764286,">
            <text:p>1.0888506764286,</text:p>
          </table:table-cell>
          <table:table-cell office:value-type="float" office:value="0.0014811849867507">
            <text:p>0.001481185</text:p>
          </table:table-cell>
          <table:table-cell table:formula="of:=CONCATENATE([.C374]; &quot;,&quot;)" office:value-type="string" office:string-value="0.0014811849867507,">
            <text:p>0.0014811849867507,</text:p>
          </table:table-cell>
        </table:table-row>
        <table:table-row table:style-name="ro1">
          <table:table-cell office:value-type="float" office:value="0.4089899602452">
            <text:p>0.4089899602</text:p>
          </table:table-cell>
          <table:table-cell table:formula="of:=CONCATENATE([.A375]; &quot;,&quot;)" office:value-type="string" office:string-value="0.4089899602452,">
            <text:p>0.4089899602452,</text:p>
          </table:table-cell>
          <table:table-cell office:value-type="string">
            <text:p>4.2466599521095e-06</text:p>
          </table:table-cell>
          <table:table-cell table:formula="of:=CONCATENATE([.C375]; &quot;,&quot;)" office:value-type="string" office:string-value="4.2466599521095e-06,">
            <text:p>4.2466599521095e-06,</text:p>
          </table:table-cell>
        </table:table-row>
        <table:table-row table:style-name="ro1">
          <table:table-cell office:value-type="float" office:value="0.36187370274214">
            <text:p>0.3618737027</text:p>
          </table:table-cell>
          <table:table-cell table:formula="of:=CONCATENATE([.A376]; &quot;,&quot;)" office:value-type="string" office:string-value="0.36187370274214,">
            <text:p>0.36187370274214,</text:p>
          </table:table-cell>
          <table:table-cell office:value-type="string">
            <text:p>1.7546960683366e-06</text:p>
          </table:table-cell>
          <table:table-cell table:formula="of:=CONCATENATE([.C376]; &quot;,&quot;)" office:value-type="string" office:string-value="1.7546960683366e-06,">
            <text:p>1.7546960683366e-06,</text:p>
          </table:table-cell>
        </table:table-row>
        <table:table-row table:style-name="ro1">
          <table:table-cell office:value-type="float" office:value="0.20223693774815">
            <text:p>0.2022369377</text:p>
          </table:table-cell>
          <table:table-cell table:formula="of:=CONCATENATE([.A377]; &quot;,&quot;)" office:value-type="string" office:string-value="0.20223693774815,">
            <text:p>0.20223693774815,</text:p>
          </table:table-cell>
          <table:table-cell office:value-type="string">
            <text:p>1.8142792529946e-08</text:p>
          </table:table-cell>
          <table:table-cell table:formula="of:=CONCATENATE([.C377]; &quot;,&quot;)" office:value-type="string" office:string-value="1.8142792529946e-08,">
            <text:p>1.8142792529946e-08,</text:p>
          </table:table-cell>
        </table:table-row>
        <table:table-row table:style-name="ro1">
          <table:table-cell office:value-type="float" office:value="0.79279734103234">
            <text:p>0.792797341</text:p>
          </table:table-cell>
          <table:table-cell table:formula="of:=CONCATENATE([.A378]; &quot;,&quot;)" office:value-type="string" office:string-value="0.79279734103234,">
            <text:p>0.79279734103234,</text:p>
          </table:table-cell>
          <table:table-cell office:value-type="float" office:value="0.00028596300680879">
            <text:p>0.000285963</text:p>
          </table:table-cell>
          <table:table-cell table:formula="of:=CONCATENATE([.C378]; &quot;,&quot;)" office:value-type="string" office:string-value="0.00028596300680879,">
            <text:p>0.00028596300680879,</text:p>
          </table:table-cell>
        </table:table-row>
        <table:table-row table:style-name="ro1">
          <table:table-cell office:value-type="float" office:value="0.96425940688126">
            <text:p>0.9642594069</text:p>
          </table:table-cell>
          <table:table-cell table:formula="of:=CONCATENATE([.A379]; &quot;,&quot;)" office:value-type="string" office:string-value="0.96425940688126,">
            <text:p>0.96425940688126,</text:p>
          </table:table-cell>
          <table:table-cell office:value-type="float" office:value="0.00081273773955635">
            <text:p>0.0008127377</text:p>
          </table:table-cell>
          <table:table-cell table:formula="of:=CONCATENATE([.C379]; &quot;,&quot;)" office:value-type="string" office:string-value="0.00081273773955635,">
            <text:p>0.00081273773955635,</text:p>
          </table:table-cell>
        </table:table-row>
        <table:table-row table:style-name="ro1">
          <table:table-cell office:value-type="float" office:value="2.723624538479">
            <text:p>2.7236245385</text:p>
          </table:table-cell>
          <table:table-cell table:formula="of:=CONCATENATE([.A380]; &quot;,&quot;)" office:value-type="string" office:string-value="2.723624538479,">
            <text:p>2.723624538479,</text:p>
          </table:table-cell>
          <table:table-cell office:value-type="float" office:value="0.043834246627061">
            <text:p>0.0438342466</text:p>
          </table:table-cell>
          <table:table-cell table:formula="of:=CONCATENATE([.C380]; &quot;,&quot;)" office:value-type="string" office:string-value="0.043834246627061,">
            <text:p>0.043834246627061,</text:p>
          </table:table-cell>
        </table:table-row>
        <table:table-row table:style-name="ro1">
          <table:table-cell office:value-type="float" office:value="1.6637104157129">
            <text:p>1.6637104157</text:p>
          </table:table-cell>
          <table:table-cell table:formula="of:=CONCATENATE([.A381]; &quot;,&quot;)" office:value-type="string" office:string-value="1.6637104157129,">
            <text:p>1.6637104157129,</text:p>
          </table:table-cell>
          <table:table-cell office:value-type="float" office:value="0.0090345654061929">
            <text:p>0.0090345654</text:p>
          </table:table-cell>
          <table:table-cell table:formula="of:=CONCATENATE([.C381]; &quot;,&quot;)" office:value-type="string" office:string-value="0.0090345654061929,">
            <text:p>0.0090345654061929,</text:p>
          </table:table-cell>
        </table:table-row>
        <table:table-row table:style-name="ro1">
          <table:table-cell office:value-type="float" office:value="0.99615640119738">
            <text:p>0.9961564012</text:p>
          </table:table-cell>
          <table:table-cell table:formula="of:=CONCATENATE([.A382]; &quot;,&quot;)" office:value-type="string" office:string-value="0.99615640119738,">
            <text:p>0.99615640119738,</text:p>
          </table:table-cell>
          <table:table-cell office:value-type="float" office:value="0.00095792088641355">
            <text:p>0.0009579209</text:p>
          </table:table-cell>
          <table:table-cell table:formula="of:=CONCATENATE([.C382]; &quot;,&quot;)" office:value-type="string" office:string-value="0.00095792088641355,">
            <text:p>0.00095792088641355,</text:p>
          </table:table-cell>
        </table:table-row>
        <table:table-row table:style-name="ro1">
          <table:table-cell office:value-type="float" office:value="0.49192917421099">
            <text:p>0.4919291742</text:p>
          </table:table-cell>
          <table:table-cell table:formula="of:=CONCATENATE([.A383]; &quot;,&quot;)" office:value-type="string" office:string-value="0.49192917421099,">
            <text:p>0.49192917421099,</text:p>
          </table:table-cell>
          <table:table-cell office:value-type="string">
            <text:p>1.5189508784727e-05</text:p>
          </table:table-cell>
          <table:table-cell table:formula="of:=CONCATENATE([.C383]; &quot;,&quot;)" office:value-type="string" office:string-value="1.5189508784727e-05,">
            <text:p>1.5189508784727e-05,</text:p>
          </table:table-cell>
        </table:table-row>
        <table:table-row table:style-name="ro1">
          <table:table-cell office:value-type="float" office:value="1.5333646157107">
            <text:p>1.5333646157</text:p>
          </table:table-cell>
          <table:table-cell table:formula="of:=CONCATENATE([.A384]; &quot;,&quot;)" office:value-type="string" office:string-value="1.5333646157107,">
            <text:p>1.5333646157107,</text:p>
          </table:table-cell>
          <table:table-cell office:value-type="float" office:value="0.0065989884499514">
            <text:p>0.0065989884</text:p>
          </table:table-cell>
          <table:table-cell table:formula="of:=CONCATENATE([.C384]; &quot;,&quot;)" office:value-type="string" office:string-value="0.0065989884499514,">
            <text:p>0.0065989884499514,</text:p>
          </table:table-cell>
        </table:table-row>
        <table:table-row table:style-name="ro1">
          <table:table-cell office:value-type="float" office:value="1.1977740354489">
            <text:p>1.1977740354</text:p>
          </table:table-cell>
          <table:table-cell table:formula="of:=CONCATENATE([.A385]; &quot;,&quot;)" office:value-type="string" office:string-value="1.1977740354489,">
            <text:p>1.1977740354489,</text:p>
          </table:table-cell>
          <table:table-cell office:value-type="float" office:value="0.0023116312766258">
            <text:p>0.0023116313</text:p>
          </table:table-cell>
          <table:table-cell table:formula="of:=CONCATENATE([.C385]; &quot;,&quot;)" office:value-type="string" office:string-value="0.0023116312766258,">
            <text:p>0.0023116312766258,</text:p>
          </table:table-cell>
        </table:table-row>
        <table:table-row table:style-name="ro1">
          <table:table-cell office:value-type="float" office:value="0.91452767558241">
            <text:p>0.9145276756</text:p>
          </table:table-cell>
          <table:table-cell table:formula="of:=CONCATENATE([.A386]; &quot;,&quot;)" office:value-type="string" office:string-value="0.91452767558241,">
            <text:p>0.91452767558241,</text:p>
          </table:table-cell>
          <table:table-cell office:value-type="float" office:value="0.00061851756857532">
            <text:p>0.0006185176</text:p>
          </table:table-cell>
          <table:table-cell table:formula="of:=CONCATENATE([.C386]; &quot;,&quot;)" office:value-type="string" office:string-value="0.00061851756857532,">
            <text:p>0.00061851756857532,</text:p>
          </table:table-cell>
        </table:table-row>
        <table:table-row table:style-name="ro1">
          <table:table-cell office:value-type="float" office:value="0.56459675954829">
            <text:p>0.5645967595</text:p>
          </table:table-cell>
          <table:table-cell table:formula="of:=CONCATENATE([.A387]; &quot;,&quot;)" office:value-type="string" office:string-value="0.56459675954829,">
            <text:p>0.56459675954829,</text:p>
          </table:table-cell>
          <table:table-cell office:value-type="string">
            <text:p>3.7442043875085e-05</text:p>
          </table:table-cell>
          <table:table-cell table:formula="of:=CONCATENATE([.C387]; &quot;,&quot;)" office:value-type="string" office:string-value="3.7442043875085e-05,">
            <text:p>3.7442043875085e-05,</text:p>
          </table:table-cell>
        </table:table-row>
        <table:table-row table:style-name="ro1">
          <table:table-cell office:value-type="float" office:value="0.37498804683117">
            <text:p>0.3749880468</text:p>
          </table:table-cell>
          <table:table-cell table:formula="of:=CONCATENATE([.A388]; &quot;,&quot;)" office:value-type="string" office:string-value="0.37498804683117,">
            <text:p>0.37498804683117,</text:p>
          </table:table-cell>
          <table:table-cell office:value-type="string">
            <text:p>2.2760668622678e-06</text:p>
          </table:table-cell>
          <table:table-cell table:formula="of:=CONCATENATE([.C388]; &quot;,&quot;)" office:value-type="string" office:string-value="2.2760668622678e-06,">
            <text:p>2.2760668622678e-06,</text:p>
          </table:table-cell>
        </table:table-row>
        <table:table-row table:style-name="ro1">
          <table:table-cell office:value-type="float" office:value="0.23605446532045">
            <text:p>0.2360544653</text:p>
          </table:table-cell>
          <table:table-cell table:formula="of:=CONCATENATE([.A389]; &quot;,&quot;)" office:value-type="string" office:string-value="0.23605446532045,">
            <text:p>0.23605446532045,</text:p>
          </table:table-cell>
          <table:table-cell office:value-type="string">
            <text:p>6.4527690715746e-08</text:p>
          </table:table-cell>
          <table:table-cell table:formula="of:=CONCATENATE([.C389]; &quot;,&quot;)" office:value-type="string" office:string-value="6.4527690715746e-08,">
            <text:p>6.4527690715746e-08,</text:p>
          </table:table-cell>
        </table:table-row>
        <table:table-row table:style-name="ro1">
          <table:table-cell office:value-type="float" office:value="1.2312937845579">
            <text:p>1.2312937846</text:p>
          </table:table-cell>
          <table:table-cell table:formula="of:=CONCATENATE([.A390]; &quot;,&quot;)" office:value-type="string" office:string-value="1.2312937845579,">
            <text:p>1.2312937845579,</text:p>
          </table:table-cell>
          <table:table-cell office:value-type="float" office:value="0.0026184803266045">
            <text:p>0.0026184803</text:p>
          </table:table-cell>
          <table:table-cell table:formula="of:=CONCATENATE([.C390]; &quot;,&quot;)" office:value-type="string" office:string-value="0.0026184803266045,">
            <text:p>0.0026184803266045,</text:p>
          </table:table-cell>
        </table:table-row>
        <table:table-row table:style-name="ro1">
          <table:table-cell office:value-type="float" office:value="0.70893406818862">
            <text:p>0.7089340682</text:p>
          </table:table-cell>
          <table:table-cell table:formula="of:=CONCATENATE([.A391]; &quot;,&quot;)" office:value-type="string" office:string-value="0.70893406818862,">
            <text:p>0.70893406818862,</text:p>
          </table:table-cell>
          <table:table-cell office:value-type="float" office:value="0.00015094036443207">
            <text:p>0.0001509404</text:p>
          </table:table-cell>
          <table:table-cell table:formula="of:=CONCATENATE([.C391]; &quot;,&quot;)" office:value-type="string" office:string-value="0.00015094036443207,">
            <text:p>0.00015094036443207,</text:p>
          </table:table-cell>
        </table:table-row>
        <table:table-row table:style-name="ro1">
          <table:table-cell office:value-type="float" office:value="0.577340969682">
            <text:p>0.5773409697</text:p>
          </table:table-cell>
          <table:table-cell table:formula="of:=CONCATENATE([.A392]; &quot;,&quot;)" office:value-type="string" office:string-value="0.577340969682,">
            <text:p>0.577340969682,</text:p>
          </table:table-cell>
          <table:table-cell office:value-type="string">
            <text:p>4.3158658320871e-05</text:p>
          </table:table-cell>
          <table:table-cell table:formula="of:=CONCATENATE([.C392]; &quot;,&quot;)" office:value-type="string" office:string-value="4.3158658320871e-05,">
            <text:p>4.3158658320871e-05,</text:p>
          </table:table-cell>
        </table:table-row>
        <table:table-row table:style-name="ro1">
          <table:table-cell office:value-type="float" office:value="0.40860106549912">
            <text:p>0.4086010655</text:p>
          </table:table-cell>
          <table:table-cell table:formula="of:=CONCATENATE([.A393]; &quot;,&quot;)" office:value-type="string" office:string-value="0.40860106549912,">
            <text:p>0.40860106549912,</text:p>
          </table:table-cell>
          <table:table-cell office:value-type="string">
            <text:p>4.2180800971342e-06</text:p>
          </table:table-cell>
          <table:table-cell table:formula="of:=CONCATENATE([.C393]; &quot;,&quot;)" office:value-type="string" office:string-value="4.2180800971342e-06,">
            <text:p>4.2180800971342e-06,</text:p>
          </table:table-cell>
        </table:table-row>
        <table:table-row table:style-name="ro1">
          <table:table-cell office:value-type="float" office:value="0.82072991978681">
            <text:p>0.8207299198</text:p>
          </table:table-cell>
          <table:table-cell table:formula="of:=CONCATENATE([.A394]; &quot;,&quot;)" office:value-type="string" office:string-value="0.82072991978681,">
            <text:p>0.82072991978681,</text:p>
          </table:table-cell>
          <table:table-cell office:value-type="float" office:value="0.00034637566287596">
            <text:p>0.0003463757</text:p>
          </table:table-cell>
          <table:table-cell table:formula="of:=CONCATENATE([.C394]; &quot;,&quot;)" office:value-type="string" office:string-value="0.00034637566287596,">
            <text:p>0.00034637566287596,</text:p>
          </table:table-cell>
        </table:table-row>
        <table:table-row table:style-name="ro1">
          <table:table-cell office:value-type="float" office:value="0.50673074562893">
            <text:p>0.5067307456</text:p>
          </table:table-cell>
          <table:table-cell table:formula="of:=CONCATENATE([.A395]; &quot;,&quot;)" office:value-type="string" office:string-value="0.50673074562893,">
            <text:p>0.50673074562893,</text:p>
          </table:table-cell>
          <table:table-cell office:value-type="string">
            <text:p>1.8510410632397e-05</text:p>
          </table:table-cell>
          <table:table-cell table:formula="of:=CONCATENATE([.C395]; &quot;,&quot;)" office:value-type="string" office:string-value="1.8510410632397e-05,">
            <text:p>1.8510410632397e-05,</text:p>
          </table:table-cell>
        </table:table-row>
        <table:table-row table:style-name="ro1">
          <table:table-cell office:value-type="float" office:value="0.42073672465695">
            <text:p>0.4207367247</text:p>
          </table:table-cell>
          <table:table-cell table:formula="of:=CONCATENATE([.A396]; &quot;,&quot;)" office:value-type="string" office:string-value="0.42073672465695,">
            <text:p>0.42073672465695,</text:p>
          </table:table-cell>
          <table:table-cell office:value-type="string">
            <text:p>5.1876199343542e-06</text:p>
          </table:table-cell>
          <table:table-cell table:formula="of:=CONCATENATE([.C396]; &quot;,&quot;)" office:value-type="string" office:string-value="5.1876199343542e-06,">
            <text:p>5.1876199343542e-06,</text:p>
          </table:table-cell>
        </table:table-row>
        <table:table-row table:style-name="ro1">
          <table:table-cell office:value-type="float" office:value="0.28437336260076">
            <text:p>0.2843733626</text:p>
          </table:table-cell>
          <table:table-cell table:formula="of:=CONCATENATE([.A397]; &quot;,&quot;)" office:value-type="string" office:string-value="0.28437336260076,">
            <text:p>0.28437336260076,</text:p>
          </table:table-cell>
          <table:table-cell office:value-type="string">
            <text:p>2.8312370626056e-07</text:p>
          </table:table-cell>
          <table:table-cell table:formula="of:=CONCATENATE([.C397]; &quot;,&quot;)" office:value-type="string" office:string-value="2.8312370626056e-07,">
            <text:p>2.8312370626056e-07,</text:p>
          </table:table-cell>
        </table:table-row>
        <table:table-row table:style-name="ro1">
          <table:table-cell office:value-type="float" office:value="0.17648306923746">
            <text:p>0.1764830692</text:p>
          </table:table-cell>
          <table:table-cell table:formula="of:=CONCATENATE([.A398]; &quot;,&quot;)" office:value-type="string" office:string-value="0.17648306923746,">
            <text:p>0.17648306923746,</text:p>
          </table:table-cell>
          <table:table-cell office:value-type="string">
            <text:p>5.7699714466027e-09</text:p>
          </table:table-cell>
          <table:table-cell table:formula="of:=CONCATENATE([.C398]; &quot;,&quot;)" office:value-type="string" office:string-value="5.7699714466027e-09,">
            <text:p>5.7699714466027e-09,</text:p>
          </table:table-cell>
        </table:table-row>
        <table:table-row table:style-name="ro1">
          <table:table-cell office:value-type="float" office:value="0.34975735345439">
            <text:p>0.3497573535</text:p>
          </table:table-cell>
          <table:table-cell table:formula="of:=CONCATENATE([.A399]; &quot;,&quot;)" office:value-type="string" office:string-value="0.34975735345439,">
            <text:p>0.34975735345439,</text:p>
          </table:table-cell>
          <table:table-cell office:value-type="string">
            <text:p>1.3649335813858e-06</text:p>
          </table:table-cell>
          <table:table-cell table:formula="of:=CONCATENATE([.C399]; &quot;,&quot;)" office:value-type="string" office:string-value="1.3649335813858e-06,">
            <text:p>1.3649335813858e-06,</text:p>
          </table:table-cell>
        </table:table-row>
        <table:table-row table:style-name="ro1">
          <table:table-cell office:value-type="float" office:value="0.52425483948844">
            <text:p>0.5242548395</text:p>
          </table:table-cell>
          <table:table-cell table:formula="of:=CONCATENATE([.A400]; &quot;,&quot;)" office:value-type="string" office:string-value="0.52425483948844,">
            <text:p>0.52425483948844,</text:p>
          </table:table-cell>
          <table:table-cell office:value-type="string">
            <text:p>2.3165872208858e-05</text:p>
          </table:table-cell>
          <table:table-cell table:formula="of:=CONCATENATE([.C400]; &quot;,&quot;)" office:value-type="string" office:string-value="2.3165872208858e-05,">
            <text:p>2.3165872208858e-05,</text:p>
          </table:table-cell>
        </table:table-row>
        <table:table-row table:style-name="ro1">
          <table:table-cell office:value-type="float" office:value="0.4240906013692">
            <text:p>0.4240906014</text:p>
          </table:table-cell>
          <table:table-cell table:formula="of:=CONCATENATE([.A401]; &quot;,&quot;)" office:value-type="string" office:string-value="0.4240906013692,">
            <text:p>0.4240906013692,</text:p>
          </table:table-cell>
          <table:table-cell office:value-type="string">
            <text:p>5.4854249283492e-06</text:p>
          </table:table-cell>
          <table:table-cell table:formula="of:=CONCATENATE([.C401]; &quot;,&quot;)" office:value-type="string" office:string-value="5.4854249283492e-06,">
            <text:p>5.4854249283492e-06,</text:p>
          </table:table-cell>
        </table:table-row>
        <table:table-row table:style-name="ro1">
          <table:table-cell office:value-type="float" office:value="0.34261265310936">
            <text:p>0.3426126531</text:p>
          </table:table-cell>
          <table:table-cell table:formula="of:=CONCATENATE([.A402]; &quot;,&quot;)" office:value-type="string" office:string-value="0.34261265310936,">
            <text:p>0.34261265310936,</text:p>
          </table:table-cell>
          <table:table-cell office:value-type="string">
            <text:p>1.1709183765508e-06</text:p>
          </table:table-cell>
          <table:table-cell table:formula="of:=CONCATENATE([.C402]; &quot;,&quot;)" office:value-type="string" office:string-value="1.1709183765508e-06,">
            <text:p>1.1709183765508e-06,</text:p>
          </table:table-cell>
        </table:table-row>
        <table:table-row table:style-name="ro1">
          <table:table-cell office:value-type="float" office:value="0.74137293117249">
            <text:p>0.7413729312</text:p>
          </table:table-cell>
          <table:table-cell table:formula="of:=CONCATENATE([.A403]; &quot;,&quot;)" office:value-type="string" office:string-value="0.74137293117249,">
            <text:p>0.74137293117249,</text:p>
          </table:table-cell>
          <table:table-cell office:value-type="float" office:value="0.00019563626306396">
            <text:p>0.0001956363</text:p>
          </table:table-cell>
          <table:table-cell table:formula="of:=CONCATENATE([.C403]; &quot;,&quot;)" office:value-type="string" office:string-value="0.00019563626306396,">
            <text:p>0.00019563626306396,</text:p>
          </table:table-cell>
        </table:table-row>
        <table:table-row table:style-name="ro1">
          <table:table-cell office:value-type="float" office:value="0.38099085357334">
            <text:p>0.3809908536</text:p>
          </table:table-cell>
          <table:table-cell table:formula="of:=CONCATENATE([.A404]; &quot;,&quot;)" office:value-type="string" office:string-value="0.38099085357334,">
            <text:p>0.38099085357334,</text:p>
          </table:table-cell>
          <table:table-cell office:value-type="string">
            <text:p>2.5540975177571e-06</text:p>
          </table:table-cell>
          <table:table-cell table:formula="of:=CONCATENATE([.C404]; &quot;,&quot;)" office:value-type="string" office:string-value="2.5540975177571e-06,">
            <text:p>2.5540975177571e-06,</text:p>
          </table:table-cell>
        </table:table-row>
        <table:table-row table:style-name="ro1">
          <table:table-cell office:value-type="float" office:value="0.22756179745194">
            <text:p>0.2275617975</text:p>
          </table:table-cell>
          <table:table-cell table:formula="of:=CONCATENATE([.A405]; &quot;,&quot;)" office:value-type="string" office:string-value="0.22756179745194,">
            <text:p>0.22756179745194,</text:p>
          </table:table-cell>
          <table:table-cell office:value-type="string">
            <text:p>4.7924756014132e-08</text:p>
          </table:table-cell>
          <table:table-cell table:formula="of:=CONCATENATE([.C405]; &quot;,&quot;)" office:value-type="string" office:string-value="4.7924756014132e-08,">
            <text:p>4.7924756014132e-08,</text:p>
          </table:table-cell>
        </table:table-row>
        <table:table-row table:style-name="ro1">
          <table:table-cell office:value-type="float" office:value="0.52596269285184">
            <text:p>0.5259626929</text:p>
          </table:table-cell>
          <table:table-cell table:formula="of:=CONCATENATE([.A406]; &quot;,&quot;)" office:value-type="string" office:string-value="0.52596269285184,">
            <text:p>0.52596269285184,</text:p>
          </table:table-cell>
          <table:table-cell office:value-type="string">
            <text:p>2.3665203442406e-05</text:p>
          </table:table-cell>
          <table:table-cell table:formula="of:=CONCATENATE([.C406]; &quot;,&quot;)" office:value-type="string" office:string-value="2.3665203442406e-05,">
            <text:p>2.3665203442406e-05,</text:p>
          </table:table-cell>
        </table:table-row>
        <table:table-row table:style-name="ro1">
          <table:table-cell office:value-type="float" office:value="0.49171789034396">
            <text:p>0.4917178903</text:p>
          </table:table-cell>
          <table:table-cell table:formula="of:=CONCATENATE([.A407]; &quot;,&quot;)" office:value-type="string" office:string-value="0.49171789034396,">
            <text:p>0.49171789034396,</text:p>
          </table:table-cell>
          <table:table-cell office:value-type="string">
            <text:p>1.5145831245741e-05</text:p>
          </table:table-cell>
          <table:table-cell table:formula="of:=CONCATENATE([.C407]; &quot;,&quot;)" office:value-type="string" office:string-value="1.5145831245741e-05,">
            <text:p>1.5145831245741e-05,</text:p>
          </table:table-cell>
        </table:table-row>
        <table:table-row table:style-name="ro1">
          <table:table-cell office:value-type="float" office:value="0.55712828983693">
            <text:p>0.5571282898</text:p>
          </table:table-cell>
          <table:table-cell table:formula="of:=CONCATENATE([.A408]; &quot;,&quot;)" office:value-type="string" office:string-value="0.55712828983693,">
            <text:p>0.55712828983693,</text:p>
          </table:table-cell>
          <table:table-cell office:value-type="string">
            <text:p>3.4380181563824e-05</text:p>
          </table:table-cell>
          <table:table-cell table:formula="of:=CONCATENATE([.C408]; &quot;,&quot;)" office:value-type="string" office:string-value="3.4380181563824e-05,">
            <text:p>3.4380181563824e-05,</text:p>
          </table:table-cell>
        </table:table-row>
        <table:table-row table:style-name="ro1">
          <table:table-cell office:value-type="float" office:value="1.5193933133245">
            <text:p>1.5193933133</text:p>
          </table:table-cell>
          <table:table-cell table:formula="of:=CONCATENATE([.A409]; &quot;,&quot;)" office:value-type="string" office:string-value="1.5193933133245,">
            <text:p>1.5193933133245,</text:p>
          </table:table-cell>
          <table:table-cell office:value-type="float" office:value="0.0063641789711911">
            <text:p>0.006364179</text:p>
          </table:table-cell>
          <table:table-cell table:formula="of:=CONCATENATE([.C409]; &quot;,&quot;)" office:value-type="string" office:string-value="0.0063641789711911,">
            <text:p>0.0063641789711911,</text:p>
          </table:table-cell>
        </table:table-row>
        <table:table-row table:style-name="ro1">
          <table:table-cell office:value-type="float" office:value="0.80918110781942">
            <text:p>0.8091811078</text:p>
          </table:table-cell>
          <table:table-cell table:formula="of:=CONCATENATE([.A410]; &quot;,&quot;)" office:value-type="string" office:string-value="0.80918110781942,">
            <text:p>0.80918110781942,</text:p>
          </table:table-cell>
          <table:table-cell office:value-type="float" office:value="0.00032035898275844">
            <text:p>0.000320359</text:p>
          </table:table-cell>
          <table:table-cell table:formula="of:=CONCATENATE([.C410]; &quot;,&quot;)" office:value-type="string" office:string-value="0.00032035898275844,">
            <text:p>0.00032035898275844,</text:p>
          </table:table-cell>
        </table:table-row>
        <table:table-row table:style-name="ro1">
          <table:table-cell office:value-type="float" office:value="0.31483811426049">
            <text:p>0.3148381143</text:p>
          </table:table-cell>
          <table:table-cell table:formula="of:=CONCATENATE([.A411]; &quot;,&quot;)" office:value-type="string" office:string-value="0.31483811426049,">
            <text:p>0.31483811426049,</text:p>
          </table:table-cell>
          <table:table-cell office:value-type="string">
            <text:p>6.1965531151144e-07</text:p>
          </table:table-cell>
          <table:table-cell table:formula="of:=CONCATENATE([.C411]; &quot;,&quot;)" office:value-type="string" office:string-value="6.1965531151144e-07,">
            <text:p>6.1965531151144e-07,</text:p>
          </table:table-cell>
        </table:table-row>
        <table:table-row table:style-name="ro1">
          <table:table-cell office:value-type="float" office:value="0.63505477594396">
            <text:p>0.6350547759</text:p>
          </table:table-cell>
          <table:table-cell table:formula="of:=CONCATENATE([.A412]; &quot;,&quot;)" office:value-type="string" office:string-value="0.63505477594396,">
            <text:p>0.63505477594396,</text:p>
          </table:table-cell>
          <table:table-cell office:value-type="string">
            <text:p>7.8124778606306e-05</text:p>
          </table:table-cell>
          <table:table-cell table:formula="of:=CONCATENATE([.C412]; &quot;,&quot;)" office:value-type="string" office:string-value="7.8124778606306e-05,">
            <text:p>7.8124778606306e-05,</text:p>
          </table:table-cell>
        </table:table-row>
        <table:table-row table:style-name="ro1">
          <table:table-cell office:value-type="float" office:value="1.0213865971765">
            <text:p>1.0213865972</text:p>
          </table:table-cell>
          <table:table-cell table:formula="of:=CONCATENATE([.A413]; &quot;,&quot;)" office:value-type="string" office:string-value="1.0213865971765,">
            <text:p>1.0213865971765,</text:p>
          </table:table-cell>
          <table:table-cell office:value-type="float" office:value="0.0010849450153418">
            <text:p>0.001084945</text:p>
          </table:table-cell>
          <table:table-cell table:formula="of:=CONCATENATE([.C413]; &quot;,&quot;)" office:value-type="string" office:string-value="0.0010849450153418,">
            <text:p>0.0010849450153418,</text:p>
          </table:table-cell>
        </table:table-row>
        <table:table-row table:style-name="ro1">
          <table:table-cell office:value-type="float" office:value="1.1859067066445">
            <text:p>1.1859067066</text:p>
          </table:table-cell>
          <table:table-cell table:formula="of:=CONCATENATE([.A414]; &quot;,&quot;)" office:value-type="string" office:string-value="1.1859067066445,">
            <text:p>1.1859067066445,</text:p>
          </table:table-cell>
          <table:table-cell office:value-type="float" office:value="0.0022089659719337">
            <text:p>0.002208966</text:p>
          </table:table-cell>
          <table:table-cell table:formula="of:=CONCATENATE([.C414]; &quot;,&quot;)" office:value-type="string" office:string-value="0.0022089659719337,">
            <text:p>0.0022089659719337,</text:p>
          </table:table-cell>
        </table:table-row>
        <table:table-row table:style-name="ro1">
          <table:table-cell office:value-type="float" office:value="0.9836454316515">
            <text:p>0.9836454317</text:p>
          </table:table-cell>
          <table:table-cell table:formula="of:=CONCATENATE([.A415]; &quot;,&quot;)" office:value-type="string" office:string-value="0.9836454316515,">
            <text:p>0.9836454316515,</text:p>
          </table:table-cell>
          <table:table-cell office:value-type="float" office:value="0.00089897026867358">
            <text:p>0.0008989703</text:p>
          </table:table-cell>
          <table:table-cell table:formula="of:=CONCATENATE([.C415]; &quot;,&quot;)" office:value-type="string" office:string-value="0.00089897026867358,">
            <text:p>0.00089897026867358,</text:p>
          </table:table-cell>
        </table:table-row>
        <table:table-row table:style-name="ro1">
          <table:table-cell office:value-type="float" office:value="0.79221120135379">
            <text:p>0.7922112014</text:p>
          </table:table-cell>
          <table:table-cell table:formula="of:=CONCATENATE([.A416]; &quot;,&quot;)" office:value-type="string" office:string-value="0.79221120135379,">
            <text:p>0.79221120135379,</text:p>
          </table:table-cell>
          <table:table-cell office:value-type="float" office:value="0.00028478552681717">
            <text:p>0.0002847855</text:p>
          </table:table-cell>
          <table:table-cell table:formula="of:=CONCATENATE([.C416]; &quot;,&quot;)" office:value-type="string" office:string-value="0.00028478552681717,">
            <text:p>0.00028478552681717,</text:p>
          </table:table-cell>
        </table:table-row>
        <table:table-row table:style-name="ro1">
          <table:table-cell office:value-type="float" office:value="0.47733479290883">
            <text:p>0.4773347929</text:p>
          </table:table-cell>
          <table:table-cell table:formula="of:=CONCATENATE([.A417]; &quot;,&quot;)" office:value-type="string" office:string-value="0.47733479290883,">
            <text:p>0.47733479290883,</text:p>
          </table:table-cell>
          <table:table-cell office:value-type="string">
            <text:p>1.2400570092528e-05</text:p>
          </table:table-cell>
          <table:table-cell table:formula="of:=CONCATENATE([.C417]; &quot;,&quot;)" office:value-type="string" office:string-value="1.2400570092528e-05,">
            <text:p>1.2400570092528e-05,</text:p>
          </table:table-cell>
        </table:table-row>
        <table:table-row table:style-name="ro1">
          <table:table-cell office:value-type="float" office:value="0.34629863415743">
            <text:p>0.3462986342</text:p>
          </table:table-cell>
          <table:table-cell table:formula="of:=CONCATENATE([.A418]; &quot;,&quot;)" office:value-type="string" office:string-value="0.34629863415743,">
            <text:p>0.34629863415743,</text:p>
          </table:table-cell>
          <table:table-cell office:value-type="string">
            <text:p>1.2679254948193e-06</text:p>
          </table:table-cell>
          <table:table-cell table:formula="of:=CONCATENATE([.C418]; &quot;,&quot;)" office:value-type="string" office:string-value="1.2679254948193e-06,">
            <text:p>1.2679254948193e-06,</text:p>
          </table:table-cell>
        </table:table-row>
        <table:table-row table:style-name="ro1">
          <table:table-cell office:value-type="float" office:value="0.39182706819837">
            <text:p>0.3918270682</text:p>
          </table:table-cell>
          <table:table-cell table:formula="of:=CONCATENATE([.A419]; &quot;,&quot;)" office:value-type="string" office:string-value="0.39182706819837,">
            <text:p>0.39182706819837,</text:p>
          </table:table-cell>
          <table:table-cell office:value-type="string">
            <text:p>3.126738508898e-06</text:p>
          </table:table-cell>
          <table:table-cell table:formula="of:=CONCATENATE([.C419]; &quot;,&quot;)" office:value-type="string" office:string-value="3.126738508898e-06,">
            <text:p>3.126738508898e-06,</text:p>
          </table:table-cell>
        </table:table-row>
        <table:table-row table:style-name="ro1">
          <table:table-cell office:value-type="float" office:value="0.78793229755708">
            <text:p>0.7879322976</text:p>
          </table:table-cell>
          <table:table-cell table:formula="of:=CONCATENATE([.A420]; &quot;,&quot;)" office:value-type="string" office:string-value="0.78793229755708,">
            <text:p>0.78793229755708,</text:p>
          </table:table-cell>
          <table:table-cell office:value-type="float" office:value="0.00027629837494348">
            <text:p>0.0002762984</text:p>
          </table:table-cell>
          <table:table-cell table:formula="of:=CONCATENATE([.C420]; &quot;,&quot;)" office:value-type="string" office:string-value="0.00027629837494348,">
            <text:p>0.00027629837494348,</text:p>
          </table:table-cell>
        </table:table-row>
        <table:table-row table:style-name="ro1">
          <table:table-cell office:value-type="float" office:value="0.48261514653209">
            <text:p>0.4826151465</text:p>
          </table:table-cell>
          <table:table-cell table:formula="of:=CONCATENATE([.A421]; &quot;,&quot;)" office:value-type="string" office:string-value="0.48261514653209,">
            <text:p>0.48261514653209,</text:p>
          </table:table-cell>
          <table:table-cell office:value-type="string">
            <text:p>1.335749905364e-05</text:p>
          </table:table-cell>
          <table:table-cell table:formula="of:=CONCATENATE([.C421]; &quot;,&quot;)" office:value-type="string" office:string-value="1.335749905364e-05,">
            <text:p>1.335749905364e-05,</text:p>
          </table:table-cell>
        </table:table-row>
        <table:table-row table:style-name="ro1">
          <table:table-cell office:value-type="float" office:value="0.26682502988762">
            <text:p>0.2668250299</text:p>
          </table:table-cell>
          <table:table-cell table:formula="of:=CONCATENATE([.A422]; &quot;,&quot;)" office:value-type="string" office:string-value="0.26682502988762,">
            <text:p>0.26682502988762,</text:p>
          </table:table-cell>
          <table:table-cell office:value-type="string">
            <text:p>1.7183012729823e-07</text:p>
          </table:table-cell>
          <table:table-cell table:formula="of:=CONCATENATE([.C422]; &quot;,&quot;)" office:value-type="string" office:string-value="1.7183012729823e-07,">
            <text:p>1.7183012729823e-07,</text:p>
          </table:table-cell>
        </table:table-row>
        <table:table-row table:style-name="ro1">
          <table:table-cell office:value-type="float" office:value="0.11112202475684">
            <text:p>0.1111220248</text:p>
          </table:table-cell>
          <table:table-cell table:formula="of:=CONCATENATE([.A423]; &quot;,&quot;)" office:value-type="string" office:string-value="0.11112202475684,">
            <text:p>0.11112202475684,</text:p>
          </table:table-cell>
          <table:table-cell office:value-type="string">
            <text:p>1.0008843483565e-10</text:p>
          </table:table-cell>
          <table:table-cell table:formula="of:=CONCATENATE([.C423]; &quot;,&quot;)" office:value-type="string" office:string-value="1.0008843483565e-10,">
            <text:p>1.0008843483565e-10,</text:p>
          </table:table-cell>
        </table:table-row>
        <table:table-row table:style-name="ro1">
          <table:table-cell office:value-type="float" office:value="0.57213605269338">
            <text:p>0.5721360527</text:p>
          </table:table-cell>
          <table:table-cell table:formula="of:=CONCATENATE([.A424]; &quot;,&quot;)" office:value-type="string" office:string-value="0.57213605269338,">
            <text:p>0.57213605269338,</text:p>
          </table:table-cell>
          <table:table-cell office:value-type="string">
            <text:p>4.0746647441742e-05</text:p>
          </table:table-cell>
          <table:table-cell table:formula="of:=CONCATENATE([.C424]; &quot;,&quot;)" office:value-type="string" office:string-value="4.0746647441742e-05,">
            <text:p>4.0746647441742e-05,</text:p>
          </table:table-cell>
        </table:table-row>
        <table:table-row table:style-name="ro1">
          <table:table-cell office:value-type="float" office:value="0.71682925560425">
            <text:p>0.7168292556</text:p>
          </table:table-cell>
          <table:table-cell table:formula="of:=CONCATENATE([.A425]; &quot;,&quot;)" office:value-type="string" office:string-value="0.71682925560425,">
            <text:p>0.71682925560425,</text:p>
          </table:table-cell>
          <table:table-cell office:value-type="float" office:value="0.0001610223512471">
            <text:p>0.0001610224</text:p>
          </table:table-cell>
          <table:table-cell table:formula="of:=CONCATENATE([.C425]; &quot;,&quot;)" office:value-type="string" office:string-value="0.0001610223512471,">
            <text:p>0.0001610223512471,</text:p>
          </table:table-cell>
        </table:table-row>
        <table:table-row table:style-name="ro1">
          <table:table-cell office:value-type="float" office:value="0.54597107114763">
            <text:p>0.5459710711</text:p>
          </table:table-cell>
          <table:table-cell table:formula="of:=CONCATENATE([.A426]; &quot;,&quot;)" office:value-type="string" office:string-value="0.54597107114763,">
            <text:p>0.54597107114763,</text:p>
          </table:table-cell>
          <table:table-cell office:value-type="string">
            <text:p>3.0177460354301e-05</text:p>
          </table:table-cell>
          <table:table-cell table:formula="of:=CONCATENATE([.C426]; &quot;,&quot;)" office:value-type="string" office:string-value="3.0177460354301e-05,">
            <text:p>3.0177460354301e-05,</text:p>
          </table:table-cell>
        </table:table-row>
        <table:table-row table:style-name="ro1">
          <table:table-cell office:value-type="float" office:value="0.62565769169899">
            <text:p>0.6256576917</text:p>
          </table:table-cell>
          <table:table-cell table:formula="of:=CONCATENATE([.A427]; &quot;,&quot;)" office:value-type="string" office:string-value="0.62565769169899,">
            <text:p>0.62565769169899,</text:p>
          </table:table-cell>
          <table:table-cell office:value-type="string">
            <text:p>7.1297918061822e-05</text:p>
          </table:table-cell>
          <table:table-cell table:formula="of:=CONCATENATE([.C427]; &quot;,&quot;)" office:value-type="string" office:string-value="7.1297918061822e-05,">
            <text:p>7.1297918061822e-05,</text:p>
          </table:table-cell>
        </table:table-row>
        <table:table-row table:style-name="ro1">
          <table:table-cell office:value-type="float" office:value="0.55072477651127">
            <text:p>0.5507247765</text:p>
          </table:table-cell>
          <table:table-cell table:formula="of:=CONCATENATE([.A428]; &quot;,&quot;)" office:value-type="string" office:string-value="0.55072477651127,">
            <text:p>0.55072477651127,</text:p>
          </table:table-cell>
          <table:table-cell office:value-type="string">
            <text:p>3.1915297369517e-05</text:p>
          </table:table-cell>
          <table:table-cell table:formula="of:=CONCATENATE([.C428]; &quot;,&quot;)" office:value-type="string" office:string-value="3.1915297369517e-05,">
            <text:p>3.1915297369517e-05,</text:p>
          </table:table-cell>
        </table:table-row>
        <table:table-row table:style-name="ro1">
          <table:table-cell office:value-type="float" office:value="0.72643622186951">
            <text:p>0.7264362219</text:p>
          </table:table-cell>
          <table:table-cell table:formula="of:=CONCATENATE([.A429]; &quot;,&quot;)" office:value-type="string" office:string-value="0.72643622186951,">
            <text:p>0.72643622186951,</text:p>
          </table:table-cell>
          <table:table-cell office:value-type="float" office:value="0.00017396805894458">
            <text:p>0.0001739681</text:p>
          </table:table-cell>
          <table:table-cell table:formula="of:=CONCATENATE([.C429]; &quot;,&quot;)" office:value-type="string" office:string-value="0.00017396805894458,">
            <text:p>0.00017396805894458,</text:p>
          </table:table-cell>
        </table:table-row>
        <table:table-row table:style-name="ro1">
          <table:table-cell office:value-type="float" office:value="1.1375722714671">
            <text:p>1.1375722715</text:p>
          </table:table-cell>
          <table:table-cell table:formula="of:=CONCATENATE([.A430]; &quot;,&quot;)" office:value-type="string" office:string-value="1.1375722714671,">
            <text:p>1.1375722714671,</text:p>
          </table:table-cell>
          <table:table-cell office:value-type="float" office:value="0.001822140677039">
            <text:p>0.0018221407</text:p>
          </table:table-cell>
          <table:table-cell table:formula="of:=CONCATENATE([.C430]; &quot;,&quot;)" office:value-type="string" office:string-value="0.001822140677039,">
            <text:p>0.001822140677039,</text:p>
          </table:table-cell>
        </table:table-row>
        <table:table-row table:style-name="ro1">
          <table:table-cell office:value-type="float" office:value="1.0682085966368">
            <text:p>1.0682085966</text:p>
          </table:table-cell>
          <table:table-cell table:formula="of:=CONCATENATE([.A431]; &quot;,&quot;)" office:value-type="string" office:string-value="1.0682085966368,">
            <text:p>1.0682085966368,</text:p>
          </table:table-cell>
          <table:table-cell office:value-type="float" office:value="0.0013508816350332">
            <text:p>0.0013508816</text:p>
          </table:table-cell>
          <table:table-cell table:formula="of:=CONCATENATE([.C431]; &quot;,&quot;)" office:value-type="string" office:string-value="0.0013508816350332,">
            <text:p>0.0013508816350332,</text:p>
          </table:table-cell>
        </table:table-row>
        <table:table-row table:style-name="ro1">
          <table:table-cell office:value-type="float" office:value="0.78393480800616">
            <text:p>0.783934808</text:p>
          </table:table-cell>
          <table:table-cell table:formula="of:=CONCATENATE([.A432]; &quot;,&quot;)" office:value-type="string" office:string-value="0.78393480800616,">
            <text:p>0.78393480800616,</text:p>
          </table:table-cell>
          <table:table-cell office:value-type="float" office:value="0.000268540434758">
            <text:p>0.0002685404</text:p>
          </table:table-cell>
          <table:table-cell table:formula="of:=CONCATENATE([.C432]; &quot;,&quot;)" office:value-type="string" office:string-value="0.000268540434758,">
            <text:p>0.000268540434758,</text:p>
          </table:table-cell>
        </table:table-row>
        <table:table-row table:style-name="ro1">
          <table:table-cell office:value-type="float" office:value="0.6554143682832">
            <text:p>0.6554143683</text:p>
          </table:table-cell>
          <table:table-cell table:formula="of:=CONCATENATE([.A433]; &quot;,&quot;)" office:value-type="string" office:string-value="0.6554143682832,">
            <text:p>0.6554143682832,</text:p>
          </table:table-cell>
          <table:table-cell office:value-type="string">
            <text:p>9.4643845034488e-05</text:p>
          </table:table-cell>
          <table:table-cell table:formula="of:=CONCATENATE([.C433]; &quot;,&quot;)" office:value-type="string" office:string-value="9.4643845034488e-05,">
            <text:p>9.4643845034488e-05,</text:p>
          </table:table-cell>
        </table:table-row>
        <table:table-row table:style-name="ro1">
          <table:table-cell office:value-type="float" office:value="0.71437711798428">
            <text:p>0.714377118</text:p>
          </table:table-cell>
          <table:table-cell table:formula="of:=CONCATENATE([.A434]; &quot;,&quot;)" office:value-type="string" office:string-value="0.71437711798428,">
            <text:p>0.71437711798428,</text:p>
          </table:table-cell>
          <table:table-cell office:value-type="float" office:value="0.0001578380615149">
            <text:p>0.0001578381</text:p>
          </table:table-cell>
          <table:table-cell table:formula="of:=CONCATENATE([.C434]; &quot;,&quot;)" office:value-type="string" office:string-value="0.0001578380615149,">
            <text:p>0.0001578380615149,</text:p>
          </table:table-cell>
        </table:table-row>
        <table:table-row table:style-name="ro1">
          <table:table-cell office:value-type="float" office:value="0.7841539251052">
            <text:p>0.7841539251</text:p>
          </table:table-cell>
          <table:table-cell table:formula="of:=CONCATENATE([.A435]; &quot;,&quot;)" office:value-type="string" office:string-value="0.7841539251052,">
            <text:p>0.7841539251052,</text:p>
          </table:table-cell>
          <table:table-cell office:value-type="float" office:value="0.00026896143260797">
            <text:p>0.0002689614</text:p>
          </table:table-cell>
          <table:table-cell table:formula="of:=CONCATENATE([.C435]; &quot;,&quot;)" office:value-type="string" office:string-value="0.00026896143260797,">
            <text:p>0.00026896143260797,</text:p>
          </table:table-cell>
        </table:table-row>
        <table:table-row table:style-name="ro1">
          <table:table-cell office:value-type="float" office:value="0.88266888845421">
            <text:p>0.8826688885</text:p>
          </table:table-cell>
          <table:table-cell table:formula="of:=CONCATENATE([.A436]; &quot;,&quot;)" office:value-type="string" office:string-value="0.88266888845421,">
            <text:p>0.88266888845421,</text:p>
          </table:table-cell>
          <table:table-cell office:value-type="float" office:value="0.00051314338385376">
            <text:p>0.0005131434</text:p>
          </table:table-cell>
          <table:table-cell table:formula="of:=CONCATENATE([.C436]; &quot;,&quot;)" office:value-type="string" office:string-value="0.00051314338385376,">
            <text:p>0.00051314338385376,</text:p>
          </table:table-cell>
        </table:table-row>
        <table:table-row table:style-name="ro1">
          <table:table-cell office:value-type="float" office:value="0.64918580312436">
            <text:p>0.6491858031</text:p>
          </table:table-cell>
          <table:table-cell table:formula="of:=CONCATENATE([.A437]; &quot;,&quot;)" office:value-type="string" office:string-value="0.64918580312436,">
            <text:p>0.64918580312436,</text:p>
          </table:table-cell>
          <table:table-cell office:value-type="string">
            <text:p>8.9329368179679e-05</text:p>
          </table:table-cell>
          <table:table-cell table:formula="of:=CONCATENATE([.C437]; &quot;,&quot;)" office:value-type="string" office:string-value="8.9329368179679e-05,">
            <text:p>8.9329368179679e-05,</text:p>
          </table:table-cell>
        </table:table-row>
        <table:table-row table:style-name="ro1">
          <table:table-cell office:value-type="float" office:value="0.47134104229929">
            <text:p>0.4713410423</text:p>
          </table:table-cell>
          <table:table-cell table:formula="of:=CONCATENATE([.A438]; &quot;,&quot;)" office:value-type="string" office:string-value="0.47134104229929,">
            <text:p>0.47134104229929,</text:p>
          </table:table-cell>
          <table:table-cell office:value-type="string">
            <text:p>1.13820131476e-05</text:p>
          </table:table-cell>
          <table:table-cell table:formula="of:=CONCATENATE([.C438]; &quot;,&quot;)" office:value-type="string" office:string-value="1.13820131476e-05,">
            <text:p>1.13820131476e-05,</text:p>
          </table:table-cell>
        </table:table-row>
        <table:table-row table:style-name="ro1">
          <table:table-cell office:value-type="float" office:value="0.25058020924116">
            <text:p>0.2505802092</text:p>
          </table:table-cell>
          <table:table-cell table:formula="of:=CONCATENATE([.A439]; &quot;,&quot;)" office:value-type="string" office:string-value="0.25058020924116,">
            <text:p>0.25058020924116,</text:p>
          </table:table-cell>
          <table:table-cell office:value-type="string">
            <text:p>1.0431629641815e-07</text:p>
          </table:table-cell>
          <table:table-cell table:formula="of:=CONCATENATE([.C439]; &quot;,&quot;)" office:value-type="string" office:string-value="1.0431629641815e-07,">
            <text:p>1.0431629641815e-07,</text:p>
          </table:table-cell>
        </table:table-row>
        <table:table-row table:style-name="ro1">
          <table:table-cell office:value-type="float" office:value="0.16577485008754">
            <text:p>0.1657748501</text:p>
          </table:table-cell>
          <table:table-cell table:formula="of:=CONCATENATE([.A440]; &quot;,&quot;)" office:value-type="string" office:string-value="0.16577485008754,">
            <text:p>0.16577485008754,</text:p>
          </table:table-cell>
          <table:table-cell office:value-type="string">
            <text:p>3.3809567903719e-09</text:p>
          </table:table-cell>
          <table:table-cell table:formula="of:=CONCATENATE([.C440]; &quot;,&quot;)" office:value-type="string" office:string-value="3.3809567903719e-09,">
            <text:p>3.3809567903719e-09,</text:p>
          </table:table-cell>
        </table:table-row>
        <table:table-row table:style-name="ro1">
          <table:table-cell office:value-type="float" office:value="0.78819760692316">
            <text:p>0.7881976069</text:p>
          </table:table-cell>
          <table:table-cell table:formula="of:=CONCATENATE([.A441]; &quot;,&quot;)" office:value-type="string" office:string-value="0.78819760692316,">
            <text:p>0.78819760692316,</text:p>
          </table:table-cell>
          <table:table-cell office:value-type="float" office:value="0.00027681908327545">
            <text:p>0.0002768191</text:p>
          </table:table-cell>
          <table:table-cell table:formula="of:=CONCATENATE([.C441]; &quot;,&quot;)" office:value-type="string" office:string-value="0.00027681908327545,">
            <text:p>0.00027681908327545,</text:p>
          </table:table-cell>
        </table:table-row>
        <table:table-row table:style-name="ro1">
          <table:table-cell office:value-type="float" office:value="0.56479451737161">
            <text:p>0.5647945174</text:p>
          </table:table-cell>
          <table:table-cell table:formula="of:=CONCATENATE([.A442]; &quot;,&quot;)" office:value-type="string" office:string-value="0.56479451737161,">
            <text:p>0.56479451737161,</text:p>
          </table:table-cell>
          <table:table-cell office:value-type="string">
            <text:p>3.752593867088e-05</text:p>
          </table:table-cell>
          <table:table-cell table:formula="of:=CONCATENATE([.C442]; &quot;,&quot;)" office:value-type="string" office:string-value="3.752593867088e-05,">
            <text:p>3.752593867088e-05,</text:p>
          </table:table-cell>
        </table:table-row>
        <table:table-row table:style-name="ro1">
          <table:table-cell office:value-type="float" office:value="0.42382643490729">
            <text:p>0.4238264349</text:p>
          </table:table-cell>
          <table:table-cell table:formula="of:=CONCATENATE([.A443]; &quot;,&quot;)" office:value-type="string" office:string-value="0.42382643490729,">
            <text:p>0.42382643490729,</text:p>
          </table:table-cell>
          <table:table-cell office:value-type="string">
            <text:p>5.4614742716322e-06</text:p>
          </table:table-cell>
          <table:table-cell table:formula="of:=CONCATENATE([.C443]; &quot;,&quot;)" office:value-type="string" office:string-value="5.4614742716322e-06,">
            <text:p>5.4614742716322e-06,</text:p>
          </table:table-cell>
        </table:table-row>
        <table:table-row table:style-name="ro1">
          <table:table-cell office:value-type="float" office:value="0.40513379876231">
            <text:p>0.4051337988</text:p>
          </table:table-cell>
          <table:table-cell table:formula="of:=CONCATENATE([.A444]; &quot;,&quot;)" office:value-type="string" office:string-value="0.40513379876231,">
            <text:p>0.40513379876231,</text:p>
          </table:table-cell>
          <table:table-cell office:value-type="string">
            <text:p>3.9701595383946e-06</text:p>
          </table:table-cell>
          <table:table-cell table:formula="of:=CONCATENATE([.C444]; &quot;,&quot;)" office:value-type="string" office:string-value="3.9701595383946e-06,">
            <text:p>3.9701595383946e-06,</text:p>
          </table:table-cell>
        </table:table-row>
        <table:table-row table:style-name="ro1">
          <table:table-cell office:value-type="float" office:value="0.53570398389595">
            <text:p>0.5357039839</text:p>
          </table:table-cell>
          <table:table-cell table:formula="of:=CONCATENATE([.A445]; &quot;,&quot;)" office:value-type="string" office:string-value="0.53570398389595,">
            <text:p>0.53570398389595,</text:p>
          </table:table-cell>
          <table:table-cell office:value-type="string">
            <text:p>2.6679252180169e-05</text:p>
          </table:table-cell>
          <table:table-cell table:formula="of:=CONCATENATE([.C445]; &quot;,&quot;)" office:value-type="string" office:string-value="2.6679252180169e-05,">
            <text:p>2.6679252180169e-05,</text:p>
          </table:table-cell>
        </table:table-row>
        <table:table-row table:style-name="ro1">
          <table:table-cell office:value-type="float" office:value="0.37611797129105">
            <text:p>0.3761179713</text:p>
          </table:table-cell>
          <table:table-cell table:formula="of:=CONCATENATE([.A446]; &quot;,&quot;)" office:value-type="string" office:string-value="0.37611797129105,">
            <text:p>0.37611797129105,</text:p>
          </table:table-cell>
          <table:table-cell office:value-type="string">
            <text:p>2.3263989020741e-06</text:p>
          </table:table-cell>
          <table:table-cell table:formula="of:=CONCATENATE([.C446]; &quot;,&quot;)" office:value-type="string" office:string-value="2.3263989020741e-06,">
            <text:p>2.3263989020741e-06,</text:p>
          </table:table-cell>
        </table:table-row>
        <table:table-row table:style-name="ro1">
          <table:table-cell office:value-type="float" office:value="0.62911329311039">
            <text:p>0.6291132931</text:p>
          </table:table-cell>
          <table:table-cell table:formula="of:=CONCATENATE([.A447]; &quot;,&quot;)" office:value-type="string" office:string-value="0.62911329311039,">
            <text:p>0.62911329311039,</text:p>
          </table:table-cell>
          <table:table-cell office:value-type="string">
            <text:p>7.3752329918735e-05</text:p>
          </table:table-cell>
          <table:table-cell table:formula="of:=CONCATENATE([.C447]; &quot;,&quot;)" office:value-type="string" office:string-value="7.3752329918735e-05,">
            <text:p>7.3752329918735e-05,</text:p>
          </table:table-cell>
        </table:table-row>
        <table:table-row table:style-name="ro1">
          <table:table-cell office:value-type="float" office:value="0.40325149987738">
            <text:p>0.4032514999</text:p>
          </table:table-cell>
          <table:table-cell table:formula="of:=CONCATENATE([.A448]; &quot;,&quot;)" office:value-type="string" office:string-value="0.40325149987738,">
            <text:p>0.40325149987738,</text:p>
          </table:table-cell>
          <table:table-cell office:value-type="string">
            <text:p>3.8406502794187e-06</text:p>
          </table:table-cell>
          <table:table-cell table:formula="of:=CONCATENATE([.C448]; &quot;,&quot;)" office:value-type="string" office:string-value="3.8406502794187e-06,">
            <text:p>3.8406502794187e-06,</text:p>
          </table:table-cell>
        </table:table-row>
        <table:table-row table:style-name="ro1">
          <table:table-cell office:value-type="float" office:value="0.86535755123848">
            <text:p>0.8653575512</text:p>
          </table:table-cell>
          <table:table-cell table:formula="of:=CONCATENATE([.A449]; &quot;,&quot;)" office:value-type="string" office:string-value="0.86535755123848,">
            <text:p>0.86535755123848,</text:p>
          </table:table-cell>
          <table:table-cell office:value-type="float" office:value="0.00046167353712219">
            <text:p>0.0004616735</text:p>
          </table:table-cell>
          <table:table-cell table:formula="of:=CONCATENATE([.C449]; &quot;,&quot;)" office:value-type="string" office:string-value="0.00046167353712219,">
            <text:p>0.00046167353712219,</text:p>
          </table:table-cell>
        </table:table-row>
        <table:table-row table:style-name="ro1">
          <table:table-cell office:value-type="float" office:value="0.33767027370691">
            <text:p>0.3376702737</text:p>
          </table:table-cell>
          <table:table-cell table:formula="of:=CONCATENATE([.A450]; &quot;,&quot;)" office:value-type="string" office:string-value="0.33767027370691,">
            <text:p>0.33767027370691,</text:p>
          </table:table-cell>
          <table:table-cell office:value-type="string">
            <text:p>1.0506003415076e-06</text:p>
          </table:table-cell>
          <table:table-cell table:formula="of:=CONCATENATE([.C450]; &quot;,&quot;)" office:value-type="string" office:string-value="1.0506003415076e-06,">
            <text:p>1.0506003415076e-06,</text:p>
          </table:table-cell>
        </table:table-row>
        <table:table-row table:style-name="ro1">
          <table:table-cell office:value-type="float" office:value="0.35438139743655">
            <text:p>0.3543813974</text:p>
          </table:table-cell>
          <table:table-cell table:formula="of:=CONCATENATE([.A451]; &quot;,&quot;)" office:value-type="string" office:string-value="0.35438139743655,">
            <text:p>0.35438139743655,</text:p>
          </table:table-cell>
          <table:table-cell office:value-type="string">
            <text:p>1.5041784523671e-06</text:p>
          </table:table-cell>
          <table:table-cell table:formula="of:=CONCATENATE([.C451]; &quot;,&quot;)" office:value-type="string" office:string-value="1.5041784523671e-06,">
            <text:p>1.5041784523671e-06,</text:p>
          </table:table-cell>
        </table:table-row>
        <table:table-row table:style-name="ro1">
          <table:table-cell office:value-type="float" office:value="1.2082304562292">
            <text:p>1.2082304562</text:p>
          </table:table-cell>
          <table:table-cell table:formula="of:=CONCATENATE([.A452]; &quot;,&quot;)" office:value-type="string" office:string-value="1.2082304562292,">
            <text:p>1.2082304562292,</text:p>
          </table:table-cell>
          <table:table-cell office:value-type="float" office:value="0.0024046608617579">
            <text:p>0.0024046609</text:p>
          </table:table-cell>
          <table:table-cell table:formula="of:=CONCATENATE([.C452]; &quot;,&quot;)" office:value-type="string" office:string-value="0.0024046608617579,">
            <text:p>0.0024046608617579,</text:p>
          </table:table-cell>
        </table:table-row>
        <table:table-row table:style-name="ro1">
          <table:table-cell office:value-type="float" office:value="0.76757906850673">
            <text:p>0.7675790685</text:p>
          </table:table-cell>
          <table:table-cell table:formula="of:=CONCATENATE([.A453]; &quot;,&quot;)" office:value-type="string" office:string-value="0.76757906850673,">
            <text:p>0.76757906850673,</text:p>
          </table:table-cell>
          <table:table-cell office:value-type="float" office:value="0.00023847493102494">
            <text:p>0.0002384749</text:p>
          </table:table-cell>
          <table:table-cell table:formula="of:=CONCATENATE([.C453]; &quot;,&quot;)" office:value-type="string" office:string-value="0.00023847493102494,">
            <text:p>0.00023847493102494,</text:p>
          </table:table-cell>
        </table:table-row>
        <table:table-row table:style-name="ro1">
          <table:table-cell office:value-type="float" office:value="0.78220455576386">
            <text:p>0.7822045558</text:p>
          </table:table-cell>
          <table:table-cell table:formula="of:=CONCATENATE([.A454]; &quot;,&quot;)" office:value-type="string" office:string-value="0.78220455576386,">
            <text:p>0.78220455576386,</text:p>
          </table:table-cell>
          <table:table-cell office:value-type="float" office:value="0.00026523321872844">
            <text:p>0.0002652332</text:p>
          </table:table-cell>
          <table:table-cell table:formula="of:=CONCATENATE([.C454]; &quot;,&quot;)" office:value-type="string" office:string-value="0.00026523321872844,">
            <text:p>0.00026523321872844,</text:p>
          </table:table-cell>
        </table:table-row>
        <table:table-row table:style-name="ro1">
          <table:table-cell office:value-type="float" office:value="0.53464209780318">
            <text:p>0.5346420978</text:p>
          </table:table-cell>
          <table:table-cell table:formula="of:=CONCATENATE([.A455]; &quot;,&quot;)" office:value-type="string" office:string-value="0.53464209780318,">
            <text:p>0.53464209780318,</text:p>
          </table:table-cell>
          <table:table-cell office:value-type="string">
            <text:p>2.6336644848817e-05</text:p>
          </table:table-cell>
          <table:table-cell table:formula="of:=CONCATENATE([.C455]; &quot;,&quot;)" office:value-type="string" office:string-value="2.6336644848817e-05,">
            <text:p>2.6336644848817e-05,</text:p>
          </table:table-cell>
        </table:table-row>
        <table:table-row table:style-name="ro1">
          <table:table-cell office:value-type="float" office:value="0.27440071277584">
            <text:p>0.2744007128</text:p>
          </table:table-cell>
          <table:table-cell table:formula="of:=CONCATENATE([.A456]; &quot;,&quot;)" office:value-type="string" office:string-value="0.27440071277584,">
            <text:p>0.27440071277584,</text:p>
          </table:table-cell>
          <table:table-cell office:value-type="string">
            <text:p>2.1418659883014e-07</text:p>
          </table:table-cell>
          <table:table-cell table:formula="of:=CONCATENATE([.C456]; &quot;,&quot;)" office:value-type="string" office:string-value="2.1418659883014e-07,">
            <text:p>2.1418659883014e-07,</text:p>
          </table:table-cell>
        </table:table-row>
        <table:table-row table:style-name="ro1">
          <table:table-cell office:value-type="float" office:value="0.26589687220578">
            <text:p>0.2658968722</text:p>
          </table:table-cell>
          <table:table-cell table:formula="of:=CONCATENATE([.A457]; &quot;,&quot;)" office:value-type="string" office:string-value="0.26589687220578,">
            <text:p>0.26589687220578,</text:p>
          </table:table-cell>
          <table:table-cell office:value-type="string">
            <text:p>1.6716641110402e-07</text:p>
          </table:table-cell>
          <table:table-cell table:formula="of:=CONCATENATE([.C457]; &quot;,&quot;)" office:value-type="string" office:string-value="1.6716641110402e-07,">
            <text:p>1.6716641110402e-07,</text:p>
          </table:table-cell>
        </table:table-row>
        <table:table-row table:style-name="ro1">
          <table:table-cell office:value-type="float" office:value="0.98285073642105">
            <text:p>0.9828507364</text:p>
          </table:table-cell>
          <table:table-cell table:formula="of:=CONCATENATE([.A458]; &quot;,&quot;)" office:value-type="string" office:string-value="0.98285073642105,">
            <text:p>0.98285073642105,</text:p>
          </table:table-cell>
          <table:table-cell office:value-type="float" office:value="0.00089531414243438">
            <text:p>0.0008953141</text:p>
          </table:table-cell>
          <table:table-cell table:formula="of:=CONCATENATE([.C458]; &quot;,&quot;)" office:value-type="string" office:string-value="0.00089531414243438,">
            <text:p>0.00089531414243438,</text:p>
          </table:table-cell>
        </table:table-row>
        <table:table-row table:style-name="ro1">
          <table:table-cell office:value-type="float" office:value="0.68048951413986">
            <text:p>0.6804895141</text:p>
          </table:table-cell>
          <table:table-cell table:formula="of:=CONCATENATE([.A459]; &quot;,&quot;)" office:value-type="string" office:string-value="0.68048951413986,">
            <text:p>0.68048951413986,</text:p>
          </table:table-cell>
          <table:table-cell office:value-type="float" office:value="0.00011853764778854">
            <text:p>0.0001185376</text:p>
          </table:table-cell>
          <table:table-cell table:formula="of:=CONCATENATE([.C459]; &quot;,&quot;)" office:value-type="string" office:string-value="0.00011853764778854,">
            <text:p>0.00011853764778854,</text:p>
          </table:table-cell>
        </table:table-row>
        <table:table-row table:style-name="ro1">
          <table:table-cell office:value-type="float" office:value="0.65716916779384">
            <text:p>0.6571691678</text:p>
          </table:table-cell>
          <table:table-cell table:formula="of:=CONCATENATE([.A460]; &quot;,&quot;)" office:value-type="string" office:string-value="0.65716916779384,">
            <text:p>0.65716916779384,</text:p>
          </table:table-cell>
          <table:table-cell office:value-type="string">
            <text:p>9.6184114426915e-05</text:p>
          </table:table-cell>
          <table:table-cell table:formula="of:=CONCATENATE([.C460]; &quot;,&quot;)" office:value-type="string" office:string-value="9.6184114426915e-05,">
            <text:p>9.6184114426915e-05,</text:p>
          </table:table-cell>
        </table:table-row>
        <table:table-row table:style-name="ro1">
          <table:table-cell office:value-type="float" office:value="0.48958036049968">
            <text:p>0.4895803605</text:p>
          </table:table-cell>
          <table:table-cell table:formula="of:=CONCATENATE([.A461]; &quot;,&quot;)" office:value-type="string" office:string-value="0.48958036049968,">
            <text:p>0.48958036049968,</text:p>
          </table:table-cell>
          <table:table-cell office:value-type="string">
            <text:p>1.4709587735433e-05</text:p>
          </table:table-cell>
          <table:table-cell table:formula="of:=CONCATENATE([.C461]; &quot;,&quot;)" office:value-type="string" office:string-value="1.4709587735433e-05,">
            <text:p>1.4709587735433e-05,</text:p>
          </table:table-cell>
        </table:table-row>
        <table:table-row table:style-name="ro1">
          <table:table-cell office:value-type="float" office:value="0.49730763299576">
            <text:p>0.497307633</text:p>
          </table:table-cell>
          <table:table-cell table:formula="of:=CONCATENATE([.A462]; &quot;,&quot;)" office:value-type="string" office:string-value="0.49730763299576,">
            <text:p>0.49730763299576,</text:p>
          </table:table-cell>
          <table:table-cell office:value-type="string">
            <text:p>1.6335817227632e-05</text:p>
          </table:table-cell>
          <table:table-cell table:formula="of:=CONCATENATE([.C462]; &quot;,&quot;)" office:value-type="string" office:string-value="1.6335817227632e-05,">
            <text:p>1.6335817227632e-05,</text:p>
          </table:table-cell>
        </table:table-row>
        <table:table-row table:style-name="ro1">
          <table:table-cell office:value-type="float" office:value="0.33614811948778">
            <text:p>0.3361481195</text:p>
          </table:table-cell>
          <table:table-cell table:formula="of:=CONCATENATE([.A463]; &quot;,&quot;)" office:value-type="string" office:string-value="0.33614811948778,">
            <text:p>0.33614811948778,</text:p>
          </table:table-cell>
          <table:table-cell office:value-type="string">
            <text:p>1.0156891483505e-06</text:p>
          </table:table-cell>
          <table:table-cell table:formula="of:=CONCATENATE([.C463]; &quot;,&quot;)" office:value-type="string" office:string-value="1.0156891483505e-06,">
            <text:p>1.0156891483505e-06,</text:p>
          </table:table-cell>
        </table:table-row>
        <table:table-row table:style-name="ro1">
          <table:table-cell office:value-type="float" office:value="0.49482376633345">
            <text:p>0.4948237663</text:p>
          </table:table-cell>
          <table:table-cell table:formula="of:=CONCATENATE([.A464]; &quot;,&quot;)" office:value-type="string" office:string-value="0.49482376633345,">
            <text:p>0.49482376633345,</text:p>
          </table:table-cell>
          <table:table-cell office:value-type="string">
            <text:p>1.5798125683681e-05</text:p>
          </table:table-cell>
          <table:table-cell table:formula="of:=CONCATENATE([.C464]; &quot;,&quot;)" office:value-type="string" office:string-value="1.5798125683681e-05,">
            <text:p>1.5798125683681e-05,</text:p>
          </table:table-cell>
        </table:table-row>
        <table:table-row table:style-name="ro1">
          <table:table-cell office:value-type="float" office:value="0.33885407315603">
            <text:p>0.3388540732</text:p>
          </table:table-cell>
          <table:table-cell table:formula="of:=CONCATENATE([.A465]; &quot;,&quot;)" office:value-type="string" office:string-value="0.33885407315603,">
            <text:p>0.33885407315603,</text:p>
          </table:table-cell>
          <table:table-cell office:value-type="string">
            <text:p>1.0784367085466e-06</text:p>
          </table:table-cell>
          <table:table-cell table:formula="of:=CONCATENATE([.C465]; &quot;,&quot;)" office:value-type="string" office:string-value="1.0784367085466e-06,">
            <text:p>1.0784367085466e-06,</text:p>
          </table:table-cell>
        </table:table-row>
        <table:table-row table:style-name="ro1">
          <table:table-cell office:value-type="float" office:value="0.72829703822444">
            <text:p>0.7282970382</text:p>
          </table:table-cell>
          <table:table-cell table:formula="of:=CONCATENATE([.A466]; &quot;,&quot;)" office:value-type="string" office:string-value="0.72829703822444,">
            <text:p>0.72829703822444,</text:p>
          </table:table-cell>
          <table:table-cell office:value-type="float" office:value="0.00017656376501969">
            <text:p>0.0001765638</text:p>
          </table:table-cell>
          <table:table-cell table:formula="of:=CONCATENATE([.C466]; &quot;,&quot;)" office:value-type="string" office:string-value="0.00017656376501969,">
            <text:p>0.00017656376501969,</text:p>
          </table:table-cell>
        </table:table-row>
        <table:table-row table:style-name="ro1">
          <table:table-cell office:value-type="float" office:value="0.81766774582184">
            <text:p>0.8176677458</text:p>
          </table:table-cell>
          <table:table-cell table:formula="of:=CONCATENATE([.A467]; &quot;,&quot;)" office:value-type="string" office:string-value="0.81766774582184,">
            <text:p>0.81766774582184,</text:p>
          </table:table-cell>
          <table:table-cell office:value-type="float" office:value="0.00033933109502604">
            <text:p>0.0003393311</text:p>
          </table:table-cell>
          <table:table-cell table:formula="of:=CONCATENATE([.C467]; &quot;,&quot;)" office:value-type="string" office:string-value="0.00033933109502604,">
            <text:p>0.00033933109502604,</text:p>
          </table:table-cell>
        </table:table-row>
        <table:table-row table:style-name="ro1">
          <table:table-cell office:value-type="float" office:value="0.79493448723364">
            <text:p>0.7949344872</text:p>
          </table:table-cell>
          <table:table-cell table:formula="of:=CONCATENATE([.A468]; &quot;,&quot;)" office:value-type="string" office:string-value="0.79493448723364,">
            <text:p>0.79493448723364,</text:p>
          </table:table-cell>
          <table:table-cell office:value-type="float" office:value="0.00029028685279435">
            <text:p>0.0002902869</text:p>
          </table:table-cell>
          <table:table-cell table:formula="of:=CONCATENATE([.C468]; &quot;,&quot;)" office:value-type="string" office:string-value="0.00029028685279435,">
            <text:p>0.00029028685279435,</text:p>
          </table:table-cell>
        </table:table-row>
        <table:table-row table:style-name="ro1">
          <table:table-cell office:value-type="float" office:value="0.65012349754422">
            <text:p>0.6501234975</text:p>
          </table:table-cell>
          <table:table-cell table:formula="of:=CONCATENATE([.A469]; &quot;,&quot;)" office:value-type="string" office:string-value="0.65012349754422,">
            <text:p>0.65012349754422,</text:p>
          </table:table-cell>
          <table:table-cell office:value-type="string">
            <text:p>9.0114389496635e-05</text:p>
          </table:table-cell>
          <table:table-cell table:formula="of:=CONCATENATE([.C469]; &quot;,&quot;)" office:value-type="string" office:string-value="9.0114389496635e-05,">
            <text:p>9.0114389496635e-05,</text:p>
          </table:table-cell>
        </table:table-row>
        <table:table-row table:style-name="ro1">
          <table:table-cell office:value-type="float" office:value="0.2615628472149">
            <text:p>0.2615628472</text:p>
          </table:table-cell>
          <table:table-cell table:formula="of:=CONCATENATE([.A470]; &quot;,&quot;)" office:value-type="string" office:string-value="0.2615628472149,">
            <text:p>0.2615628472149,</text:p>
          </table:table-cell>
          <table:table-cell office:value-type="string">
            <text:p>1.4678161291107e-07</text:p>
          </table:table-cell>
          <table:table-cell table:formula="of:=CONCATENATE([.C470]; &quot;,&quot;)" office:value-type="string" office:string-value="1.4678161291107e-07,">
            <text:p>1.4678161291107e-07,</text:p>
          </table:table-cell>
        </table:table-row>
        <table:table-row table:style-name="ro1">
          <table:table-cell office:value-type="float" office:value="0.10461940206032">
            <text:p>0.1046194021</text:p>
          </table:table-cell>
          <table:table-cell table:formula="of:=CONCATENATE([.A471]; &quot;,&quot;)" office:value-type="string" office:string-value="0.10461940206032,">
            <text:p>0.10461940206032,</text:p>
          </table:table-cell>
          <table:table-cell office:value-type="string">
            <text:p>5.8075861960691e-11</text:p>
          </table:table-cell>
          <table:table-cell table:formula="of:=CONCATENATE([.C471]; &quot;,&quot;)" office:value-type="string" office:string-value="5.8075861960691e-11,">
            <text:p>5.8075861960691e-11,</text:p>
          </table:table-cell>
        </table:table-row>
        <table:table-row table:style-name="ro1">
          <table:table-cell office:value-type="float" office:value="0.82299877133336">
            <text:p>0.8229987713</text:p>
          </table:table-cell>
          <table:table-cell table:formula="of:=CONCATENATE([.A472]; &quot;,&quot;)" office:value-type="string" office:string-value="0.82299877133336,">
            <text:p>0.82299877133336,</text:p>
          </table:table-cell>
          <table:table-cell office:value-type="float" office:value="0.0003516641597785">
            <text:p>0.0003516642</text:p>
          </table:table-cell>
          <table:table-cell table:formula="of:=CONCATENATE([.C472]; &quot;,&quot;)" office:value-type="string" office:string-value="0.0003516641597785,">
            <text:p>0.0003516641597785,</text:p>
          </table:table-cell>
        </table:table-row>
        <table:table-row table:style-name="ro1">
          <table:table-cell office:value-type="float" office:value="0.64418438588123">
            <text:p>0.6441843859</text:p>
          </table:table-cell>
          <table:table-cell table:formula="of:=CONCATENATE([.A473]; &quot;,&quot;)" office:value-type="string" office:string-value="0.64418438588123,">
            <text:p>0.64418438588123,</text:p>
          </table:table-cell>
          <table:table-cell office:value-type="string">
            <text:p>8.523083505232e-05</text:p>
          </table:table-cell>
          <table:table-cell table:formula="of:=CONCATENATE([.C473]; &quot;,&quot;)" office:value-type="string" office:string-value="8.523083505232e-05,">
            <text:p>8.523083505232e-05,</text:p>
          </table:table-cell>
        </table:table-row>
        <table:table-row table:style-name="ro1">
          <table:table-cell office:value-type="float" office:value="0.67051029229081">
            <text:p>0.6705102923</text:p>
          </table:table-cell>
          <table:table-cell table:formula="of:=CONCATENATE([.A474]; &quot;,&quot;)" office:value-type="string" office:string-value="0.67051029229081,">
            <text:p>0.67051029229081,</text:p>
          </table:table-cell>
          <table:table-cell office:value-type="float" office:value="0.00010853328020139">
            <text:p>0.0001085333</text:p>
          </table:table-cell>
          <table:table-cell table:formula="of:=CONCATENATE([.C474]; &quot;,&quot;)" office:value-type="string" office:string-value="0.00010853328020139,">
            <text:p>0.00010853328020139,</text:p>
          </table:table-cell>
        </table:table-row>
        <table:table-row table:style-name="ro1">
          <table:table-cell office:value-type="float" office:value="0.65931810710039">
            <text:p>0.6593181071</text:p>
          </table:table-cell>
          <table:table-cell table:formula="of:=CONCATENATE([.A475]; &quot;,&quot;)" office:value-type="string" office:string-value="0.65931810710039,">
            <text:p>0.65931810710039,</text:p>
          </table:table-cell>
          <table:table-cell office:value-type="string">
            <text:p>9.8096498783201e-05</text:p>
          </table:table-cell>
          <table:table-cell table:formula="of:=CONCATENATE([.C475]; &quot;,&quot;)" office:value-type="string" office:string-value="9.8096498783201e-05,">
            <text:p>9.8096498783201e-05,</text:p>
          </table:table-cell>
        </table:table-row>
        <table:table-row table:style-name="ro1">
          <table:table-cell office:value-type="float" office:value="0.43340607334658">
            <text:p>0.4334060733</text:p>
          </table:table-cell>
          <table:table-cell table:formula="of:=CONCATENATE([.A476]; &quot;,&quot;)" office:value-type="string" office:string-value="0.43340607334658,">
            <text:p>0.43340607334658,</text:p>
          </table:table-cell>
          <table:table-cell office:value-type="string">
            <text:p>6.3864207272568e-06</text:p>
          </table:table-cell>
          <table:table-cell table:formula="of:=CONCATENATE([.C476]; &quot;,&quot;)" office:value-type="string" office:string-value="6.3864207272568e-06,">
            <text:p>6.3864207272568e-06,</text:p>
          </table:table-cell>
        </table:table-row>
        <table:table-row table:style-name="ro1">
          <table:table-cell office:value-type="float" office:value="0.78290641642809">
            <text:p>0.7829064164</text:p>
          </table:table-cell>
          <table:table-cell table:formula="of:=CONCATENATE([.A477]; &quot;,&quot;)" office:value-type="string" office:string-value="0.78290641642809,">
            <text:p>0.78290641642809,</text:p>
          </table:table-cell>
          <table:table-cell office:value-type="float" office:value="0.00026657108803814">
            <text:p>0.0002665711</text:p>
          </table:table-cell>
          <table:table-cell table:formula="of:=CONCATENATE([.C477]; &quot;,&quot;)" office:value-type="string" office:string-value="0.00026657108803814,">
            <text:p>0.00026657108803814,</text:p>
          </table:table-cell>
        </table:table-row>
        <table:table-row table:style-name="ro1">
          <table:table-cell office:value-type="float" office:value="0.58296907413426">
            <text:p>0.5829690741</text:p>
          </table:table-cell>
          <table:table-cell table:formula="of:=CONCATENATE([.A478]; &quot;,&quot;)" office:value-type="string" office:string-value="0.58296907413426,">
            <text:p>0.58296907413426,</text:p>
          </table:table-cell>
          <table:table-cell office:value-type="string">
            <text:p>4.5891353025015e-05</text:p>
          </table:table-cell>
          <table:table-cell table:formula="of:=CONCATENATE([.C478]; &quot;,&quot;)" office:value-type="string" office:string-value="4.5891353025015e-05,">
            <text:p>4.5891353025015e-05,</text:p>
          </table:table-cell>
        </table:table-row>
        <table:table-row table:style-name="ro1">
          <table:table-cell office:value-type="float" office:value="0.071544719404425">
            <text:p>0.0715447194</text:p>
          </table:table-cell>
          <table:table-cell table:formula="of:=CONCATENATE([.A479]; &quot;,&quot;)" office:value-type="string" office:string-value="0.071544719404425,">
            <text:p>0.071544719404425,</text:p>
          </table:table-cell>
          <table:table-cell office:value-type="string">
            <text:p>1.7606492380319e-12</text:p>
          </table:table-cell>
          <table:table-cell table:formula="of:=CONCATENATE([.C479]; &quot;,&quot;)" office:value-type="string" office:string-value="1.7606492380319e-12,">
            <text:p>1.7606492380319e-12,</text:p>
          </table:table-cell>
        </table:table-row>
        <table:table-row table:style-name="ro1">
          <table:table-cell office:value-type="float" office:value="0.27517430256508">
            <text:p>0.2751743026</text:p>
          </table:table-cell>
          <table:table-cell table:formula="of:=CONCATENATE([.A480]; &quot;,&quot;)" office:value-type="string" office:string-value="0.27517430256508,">
            <text:p>0.27517430256508,</text:p>
          </table:table-cell>
          <table:table-cell office:value-type="string">
            <text:p>2.1896929607951e-07</text:p>
          </table:table-cell>
          <table:table-cell table:formula="of:=CONCATENATE([.C480]; &quot;,&quot;)" office:value-type="string" office:string-value="2.1896929607951e-07,">
            <text:p>2.1896929607951e-07,</text:p>
          </table:table-cell>
        </table:table-row>
        <table:table-row table:style-name="ro1">
          <table:table-cell office:value-type="float" office:value="0.42858070023407">
            <text:p>0.4285807002</text:p>
          </table:table-cell>
          <table:table-cell table:formula="of:=CONCATENATE([.A481]; &quot;,&quot;)" office:value-type="string" office:string-value="0.42858070023407,">
            <text:p>0.42858070023407,</text:p>
          </table:table-cell>
          <table:table-cell office:value-type="string">
            <text:p>5.9057942764014e-06</text:p>
          </table:table-cell>
          <table:table-cell table:formula="of:=CONCATENATE([.C481]; &quot;,&quot;)" office:value-type="string" office:string-value="5.9057942764014e-06,">
            <text:p>5.9057942764014e-06,</text:p>
          </table:table-cell>
        </table:table-row>
        <table:table-row table:style-name="ro1">
          <table:table-cell office:value-type="float" office:value="0.43760614574353">
            <text:p>0.4376061457</text:p>
          </table:table-cell>
          <table:table-cell table:formula="of:=CONCATENATE([.A482]; &quot;,&quot;)" office:value-type="string" office:string-value="0.43760614574353,">
            <text:p>0.43760614574353,</text:p>
          </table:table-cell>
          <table:table-cell office:value-type="string">
            <text:p>6.8302235624208e-06</text:p>
          </table:table-cell>
          <table:table-cell table:formula="of:=CONCATENATE([.C482]; &quot;,&quot;)" office:value-type="string" office:string-value="6.8302235624208e-06,">
            <text:p>6.8302235624208e-06,</text:p>
          </table:table-cell>
        </table:table-row>
        <table:table-row table:style-name="ro1">
          <table:table-cell office:value-type="float" office:value="0.44736631749311">
            <text:p>0.4473663175</text:p>
          </table:table-cell>
          <table:table-cell table:formula="of:=CONCATENATE([.A483]; &quot;,&quot;)" office:value-type="string" office:string-value="0.44736631749311,">
            <text:p>0.44736631749311,</text:p>
          </table:table-cell>
          <table:table-cell office:value-type="string">
            <text:p>7.9588113358906e-06</text:p>
          </table:table-cell>
          <table:table-cell table:formula="of:=CONCATENATE([.C483]; &quot;,&quot;)" office:value-type="string" office:string-value="7.9588113358906e-06,">
            <text:p>7.9588113358906e-06,</text:p>
          </table:table-cell>
        </table:table-row>
        <table:table-row table:style-name="ro1">
          <table:table-cell office:value-type="float" office:value="0.28704754590999">
            <text:p>0.2870475459</text:p>
          </table:table-cell>
          <table:table-cell table:formula="of:=CONCATENATE([.A484]; &quot;,&quot;)" office:value-type="string" office:string-value="0.28704754590999,">
            <text:p>0.28704754590999,</text:p>
          </table:table-cell>
          <table:table-cell office:value-type="string">
            <text:p>3.0450362992704e-07</text:p>
          </table:table-cell>
          <table:table-cell table:formula="of:=CONCATENATE([.C484]; &quot;,&quot;)" office:value-type="string" office:string-value="3.0450362992704e-07,">
            <text:p>3.0450362992704e-07,</text:p>
          </table:table-cell>
        </table:table-row>
        <table:table-row table:style-name="ro1">
          <table:table-cell office:value-type="float" office:value="0.47146411896206">
            <text:p>0.471464119</text:p>
          </table:table-cell>
          <table:table-cell table:formula="of:=CONCATENATE([.A485]; &quot;,&quot;)" office:value-type="string" office:string-value="0.47146411896206,">
            <text:p>0.47146411896206,</text:p>
          </table:table-cell>
          <table:table-cell office:value-type="string">
            <text:p>1.1402227353863e-05</text:p>
          </table:table-cell>
          <table:table-cell table:formula="of:=CONCATENATE([.C485]; &quot;,&quot;)" office:value-type="string" office:string-value="1.1402227353863e-05,">
            <text:p>1.1402227353863e-05,</text:p>
          </table:table-cell>
        </table:table-row>
        <table:table-row table:style-name="ro1">
          <table:table-cell office:value-type="float" office:value="0.27540628653423">
            <text:p>0.2754062865</text:p>
          </table:table-cell>
          <table:table-cell table:formula="of:=CONCATENATE([.A486]; &quot;,&quot;)" office:value-type="string" office:string-value="0.27540628653423,">
            <text:p>0.27540628653423,</text:p>
          </table:table-cell>
          <table:table-cell office:value-type="string">
            <text:p>2.2042099627037e-07</text:p>
          </table:table-cell>
          <table:table-cell table:formula="of:=CONCATENATE([.C486]; &quot;,&quot;)" office:value-type="string" office:string-value="2.2042099627037e-07,">
            <text:p>2.2042099627037e-07,</text:p>
          </table:table-cell>
        </table:table-row>
        <table:table-row table:style-name="ro1">
          <table:table-cell office:value-type="float" office:value="0.29779349499281">
            <text:p>0.297793495</text:p>
          </table:table-cell>
          <table:table-cell table:formula="of:=CONCATENATE([.A487]; &quot;,&quot;)" office:value-type="string" office:string-value="0.29779349499281,">
            <text:p>0.29779349499281,</text:p>
          </table:table-cell>
          <table:table-cell office:value-type="string">
            <text:p>4.0466546087161e-07</text:p>
          </table:table-cell>
          <table:table-cell table:formula="of:=CONCATENATE([.C487]; &quot;,&quot;)" office:value-type="string" office:string-value="4.0466546087161e-07,">
            <text:p>4.0466546087161e-07,</text:p>
          </table:table-cell>
        </table:table-row>
        <table:table-row table:style-name="ro1">
          <table:table-cell office:value-type="float" office:value="0.44398254113213">
            <text:p>0.4439825411</text:p>
          </table:table-cell>
          <table:table-cell table:formula="of:=CONCATENATE([.A488]; &quot;,&quot;)" office:value-type="string" office:string-value="0.44398254113213,">
            <text:p>0.44398254113213,</text:p>
          </table:table-cell>
          <table:table-cell office:value-type="string">
            <text:p>7.5516091220527e-06</text:p>
          </table:table-cell>
          <table:table-cell table:formula="of:=CONCATENATE([.C488]; &quot;,&quot;)" office:value-type="string" office:string-value="7.5516091220527e-06,">
            <text:p>7.5516091220527e-06,</text:p>
          </table:table-cell>
        </table:table-row>
        <table:table-row table:style-name="ro1">
          <table:table-cell office:value-type="float" office:value="0.39182193945668">
            <text:p>0.3918219395</text:p>
          </table:table-cell>
          <table:table-cell table:formula="of:=CONCATENATE([.A489]; &quot;,&quot;)" office:value-type="string" office:string-value="0.39182193945668,">
            <text:p>0.39182193945668,</text:p>
          </table:table-cell>
          <table:table-cell office:value-type="string">
            <text:p>3.1264444692481e-06</text:p>
          </table:table-cell>
          <table:table-cell table:formula="of:=CONCATENATE([.C489]; &quot;,&quot;)" office:value-type="string" office:string-value="3.1264444692481e-06,">
            <text:p>3.1264444692481e-06,</text:p>
          </table:table-cell>
        </table:table-row>
        <table:table-row table:style-name="ro1">
          <table:table-cell office:value-type="float" office:value="1.1440904183133">
            <text:p>1.1440904183</text:p>
          </table:table-cell>
          <table:table-cell table:formula="of:=CONCATENATE([.A490]; &quot;,&quot;)" office:value-type="string" office:string-value="1.1440904183133,">
            <text:p>1.1440904183133,</text:p>
          </table:table-cell>
          <table:table-cell office:value-type="float" office:value="0.0018714254192807">
            <text:p>0.0018714254</text:p>
          </table:table-cell>
          <table:table-cell table:formula="of:=CONCATENATE([.C490]; &quot;,&quot;)" office:value-type="string" office:string-value="0.0018714254192807,">
            <text:p>0.0018714254192807,</text:p>
          </table:table-cell>
        </table:table-row>
        <table:table-row table:style-name="ro1">
          <table:table-cell office:value-type="float" office:value="0.69879684229382">
            <text:p>0.6987968423</text:p>
          </table:table-cell>
          <table:table-cell table:formula="of:=CONCATENATE([.A491]; &quot;,&quot;)" office:value-type="string" office:string-value="0.69879684229382,">
            <text:p>0.69879684229382,</text:p>
          </table:table-cell>
          <table:table-cell office:value-type="float" office:value="0.00013870588503781">
            <text:p>0.0001387059</text:p>
          </table:table-cell>
          <table:table-cell table:formula="of:=CONCATENATE([.C491]; &quot;,&quot;)" office:value-type="string" office:string-value="0.00013870588503781,">
            <text:p>0.00013870588503781,</text:p>
          </table:table-cell>
        </table:table-row>
        <table:table-row table:style-name="ro1">
          <table:table-cell office:value-type="float" office:value="0.48001620876528">
            <text:p>0.4800162088</text:p>
          </table:table-cell>
          <table:table-cell table:formula="of:=CONCATENATE([.A492]; &quot;,&quot;)" office:value-type="string" office:string-value="0.48001620876528,">
            <text:p>0.48001620876528,</text:p>
          </table:table-cell>
          <table:table-cell office:value-type="string">
            <text:p>1.2879360749906e-05</text:p>
          </table:table-cell>
          <table:table-cell table:formula="of:=CONCATENATE([.C492]; &quot;,&quot;)" office:value-type="string" office:string-value="1.2879360749906e-05,">
            <text:p>1.2879360749906e-05,</text:p>
          </table:table-cell>
        </table:table-row>
        <table:table-row table:style-name="ro1">
          <table:table-cell office:value-type="float" office:value="0.39224154094961">
            <text:p>0.3922415409</text:p>
          </table:table-cell>
          <table:table-cell table:formula="of:=CONCATENATE([.A493]; &quot;,&quot;)" office:value-type="string" office:string-value="0.39224154094961,">
            <text:p>0.39224154094961,</text:p>
          </table:table-cell>
          <table:table-cell office:value-type="string">
            <text:p>3.1505761813288e-06</text:p>
          </table:table-cell>
          <table:table-cell table:formula="of:=CONCATENATE([.C493]; &quot;,&quot;)" office:value-type="string" office:string-value="3.1505761813288e-06,">
            <text:p>3.1505761813288e-06,</text:p>
          </table:table-cell>
        </table:table-row>
        <table:table-row table:style-name="ro1">
          <table:table-cell office:value-type="float" office:value="0.96797205067237">
            <text:p>0.9679720507</text:p>
          </table:table-cell>
          <table:table-cell table:formula="of:=CONCATENATE([.A494]; &quot;,&quot;)" office:value-type="string" office:string-value="0.96797205067237,">
            <text:p>0.96797205067237,</text:p>
          </table:table-cell>
          <table:table-cell office:value-type="float" office:value="0.00082877933509161">
            <text:p>0.0008287793</text:p>
          </table:table-cell>
          <table:table-cell table:formula="of:=CONCATENATE([.C494]; &quot;,&quot;)" office:value-type="string" office:string-value="0.00082877933509161,">
            <text:p>0.00082877933509161,</text:p>
          </table:table-cell>
        </table:table-row>
        <table:table-row table:style-name="ro1">
          <table:table-cell office:value-type="float" office:value="0.50369708786814">
            <text:p>0.5036970879</text:p>
          </table:table-cell>
          <table:table-cell table:formula="of:=CONCATENATE([.A495]; &quot;,&quot;)" office:value-type="string" office:string-value="0.50369708786814,">
            <text:p>0.50369708786814,</text:p>
          </table:table-cell>
          <table:table-cell office:value-type="string">
            <text:p>1.7786512968193e-05</text:p>
          </table:table-cell>
          <table:table-cell table:formula="of:=CONCATENATE([.C495]; &quot;,&quot;)" office:value-type="string" office:string-value="1.7786512968193e-05,">
            <text:p>1.7786512968193e-05,</text:p>
          </table:table-cell>
        </table:table-row>
        <table:table-row table:style-name="ro1">
          <table:table-cell office:value-type="float" office:value="0.6123228086585">
            <text:p>0.6123228087</text:p>
          </table:table-cell>
          <table:table-cell table:formula="of:=CONCATENATE([.A496]; &quot;,&quot;)" office:value-type="string" office:string-value="0.6123228086585,">
            <text:p>0.6123228086585,</text:p>
          </table:table-cell>
          <table:table-cell office:value-type="string">
            <text:p>6.2414341361155e-05</text:p>
          </table:table-cell>
          <table:table-cell table:formula="of:=CONCATENATE([.C496]; &quot;,&quot;)" office:value-type="string" office:string-value="6.2414341361155e-05,">
            <text:p>6.2414341361155e-05,</text:p>
          </table:table-cell>
        </table:table-row>
        <table:table-row table:style-name="ro1">
          <table:table-cell office:value-type="float" office:value="0.46838269974994">
            <text:p>0.4683826997</text:p>
          </table:table-cell>
          <table:table-cell table:formula="of:=CONCATENATE([.A497]; &quot;,&quot;)" office:value-type="string" office:string-value="0.46838269974994,">
            <text:p>0.46838269974994,</text:p>
          </table:table-cell>
          <table:table-cell office:value-type="string">
            <text:p>1.0904753794309e-05</text:p>
          </table:table-cell>
          <table:table-cell table:formula="of:=CONCATENATE([.C497]; &quot;,&quot;)" office:value-type="string" office:string-value="1.0904753794309e-05,">
            <text:p>1.0904753794309e-05,</text:p>
          </table:table-cell>
        </table:table-row>
        <table:table-row table:style-name="ro1">
          <table:table-cell office:value-type="float" office:value="0.11614751835084">
            <text:p>0.1161475184</text:p>
          </table:table-cell>
          <table:table-cell table:formula="of:=CONCATENATE([.A498]; &quot;,&quot;)" office:value-type="string" office:string-value="0.11614751835084,">
            <text:p>0.11614751835084,</text:p>
          </table:table-cell>
          <table:table-cell office:value-type="string">
            <text:p>1.4889611615093e-10</text:p>
          </table:table-cell>
          <table:table-cell table:formula="of:=CONCATENATE([.C498]; &quot;,&quot;)" office:value-type="string" office:string-value="1.4889611615093e-10,">
            <text:p>1.4889611615093e-10,</text:p>
          </table:table-cell>
        </table:table-row>
        <table:table-row table:style-name="ro1">
          <table:table-cell office:value-type="float" office:value="0.13055421939242">
            <text:p>0.1305542194</text:p>
          </table:table-cell>
          <table:table-cell table:formula="of:=CONCATENATE([.A499]; &quot;,&quot;)" office:value-type="string" office:string-value="0.13055421939242,">
            <text:p>0.13055421939242,</text:p>
          </table:table-cell>
          <table:table-cell office:value-type="string">
            <text:p>4.2169181554255e-10</text:p>
          </table:table-cell>
          <table:table-cell table:formula="of:=CONCATENATE([.C499]; &quot;,&quot;)" office:value-type="string" office:string-value="4.2169181554255e-10,">
            <text:p>4.2169181554255e-10,</text:p>
          </table:table-cell>
        </table:table-row>
        <table:table-row table:style-name="ro1">
          <table:table-cell office:value-type="float" office:value="0.5786863597094">
            <text:p>0.5786863597</text:p>
          </table:table-cell>
          <table:table-cell table:formula="of:=CONCATENATE([.A500]; &quot;,&quot;)" office:value-type="string" office:string-value="0.5786863597094,">
            <text:p>0.5786863597094,</text:p>
          </table:table-cell>
          <table:table-cell office:value-type="string">
            <text:p>4.3799977877139e-05</text:p>
          </table:table-cell>
          <table:table-cell table:formula="of:=CONCATENATE([.C500]; &quot;,&quot;)" office:value-type="string" office:string-value="4.3799977877139e-05,">
            <text:p>4.3799977877139e-05,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11/25/2014</text:date>, <text:time>16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Kolokol</meta:initial-creator>
    <meta:creation-date>2014-11-25T16:25:15</meta:creation-date>
    <dc:date>2014-11-25T16:33:53</dc:date>
    <dc:creator>Denis Kolokol</dc:creator>
    <meta:editing-duration>PT8M41S</meta:editing-duration>
    <meta:editing-cycles>1</meta:editing-cycles>
    <meta:document-statistic meta:table-count="3" meta:cell-count="2000" meta:object-count="0"/>
    <meta:generator>OpenOffice/4.1.0$Unix OpenOffice.org_project/410m18$Build-9764</meta:generator>
  </office:meta>
</office:document-meta>
</file>